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Verdana, Lucida, Helvetica, Arial, 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0ee55a" officeooo:paragraph-rsid="000ee55a"/>
    </style:style>
    <style:style style:name="P2" style:family="paragraph" style:parent-style-name="Standard">
      <style:paragraph-properties fo:text-align="start" style:justify-single-word="false"/>
      <style:text-properties style:font-name="Arial" officeooo:rsid="000ee55a" officeooo:paragraph-rsid="0010d1e6"/>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0ee55a" officeooo:paragraph-rsid="0010d1e6" style:font-weight-asian="bold" style:font-weight-complex="bold"/>
    </style:style>
    <style:style style:name="P4" style:family="paragraph" style:parent-style-name="Standard">
      <style:text-properties style:font-name="Arial" style:text-underline-style="solid" style:text-underline-width="auto" style:text-underline-color="font-color" officeooo:rsid="000ee55a" officeooo:paragraph-rsid="000ee55a"/>
    </style:style>
    <style:style style:name="P5" style:family="paragraph" style:parent-style-name="Standard">
      <style:text-properties style:font-name="Arial" officeooo:rsid="001707fc" officeooo:paragraph-rsid="001707fc"/>
    </style:style>
    <style:style style:name="P6" style:family="paragraph" style:parent-style-name="Standard">
      <style:text-properties style:font-name="Arial" officeooo:rsid="001f8671" officeooo:paragraph-rsid="001f8671"/>
    </style:style>
    <style:style style:name="P7" style:family="paragraph" style:parent-style-name="Standard">
      <style:text-properties style:font-name="Arial" fo:font-size="12pt" fo:font-style="normal" officeooo:rsid="003d12ac" officeooo:paragraph-rsid="00f9ded3" style:font-size-asian="12pt" style:font-style-asian="normal" style:font-size-complex="12pt" style:font-style-complex="normal"/>
    </style:style>
    <style:style style:name="P8"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style:font-name="Arial" fo:font-size="12pt" fo:font-style="normal" officeooo:rsid="0048b4b0" officeooo:paragraph-rsid="0105226c" style:font-size-asian="12pt" style:font-style-asian="normal" style:font-size-complex="12pt" style:font-style-complex="normal"/>
    </style:style>
    <style:style style:name="P9" style:family="paragraph" style:parent-style-name="Standard" style:list-style-name="L1">
      <style:paragraph-properties fo:text-align="start" style:justify-single-word="false"/>
      <style:text-properties officeooo:rsid="0010d1e6" officeooo:paragraph-rsid="0010d1e6"/>
    </style:style>
    <style:style style:name="P10" style:family="paragraph" style:parent-style-name="Standard" style:list-style-name="L1">
      <style:paragraph-properties fo:text-align="start" style:justify-single-word="false"/>
      <style:text-properties style:font-name="Arial" officeooo:rsid="0014a565" officeooo:paragraph-rsid="0014a565"/>
    </style:style>
    <style:style style:name="P11" style:family="paragraph" style:parent-style-name="Standard" style:list-style-name="L1">
      <style:paragraph-properties fo:text-align="start" style:justify-single-word="false"/>
      <style:text-properties style:font-name="Arial" officeooo:rsid="0014a565" officeooo:paragraph-rsid="00b94208"/>
    </style:style>
    <style:style style:name="P12" style:family="paragraph" style:parent-style-name="Standard" style:list-style-name="L1">
      <style:paragraph-properties fo:text-align="start" style:justify-single-word="false"/>
      <style:text-properties style:font-name="Arial" officeooo:rsid="00121ccf" officeooo:paragraph-rsid="00121ccf"/>
    </style:style>
    <style:style style:name="P13" style:family="paragraph" style:parent-style-name="Standard" style:list-style-name="L1">
      <style:paragraph-properties fo:text-align="start" style:justify-single-word="false"/>
      <style:text-properties style:font-name="Arial" officeooo:rsid="0013e5c2" officeooo:paragraph-rsid="0013e5c2"/>
    </style:style>
    <style:style style:name="P14" style:family="paragraph" style:parent-style-name="Standard" style:list-style-name="L1">
      <style:paragraph-properties fo:text-align="start" style:justify-single-word="false"/>
      <style:text-properties style:font-name="Arial" officeooo:rsid="0013e5c2" officeooo:paragraph-rsid="00b66bee"/>
    </style:style>
    <style:style style:name="P15" style:family="paragraph" style:parent-style-name="Standard" style:list-style-name="L2">
      <style:text-properties style:font-name="Arial" officeooo:rsid="00159a3d" officeooo:paragraph-rsid="00159a3d"/>
    </style:style>
    <style:style style:name="P16" style:family="paragraph" style:parent-style-name="Standard" style:list-style-name="L2">
      <style:text-properties style:font-name="Arial" officeooo:rsid="001707fc" officeooo:paragraph-rsid="001707fc"/>
    </style:style>
    <style:style style:name="P17" style:family="paragraph" style:parent-style-name="Standard" style:list-style-name="L2">
      <style:text-properties style:font-name="Arial" officeooo:rsid="001707fc" officeooo:paragraph-rsid="00bc81f0"/>
    </style:style>
    <style:style style:name="P18" style:family="paragraph" style:parent-style-name="Standard" style:list-style-name="L2">
      <style:text-properties style:font-name="Arial" officeooo:rsid="001790fb" officeooo:paragraph-rsid="001790fb"/>
    </style:style>
    <style:style style:name="P19" style:family="paragraph" style:parent-style-name="Standard" style:list-style-name="L2">
      <style:text-properties style:font-name="Arial" officeooo:rsid="00183ffb" officeooo:paragraph-rsid="00183ffb"/>
    </style:style>
    <style:style style:name="P20" style:family="paragraph" style:parent-style-name="Standard" style:list-style-name="L2">
      <style:text-properties style:font-name="Arial" officeooo:rsid="001874d2" officeooo:paragraph-rsid="001874d2"/>
    </style:style>
    <style:style style:name="P21" style:family="paragraph" style:parent-style-name="Standard" style:list-style-name="L2">
      <style:text-properties style:font-name="Arial" officeooo:rsid="0019e696" officeooo:paragraph-rsid="0019e696"/>
    </style:style>
    <style:style style:name="P22" style:family="paragraph" style:parent-style-name="Standard" style:list-style-name="L2">
      <style:text-properties style:font-name="Arial" officeooo:rsid="001d3555" officeooo:paragraph-rsid="001d3555"/>
    </style:style>
    <style:style style:name="P23" style:family="paragraph" style:parent-style-name="Standard" style:list-style-name="L3">
      <style:text-properties style:font-name="Arial" officeooo:rsid="001d3555" officeooo:paragraph-rsid="001d3555"/>
    </style:style>
    <style:style style:name="P24" style:family="paragraph" style:parent-style-name="Standard" style:list-style-name="L3">
      <style:text-properties style:font-name="Arial" officeooo:rsid="001a1df4" officeooo:paragraph-rsid="001a1df4"/>
    </style:style>
    <style:style style:name="P25" style:family="paragraph" style:parent-style-name="Standard" style:list-style-name="L3">
      <style:text-properties style:font-name="Arial" officeooo:rsid="001a1df4" officeooo:paragraph-rsid="00be537b"/>
    </style:style>
    <style:style style:name="P26" style:family="paragraph" style:parent-style-name="Standard" style:list-style-name="L3">
      <style:text-properties style:font-name="Arial" officeooo:rsid="001a1df4" officeooo:paragraph-rsid="001b50ab"/>
    </style:style>
    <style:style style:name="P27" style:family="paragraph" style:parent-style-name="Standard" style:list-style-name="L3">
      <style:text-properties style:font-name="Arial" officeooo:rsid="001b50ab" officeooo:paragraph-rsid="001b50ab"/>
    </style:style>
    <style:style style:name="P28" style:family="paragraph" style:parent-style-name="Standard" style:list-style-name="L3">
      <style:text-properties style:font-name="Arial" officeooo:rsid="001b50ab" officeooo:paragraph-rsid="001bde6b"/>
    </style:style>
    <style:style style:name="P29" style:family="paragraph" style:parent-style-name="Standard" style:list-style-name="L3">
      <style:text-properties style:font-name="Arial" officeooo:rsid="001c0b1d" officeooo:paragraph-rsid="001c0b1d"/>
    </style:style>
    <style:style style:name="P30" style:family="paragraph" style:parent-style-name="Standard" style:list-style-name="L3">
      <style:text-properties style:font-name="Arial" officeooo:rsid="001f8671" officeooo:paragraph-rsid="001f8671"/>
    </style:style>
    <style:style style:name="P31" style:family="paragraph" style:parent-style-name="Standard" style:list-style-name="L3">
      <style:text-properties style:font-name="Arial" officeooo:rsid="001f8671" officeooo:paragraph-rsid="00c7a223"/>
    </style:style>
    <style:style style:name="P32" style:family="paragraph" style:parent-style-name="Standard" style:list-style-name="L4">
      <style:text-properties style:font-name="Arial" officeooo:rsid="0020bf30" officeooo:paragraph-rsid="00cc0f1f"/>
    </style:style>
    <style:style style:name="P33" style:family="paragraph" style:parent-style-name="Standard" style:list-style-name="L4">
      <style:text-properties style:font-name="Arial" officeooo:rsid="0020bf30" officeooo:paragraph-rsid="00cc1bbe"/>
    </style:style>
    <style:style style:name="P34" style:family="paragraph" style:parent-style-name="Standard" style:list-style-name="L4">
      <style:text-properties style:font-name="Arial" officeooo:rsid="002268a3" officeooo:paragraph-rsid="002268a3"/>
    </style:style>
    <style:style style:name="P35" style:family="paragraph" style:parent-style-name="Standard" style:list-style-name="L4">
      <style:text-properties style:font-name="Arial" officeooo:rsid="0023ee8a" officeooo:paragraph-rsid="0023ee8a"/>
    </style:style>
    <style:style style:name="P36" style:family="paragraph" style:parent-style-name="Standard" style:list-style-name="L4">
      <style:text-properties style:font-name="Arial" officeooo:rsid="00256c7f" officeooo:paragraph-rsid="00256c7f"/>
    </style:style>
    <style:style style:name="P37" style:family="paragraph" style:parent-style-name="Standard" style:list-style-name="L4">
      <style:text-properties style:font-name="Arial" officeooo:rsid="00269aa6" officeooo:paragraph-rsid="00269aa6"/>
    </style:style>
    <style:style style:name="P38" style:family="paragraph" style:parent-style-name="Standard" style:list-style-name="L4">
      <style:text-properties style:font-name="Arial" officeooo:rsid="000ee55a" officeooo:paragraph-rsid="000ee55a"/>
    </style:style>
    <style:style style:name="P39" style:family="paragraph" style:parent-style-name="Standard" style:list-style-name="L4">
      <style:text-properties style:font-name="Arial" fo:font-size="10pt" fo:font-style="italic" officeooo:rsid="00d1a324" officeooo:paragraph-rsid="00d1a324" style:font-size-asian="10pt" style:font-style-asian="italic" style:font-size-complex="10pt" style:font-style-complex="italic"/>
    </style:style>
    <style:style style:name="P40" style:family="paragraph" style:parent-style-name="Standard" style:list-style-name="L4">
      <style:text-properties style:font-name="Arial" officeooo:rsid="0027aa06" officeooo:paragraph-rsid="0027aa06"/>
    </style:style>
    <style:style style:name="P41" style:family="paragraph" style:parent-style-name="Standard" style:list-style-name="L4">
      <style:text-properties style:font-name="Arial" officeooo:rsid="0027db34" officeooo:paragraph-rsid="0027db34"/>
    </style:style>
    <style:style style:name="P42" style:family="paragraph" style:parent-style-name="Standard" style:list-style-name="L4">
      <style:text-properties style:font-name="Arial" officeooo:rsid="002978d1" officeooo:paragraph-rsid="002978d1"/>
    </style:style>
    <style:style style:name="P43" style:family="paragraph" style:parent-style-name="Standard" style:list-style-name="L4">
      <style:text-properties style:font-name="Arial" officeooo:rsid="00299694" officeooo:paragraph-rsid="00299694"/>
    </style:style>
    <style:style style:name="P44" style:family="paragraph" style:parent-style-name="Standard" style:list-style-name="L4">
      <style:text-properties style:font-name="Arial" officeooo:rsid="0029cade" officeooo:paragraph-rsid="0029cade"/>
    </style:style>
    <style:style style:name="P45" style:family="paragraph" style:parent-style-name="Standard" style:list-style-name="L4">
      <style:text-properties style:font-name="Arial" officeooo:rsid="0029cade" officeooo:paragraph-rsid="00d922ce"/>
    </style:style>
    <style:style style:name="P46" style:family="paragraph" style:parent-style-name="Standard" style:list-style-name="L4">
      <style:text-properties style:font-name="Arial" officeooo:rsid="002b43df" officeooo:paragraph-rsid="002b43df"/>
    </style:style>
    <style:style style:name="P47" style:family="paragraph" style:parent-style-name="Standard" style:list-style-name="L4">
      <style:text-properties style:font-name="Arial" officeooo:rsid="002b9a99" officeooo:paragraph-rsid="002b9a99"/>
    </style:style>
    <style:style style:name="P48" style:family="paragraph" style:parent-style-name="Standard" style:list-style-name="L4">
      <style:text-properties style:font-name="Arial" officeooo:rsid="002b9a99" officeooo:paragraph-rsid="00ffa0af"/>
    </style:style>
    <style:style style:name="P49" style:family="paragraph" style:parent-style-name="Standard" style:list-style-name="L4">
      <style:text-properties style:font-name="Arial" officeooo:rsid="002b9a99" officeooo:paragraph-rsid="00ffa0af" fo:background-color="#fff200"/>
    </style:style>
    <style:style style:name="P50" style:family="paragraph" style:parent-style-name="Standard" style:list-style-name="L4">
      <style:text-properties style:font-name="Arial" officeooo:rsid="002c5551" officeooo:paragraph-rsid="00ffd64a" fo:background-color="#fff200"/>
    </style:style>
    <style:style style:name="P51" style:family="paragraph" style:parent-style-name="Standard" style:list-style-name="L4">
      <style:text-properties style:font-name="Arial" officeooo:rsid="002c5551" officeooo:paragraph-rsid="00dda10a"/>
    </style:style>
    <style:style style:name="P52" style:family="paragraph" style:parent-style-name="Standard" style:list-style-name="L4">
      <style:text-properties style:font-name="Arial" officeooo:rsid="002e98ed" officeooo:paragraph-rsid="01007bf5"/>
    </style:style>
    <style:style style:name="P53" style:family="paragraph" style:parent-style-name="Standard" style:list-style-name="L4">
      <style:text-properties style:font-name="Arial" officeooo:rsid="002e98ed" officeooo:paragraph-rsid="00dfcedd"/>
    </style:style>
    <style:style style:name="P54" style:family="paragraph" style:parent-style-name="Standard" style:list-style-name="L4">
      <style:text-properties style:font-name="Arial" officeooo:rsid="0030929d" officeooo:paragraph-rsid="0030929d"/>
    </style:style>
    <style:style style:name="P55" style:family="paragraph" style:parent-style-name="Standard" style:list-style-name="L4">
      <style:text-properties style:font-name="Arial" officeooo:rsid="0031ee9f" officeooo:paragraph-rsid="0031ee9f"/>
    </style:style>
    <style:style style:name="P56" style:family="paragraph" style:parent-style-name="Standard" style:list-style-name="L4">
      <style:text-properties style:font-name="Arial" officeooo:rsid="0031ee9f" officeooo:paragraph-rsid="00e2a0d1"/>
    </style:style>
    <style:style style:name="P57" style:family="paragraph" style:parent-style-name="Standard" style:list-style-name="L4">
      <style:text-properties style:font-name="Arial" officeooo:rsid="0031ee9f" officeooo:paragraph-rsid="00e4b80a"/>
    </style:style>
    <style:style style:name="P58" style:family="paragraph" style:parent-style-name="Standard" style:list-style-name="L4">
      <style:text-properties style:font-name="Arial" officeooo:rsid="0031f15c" officeooo:paragraph-rsid="0031f15c"/>
    </style:style>
    <style:style style:name="P59" style:family="paragraph" style:parent-style-name="Standard" style:list-style-name="L4">
      <style:text-properties style:font-name="Arial" officeooo:rsid="00336cab" officeooo:paragraph-rsid="003466a5"/>
    </style:style>
    <style:style style:name="P60" style:family="paragraph" style:parent-style-name="Standard" style:list-style-name="L4">
      <style:text-properties style:font-name="Arial" officeooo:rsid="00336cab" officeooo:paragraph-rsid="0100d166"/>
    </style:style>
    <style:style style:name="P61" style:family="paragraph" style:parent-style-name="Standard" style:list-style-name="L4">
      <style:text-properties style:font-name="Arial" officeooo:rsid="003663ca" officeooo:paragraph-rsid="003663ca"/>
    </style:style>
    <style:style style:name="P62" style:family="paragraph" style:parent-style-name="Standard" style:list-style-name="L4">
      <style:text-properties style:font-name="Arial" officeooo:rsid="003663ca" officeooo:paragraph-rsid="00efa583"/>
    </style:style>
    <style:style style:name="P63" style:family="paragraph" style:parent-style-name="Standard" style:list-style-name="L4">
      <style:text-properties style:font-name="Arial" officeooo:rsid="003a7316" officeooo:paragraph-rsid="003a7316"/>
    </style:style>
    <style:style style:name="P64" style:family="paragraph" style:parent-style-name="Standard" style:list-style-name="L4">
      <style:text-properties style:font-name="Arial" officeooo:rsid="003a7316" officeooo:paragraph-rsid="003af69b"/>
    </style:style>
    <style:style style:name="P65" style:family="paragraph" style:parent-style-name="Standard" style:list-style-name="L4">
      <style:text-properties style:font-name="Arial" officeooo:rsid="003af69b" officeooo:paragraph-rsid="003af69b"/>
    </style:style>
    <style:style style:name="P66" style:family="paragraph" style:parent-style-name="Standard" style:list-style-name="L4">
      <style:text-properties style:font-name="Arial" fo:font-size="12pt" fo:font-style="normal" officeooo:rsid="003d12ac" officeooo:paragraph-rsid="00f9ded3" style:font-size-asian="12pt" style:font-style-asian="normal" style:font-size-complex="12pt" style:font-style-complex="normal"/>
    </style:style>
    <style:style style:name="P67" style:family="paragraph" style:parent-style-name="Standard" style:list-style-name="L4">
      <style:text-properties style:font-name="Arial" fo:font-size="12pt" fo:font-style="normal" officeooo:rsid="004d3642" officeooo:paragraph-rsid="01231e35" style:font-size-asian="12pt" style:font-style-asian="normal" style:font-size-complex="12pt" style:font-style-complex="normal"/>
    </style:style>
    <style:style style:name="P68" style:family="paragraph" style:parent-style-name="Standard" style:list-style-name="L4">
      <style:text-properties style:font-name="Arial" fo:font-size="12pt" fo:font-style="normal" officeooo:rsid="005b8a1b" officeooo:paragraph-rsid="005b8a1b" style:font-size-asian="12pt" style:font-style-asian="normal" style:font-size-complex="12pt" style:font-style-complex="normal"/>
    </style:style>
    <style:style style:name="P69" style:family="paragraph" style:parent-style-name="Standard" style:list-style-name="L4">
      <style:text-properties style:font-name="Arial" fo:font-size="12pt" fo:font-style="normal" officeooo:rsid="007f1e8d" officeooo:paragraph-rsid="01165102" style:font-size-asian="12pt" style:font-style-asian="normal" style:font-size-complex="12pt" style:font-style-complex="normal"/>
    </style:style>
    <style:style style:name="P70" style:family="paragraph" style:parent-style-name="Standard" style:list-style-name="L1">
      <style:paragraph-properties fo:text-align="start" style:justify-single-word="false"/>
      <style:text-properties officeooo:rsid="001138ec" officeooo:paragraph-rsid="001138ec"/>
    </style:style>
    <style:style style:name="P71" style:family="paragraph" style:parent-style-name="Standard" style:list-style-name="L1">
      <style:paragraph-properties fo:text-align="start" style:justify-single-word="false"/>
      <style:text-properties officeooo:paragraph-rsid="0010d1e6"/>
    </style:style>
    <style:style style:name="P72" style:family="paragraph" style:parent-style-name="Standard" style:list-style-name="L1">
      <style:paragraph-properties fo:text-align="start" style:justify-single-word="false"/>
      <style:text-properties officeooo:paragraph-rsid="00b50b58"/>
    </style:style>
    <style:style style:name="P73" style:family="paragraph" style:parent-style-name="Standard" style:list-style-name="L1">
      <style:paragraph-properties fo:text-align="start" style:justify-single-word="false"/>
      <style:text-properties officeooo:paragraph-rsid="0013e5c2"/>
    </style:style>
    <style:style style:name="P74" style:family="paragraph" style:parent-style-name="Standard" style:list-style-name="L1">
      <style:paragraph-properties fo:text-align="start" style:justify-single-word="false"/>
      <style:text-properties officeooo:rsid="0013e5c2" officeooo:paragraph-rsid="0013e5c2"/>
    </style:style>
    <style:style style:name="P75" style:family="paragraph" style:parent-style-name="Standard" style:list-style-name="L4">
      <style:text-properties officeooo:paragraph-rsid="00d2773e"/>
    </style:style>
    <style:style style:name="P76" style:family="paragraph" style:parent-style-name="Standard" style:list-style-name="L4">
      <style:text-properties officeooo:paragraph-rsid="00276171"/>
    </style:style>
    <style:style style:name="P77" style:family="paragraph" style:parent-style-name="Standard" style:list-style-name="L4">
      <style:text-properties officeooo:paragraph-rsid="00d90f4d"/>
    </style:style>
    <style:style style:name="P78" style:family="paragraph" style:parent-style-name="Standard" style:list-style-name="L4">
      <style:text-properties officeooo:paragraph-rsid="00db8c68"/>
    </style:style>
    <style:style style:name="P79" style:family="paragraph" style:parent-style-name="Standard" style:list-style-name="L4">
      <style:text-properties officeooo:paragraph-rsid="00eb5d7e"/>
    </style:style>
    <style:style style:name="P80" style:family="paragraph" style:parent-style-name="Standard" style:list-style-name="L4">
      <style:text-properties officeooo:paragraph-rsid="00ebb042"/>
    </style:style>
    <style:style style:name="P81" style:family="paragraph" style:parent-style-name="Standard" style:list-style-name="L4">
      <style:text-properties officeooo:paragraph-rsid="00f4b70f"/>
    </style:style>
    <style:style style:name="P82" style:family="paragraph" style:parent-style-name="Standard" style:list-style-name="L4">
      <style:text-properties officeooo:paragraph-rsid="00fbc046"/>
    </style:style>
    <style:style style:name="P83" style:family="paragraph" style:parent-style-name="Standard" style:list-style-name="L4">
      <style:text-properties officeooo:paragraph-rsid="0102399c"/>
    </style:style>
    <style:style style:name="P84" style:family="paragraph" style:parent-style-name="Standard" style:list-style-name="L4">
      <style:text-properties officeooo:paragraph-rsid="0105226c"/>
    </style:style>
    <style:style style:name="P85" style:family="paragraph" style:parent-style-name="Standard" style:list-style-name="L4">
      <style:text-properties officeooo:paragraph-rsid="010a5b64"/>
    </style:style>
    <style:style style:name="P86" style:family="paragraph" style:parent-style-name="Standard" style:list-style-name="L4">
      <style:text-properties officeooo:paragraph-rsid="010c3da1"/>
    </style:style>
    <style:style style:name="P87" style:family="paragraph" style:parent-style-name="Standard" style:list-style-name="L4">
      <style:text-properties officeooo:paragraph-rsid="011410f2"/>
    </style:style>
    <style:style style:name="P88" style:family="paragraph" style:parent-style-name="Standard" style:list-style-name="L4">
      <style:text-properties officeooo:paragraph-rsid="01168699"/>
    </style:style>
    <style:style style:name="P89" style:family="paragraph" style:parent-style-name="Standard" style:list-style-name="L4">
      <style:text-properties officeooo:paragraph-rsid="01172d25"/>
    </style:style>
    <style:style style:name="P90" style:family="paragraph" style:parent-style-name="Standard" style:list-style-name="L4">
      <style:text-properties officeooo:paragraph-rsid="011aa6ac"/>
    </style:style>
    <style:style style:name="P91" style:family="paragraph" style:parent-style-name="Standard" style:list-style-name="L4">
      <style:text-properties officeooo:paragraph-rsid="011b3139"/>
    </style:style>
    <style:style style:name="P92" style:family="paragraph" style:parent-style-name="Standard" style:list-style-name="L4">
      <style:text-properties officeooo:paragraph-rsid="0086216b"/>
    </style:style>
    <style:style style:name="P93" style:family="paragraph" style:parent-style-name="Standard" style:list-style-name="L4">
      <style:text-properties officeooo:paragraph-rsid="00a8fde3"/>
    </style:style>
    <style:style style:name="P94" style:family="paragraph" style:parent-style-name="Standard" style:list-style-name="L4">
      <style:text-properties officeooo:paragraph-rsid="00aa73ca"/>
    </style:style>
    <style:style style:name="P95" style:family="paragraph" style:parent-style-name="Standard" style:list-style-name="L4">
      <style:text-properties officeooo:paragraph-rsid="00ae1f2a"/>
    </style:style>
    <style:style style:name="P96" style:family="paragraph" style:parent-style-name="Standard" style:list-style-name="L4">
      <style:text-properties officeooo:rsid="003c615f" officeooo:paragraph-rsid="003c615f"/>
    </style:style>
    <style:style style:name="P97" style:family="paragraph" style:parent-style-name="Standard" style:list-style-name="L4">
      <style:text-properties officeooo:rsid="003dd592" officeooo:paragraph-rsid="010136e2"/>
    </style:style>
    <style:style style:name="P98" style:family="paragraph" style:parent-style-name="Standard" style:list-style-name="L4">
      <style:text-properties officeooo:rsid="003df701" officeooo:paragraph-rsid="003df701"/>
    </style:style>
    <style:style style:name="P99" style:family="paragraph" style:parent-style-name="Standard" style:list-style-name="L4">
      <style:text-properties officeooo:rsid="0043f389" officeooo:paragraph-rsid="0121517c"/>
    </style:style>
    <style:style style:name="P100" style:family="paragraph" style:parent-style-name="Standard" style:list-style-name="L4">
      <style:text-properties officeooo:rsid="0045ffb4" officeooo:paragraph-rsid="0105226c"/>
    </style:style>
    <style:style style:name="P101" style:family="paragraph" style:parent-style-name="Standard" style:list-style-name="L4">
      <style:text-properties officeooo:rsid="0048b4b0" officeooo:paragraph-rsid="010686d8"/>
    </style:style>
    <style:style style:name="P102" style:family="paragraph" style:parent-style-name="Standard" style:list-style-name="L4">
      <style:text-properties officeooo:rsid="004b1eb9" officeooo:paragraph-rsid="004b1eb9"/>
    </style:style>
    <style:style style:name="P103" style:family="paragraph" style:parent-style-name="Standard" style:list-style-name="L4">
      <style:text-properties officeooo:rsid="004d3642" officeooo:paragraph-rsid="010a5b64"/>
    </style:style>
    <style:style style:name="P104" style:family="paragraph" style:parent-style-name="Standard" style:list-style-name="L4">
      <style:text-properties officeooo:rsid="004e9e06" officeooo:paragraph-rsid="012421fe"/>
    </style:style>
    <style:style style:name="P105" style:family="paragraph" style:parent-style-name="Standard" style:list-style-name="L4">
      <style:text-properties officeooo:rsid="00571be7" officeooo:paragraph-rsid="00571be7"/>
    </style:style>
    <style:style style:name="P106" style:family="paragraph" style:parent-style-name="Standard" style:list-style-name="L4">
      <style:text-properties officeooo:rsid="0058ba4d" officeooo:paragraph-rsid="0058ba4d"/>
    </style:style>
    <style:style style:name="P107" style:family="paragraph" style:parent-style-name="Standard" style:list-style-name="L4">
      <style:text-properties officeooo:rsid="0058ba4d" officeooo:paragraph-rsid="0110d0e6"/>
    </style:style>
    <style:style style:name="P108" style:family="paragraph" style:parent-style-name="Standard" style:list-style-name="L4">
      <style:text-properties officeooo:rsid="0058ba4d" officeooo:paragraph-rsid="01129d6d"/>
    </style:style>
    <style:style style:name="P109" style:family="paragraph" style:parent-style-name="Standard" style:list-style-name="L4">
      <style:text-properties officeooo:rsid="0059aca8" officeooo:paragraph-rsid="0059aca8"/>
    </style:style>
    <style:style style:name="P110" style:family="paragraph" style:parent-style-name="Standard" style:list-style-name="L4">
      <style:text-properties officeooo:rsid="005b8a1b" officeooo:paragraph-rsid="0115bd71"/>
    </style:style>
    <style:style style:name="P111" style:family="paragraph" style:parent-style-name="Standard" style:list-style-name="L4">
      <style:text-properties officeooo:rsid="005fd4e6" officeooo:paragraph-rsid="005fd4e6"/>
    </style:style>
    <style:style style:name="P112" style:family="paragraph" style:parent-style-name="Standard" style:list-style-name="L4">
      <style:text-properties officeooo:rsid="0080a227" officeooo:paragraph-rsid="0080a227"/>
    </style:style>
    <style:style style:name="P113" style:family="paragraph" style:parent-style-name="Standard" style:list-style-name="L4">
      <style:text-properties fo:font-variant="normal" fo:text-transform="none" fo:color="#222222" style:font-name="Arial" fo:font-size="12pt" fo:letter-spacing="normal" fo:font-style="normal" fo:font-weight="normal" officeooo:rsid="0081d701" officeooo:paragraph-rsid="0080a227" style:font-size-asian="12pt" style:font-style-asian="normal" style:font-size-complex="12pt" style:font-style-complex="normal"/>
    </style:style>
    <style:style style:name="P114" style:family="paragraph" style:parent-style-name="Standard" style:list-style-name="L4">
      <style:text-properties fo:font-variant="normal" fo:text-transform="none" fo:color="#222222" style:font-name="Arial" fo:font-size="12pt" fo:letter-spacing="normal" fo:font-style="normal" fo:font-weight="normal" officeooo:rsid="0082ab2e" officeooo:paragraph-rsid="011ca7da" style:font-size-asian="12pt" style:font-style-asian="normal" style:font-size-complex="12pt" style:font-style-complex="normal"/>
    </style:style>
    <style:style style:name="P115" style:family="paragraph" style:parent-style-name="Standard" style:list-style-name="L4">
      <style:text-properties fo:font-variant="normal" fo:text-transform="none" fo:color="#222222" style:font-name="Arial" fo:font-size="12pt" fo:letter-spacing="normal" fo:font-style="normal" fo:font-weight="normal" officeooo:rsid="0086216b" officeooo:paragraph-rsid="0086216b" style:font-size-asian="12pt" style:font-style-asian="normal" style:font-size-complex="12pt" style:font-style-complex="normal"/>
    </style:style>
    <style:style style:name="P116" style:family="paragraph" style:parent-style-name="Standard" style:list-style-name="L4">
      <style:text-properties fo:font-variant="normal" fo:text-transform="none" fo:color="#222222" style:font-name="Arial" fo:font-size="12pt" fo:letter-spacing="normal" fo:font-style="normal" fo:font-weight="normal" officeooo:rsid="0048b4b0" officeooo:paragraph-rsid="011ed95c" style:font-size-asian="12pt" style:font-style-asian="normal" style:font-size-complex="12pt" style:font-style-complex="normal"/>
    </style:style>
    <style:style style:name="P117" style:family="paragraph" style:parent-style-name="Standard" style:list-style-name="L4">
      <style:text-properties fo:font-variant="normal" fo:text-transform="none" fo:color="#222222" style:font-name="Arial" fo:font-size="12pt" fo:letter-spacing="normal" fo:font-style="normal" fo:font-weight="normal" officeooo:rsid="00885af4" officeooo:paragraph-rsid="012017d7" style:font-size-asian="12pt" style:font-style-asian="normal" style:font-size-complex="12pt" style:font-style-complex="normal"/>
    </style:style>
    <style:style style:name="P118" style:family="paragraph" style:parent-style-name="Standard" style:list-style-name="L4">
      <style:text-properties fo:font-variant="normal" fo:text-transform="none" fo:color="#222222" style:font-name="Arial" fo:font-size="12pt" fo:letter-spacing="normal" fo:font-style="normal" fo:font-weight="normal" officeooo:rsid="00885af4" officeooo:paragraph-rsid="00885af4" style:font-size-asian="12pt" style:font-style-asian="normal" style:font-size-complex="12pt" style:font-style-complex="normal"/>
    </style:style>
    <style:style style:name="P119" style:family="paragraph" style:parent-style-name="Standard" style:list-style-name="L4">
      <style:text-properties fo:font-variant="normal" fo:text-transform="none" fo:color="#222222" style:font-name="Arial" fo:font-size="12pt" fo:letter-spacing="normal" fo:font-style="normal" fo:font-weight="normal" officeooo:rsid="00885af4" officeooo:paragraph-rsid="00886c59" style:font-size-asian="12pt" style:font-style-asian="normal" style:font-size-complex="12pt" style:font-style-complex="normal"/>
    </style:style>
    <style:style style:name="P120" style:family="paragraph" style:parent-style-name="Standard" style:list-style-name="L4">
      <style:text-properties fo:font-variant="normal" fo:text-transform="none" fo:color="#222222" style:font-name="Arial" fo:font-size="12pt" fo:letter-spacing="normal" fo:font-style="normal" fo:font-weight="normal" officeooo:rsid="00886c59" officeooo:paragraph-rsid="00886c59" style:font-size-asian="12pt" style:font-style-asian="normal" style:font-size-complex="12pt" style:font-style-complex="normal"/>
    </style:style>
    <style:style style:name="P121" style:family="paragraph" style:parent-style-name="Standard" style:list-style-name="L4">
      <style:text-properties fo:font-variant="normal" fo:text-transform="none" fo:color="#222222" style:font-name="Arial" fo:font-size="12pt" fo:letter-spacing="normal" fo:font-style="normal" fo:font-weight="normal" officeooo:rsid="0089abab" officeooo:paragraph-rsid="01287d2b" style:font-size-asian="12pt" style:font-style-asian="normal" style:font-size-complex="12pt" style:font-style-complex="normal"/>
    </style:style>
    <style:style style:name="P122" style:family="paragraph" style:parent-style-name="Standard" style:list-style-name="L4">
      <style:text-properties fo:font-variant="normal" fo:text-transform="none" fo:color="#222222" style:font-name="Arial" fo:font-size="12pt" fo:letter-spacing="normal" fo:font-style="normal" fo:font-weight="normal" officeooo:rsid="008c19fe" officeooo:paragraph-rsid="008c19fe" style:font-size-asian="12pt" style:font-style-asian="normal" style:font-size-complex="12pt" style:font-style-complex="normal"/>
    </style:style>
    <style:style style:name="P123" style:family="paragraph" style:parent-style-name="Standard" style:list-style-name="L4">
      <style:text-properties fo:font-variant="normal" fo:text-transform="none" fo:color="#222222" style:font-name="Arial" fo:font-size="12pt" fo:letter-spacing="normal" fo:font-style="normal" fo:font-weight="normal" officeooo:rsid="008c19fe" officeooo:paragraph-rsid="008f2e41" style:font-size-asian="12pt" style:font-style-asian="normal" style:font-size-complex="12pt" style:font-style-complex="normal"/>
    </style:style>
    <style:style style:name="P124" style:family="paragraph" style:parent-style-name="Standard" style:list-style-name="L4">
      <style:text-properties fo:font-variant="normal" fo:text-transform="none" fo:color="#222222" style:font-name="Arial" fo:font-size="12pt" fo:letter-spacing="normal" fo:font-style="normal" fo:font-weight="normal" officeooo:rsid="008c19fe" officeooo:paragraph-rsid="009d4d84" style:font-size-asian="12pt" style:font-style-asian="normal" style:font-size-complex="12pt" style:font-style-complex="normal"/>
    </style:style>
    <style:style style:name="P125" style:family="paragraph" style:parent-style-name="Standard" style:list-style-name="L4">
      <style:text-properties fo:font-variant="normal" fo:text-transform="none" fo:color="#222222" style:font-name="Arial" fo:font-size="12pt" fo:letter-spacing="normal" fo:font-style="normal" fo:font-weight="normal" officeooo:rsid="008c19fe" officeooo:paragraph-rsid="00a0aac3" style:font-size-asian="12pt" style:font-style-asian="normal" style:font-size-complex="12pt" style:font-style-complex="normal"/>
    </style:style>
    <style:style style:name="P126" style:family="paragraph" style:parent-style-name="Standard" style:list-style-name="L4">
      <style:text-properties fo:font-variant="normal" fo:text-transform="none" fo:color="#222222" style:font-name="Arial" fo:font-size="12pt" fo:letter-spacing="normal" fo:font-style="normal" fo:font-weight="normal" officeooo:rsid="008c19fe" officeooo:paragraph-rsid="00a5e6aa" style:font-size-asian="12pt" style:font-style-asian="normal" style:font-size-complex="12pt" style:font-style-complex="normal"/>
    </style:style>
    <style:style style:name="P127" style:family="paragraph" style:parent-style-name="Standard" style:list-style-name="L4">
      <style:text-properties fo:font-variant="normal" fo:text-transform="none" fo:color="#222222" style:font-name="Arial" fo:font-size="12pt" fo:letter-spacing="normal" fo:font-style="normal" fo:font-weight="normal" officeooo:rsid="008c19fe" officeooo:paragraph-rsid="010485bd" style:font-size-asian="12pt" style:font-style-asian="normal" style:font-size-complex="12pt" style:font-style-complex="normal"/>
    </style:style>
    <style:style style:name="P128" style:family="paragraph" style:parent-style-name="Standard" style:list-style-name="L4">
      <style:text-properties fo:font-variant="normal" fo:text-transform="none" fo:color="#222222" style:font-name="Arial" fo:font-size="12pt" fo:letter-spacing="normal" fo:font-style="normal" fo:font-weight="normal" officeooo:rsid="009d4d84" officeooo:paragraph-rsid="009ee26e" style:font-size-asian="12pt" style:font-style-asian="normal" style:font-size-complex="12pt" style:font-style-complex="normal"/>
    </style:style>
    <style:style style:name="P129" style:family="paragraph" style:parent-style-name="Standard" style:list-style-name="L4">
      <style:text-properties fo:font-variant="normal" fo:text-transform="none" fo:color="#222222" style:font-name="Arial" fo:font-size="12pt" fo:letter-spacing="normal" fo:font-style="normal" fo:font-weight="normal" officeooo:rsid="00a07c6a" officeooo:paragraph-rsid="00a0aac3" style:font-size-asian="12pt" style:font-style-asian="normal" style:font-size-complex="12pt" style:font-style-complex="normal"/>
    </style:style>
    <style:style style:name="P130" style:family="paragraph" style:parent-style-name="Standard" style:list-style-name="L4">
      <style:text-properties fo:font-variant="normal" fo:text-transform="none" fo:color="#222222" style:font-name="Arial" fo:font-size="12pt" fo:letter-spacing="normal" fo:font-style="normal" fo:font-weight="normal" officeooo:rsid="00a0aac3" officeooo:paragraph-rsid="00a4175b" style:font-size-asian="12pt" style:font-style-asian="normal" style:font-size-complex="12pt" style:font-style-complex="normal"/>
    </style:style>
    <style:style style:name="P131" style:family="paragraph" style:parent-style-name="Standard" style:list-style-name="L4">
      <style:text-properties fo:font-variant="normal" fo:text-transform="none" fo:color="#222222" style:font-name="Arial" fo:font-size="12pt" fo:letter-spacing="normal" fo:font-style="normal" fo:font-weight="normal" officeooo:rsid="00a4175b" officeooo:paragraph-rsid="00a5e6aa" style:font-size-asian="12pt" style:font-style-asian="normal" style:font-size-complex="12pt" style:font-style-complex="normal"/>
    </style:style>
    <style:style style:name="P132" style:family="paragraph" style:parent-style-name="Standard" style:list-style-name="L4">
      <style:text-properties fo:font-variant="normal" fo:text-transform="none" fo:color="#222222" style:font-name="Arial" fo:font-size="12pt" fo:letter-spacing="normal" fo:font-style="normal" fo:font-weight="normal" officeooo:rsid="00a5e6aa" officeooo:paragraph-rsid="00a7b33a" style:font-size-asian="12pt" style:font-style-asian="normal" style:font-size-complex="12pt" style:font-style-complex="normal"/>
    </style:style>
    <style:style style:name="P133" style:family="paragraph" style:parent-style-name="Standard" style:list-style-name="L4">
      <style:text-properties fo:font-variant="normal" fo:text-transform="none" fo:color="#222222" style:font-name="Arial" fo:font-size="12pt" fo:letter-spacing="normal" fo:font-style="normal" fo:font-weight="normal" officeooo:rsid="00a7b33a" officeooo:paragraph-rsid="00a7b33a" style:font-size-asian="12pt" style:font-style-asian="normal" style:font-size-complex="12pt" style:font-style-complex="normal"/>
    </style:style>
    <style:style style:name="P134" style:family="paragraph" style:parent-style-name="Standard" style:list-style-name="L4">
      <style:text-properties fo:font-variant="normal" fo:text-transform="none" fo:color="#222222" style:font-name="Arial" fo:font-size="12pt" fo:letter-spacing="normal" fo:font-style="normal" fo:font-weight="normal" officeooo:rsid="00a8fde3" officeooo:paragraph-rsid="00a8fde3" style:font-size-asian="12pt" style:font-style-asian="normal" style:font-size-complex="12pt" style:font-style-complex="normal"/>
    </style:style>
    <style:style style:name="P135" style:family="paragraph" style:parent-style-name="Standard" style:list-style-name="L4">
      <style:text-properties fo:font-variant="normal" fo:text-transform="none" fo:color="#222222" style:font-name="Arial" fo:font-size="12pt" fo:letter-spacing="normal" fo:font-style="normal" fo:font-weight="normal" officeooo:rsid="00af889b" officeooo:paragraph-rsid="00af889b" style:font-size-asian="12pt" style:font-style-asian="normal" style:font-size-complex="12pt" style:font-style-complex="normal"/>
    </style:style>
    <style:style style:name="P136" style:family="paragraph" style:parent-style-name="Standard" style:list-style-name="L4">
      <style:text-properties fo:font-variant="normal" fo:text-transform="none" fo:color="#222222" style:font-name="Arial" fo:font-size="12pt" fo:letter-spacing="normal" fo:font-style="normal" fo:font-weight="normal" officeooo:rsid="00af889b" officeooo:paragraph-rsid="00afd60c" style:font-size-asian="12pt" style:font-style-asian="normal" style:font-size-complex="12pt" style:font-style-complex="normal"/>
    </style:style>
    <style:style style:name="P137" style:family="paragraph" style:parent-style-name="Standard" style:list-style-name="L4">
      <style:text-properties fo:font-variant="normal" fo:text-transform="none" fo:color="#202122" style:font-name="Arial" fo:font-size="12pt" fo:letter-spacing="normal" fo:font-style="normal" fo:font-weight="normal" officeooo:rsid="00830469" officeooo:paragraph-rsid="011b3139" style:font-size-asian="12pt" style:font-style-asian="normal" style:font-size-complex="12pt" style:font-style-complex="normal"/>
    </style:style>
    <style:style style:name="P138" style:family="paragraph" style:parent-style-name="Standard" style:list-style-name="L4">
      <style:text-properties officeooo:rsid="0081d701" officeooo:paragraph-rsid="011aa6ac"/>
    </style:style>
    <style:style style:name="P139" style:family="paragraph" style:parent-style-name="Standard" style:list-style-name="L4">
      <style:text-properties officeooo:rsid="004e9e06" officeooo:paragraph-rsid="005402a2" fo:background-color="transparen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eea248"/>
    </style:style>
    <style:style style:name="T3" style:family="text">
      <style:text-properties style:font-name="Arial"/>
    </style:style>
    <style:style style:name="T4" style:family="text">
      <style:text-properties style:font-name="Arial" officeooo:rsid="000ee55a"/>
    </style:style>
    <style:style style:name="T5" style:family="text">
      <style:text-properties style:font-name="Arial" officeooo:rsid="0010d1e6"/>
    </style:style>
    <style:style style:name="T6" style:family="text">
      <style:text-properties style:font-name="Arial" officeooo:rsid="001138ec"/>
    </style:style>
    <style:style style:name="T7" style:family="text">
      <style:text-properties style:font-name="Arial" officeooo:rsid="00121ccf"/>
    </style:style>
    <style:style style:name="T8" style:family="text">
      <style:text-properties style:font-name="Arial" officeooo:rsid="0013e5c2"/>
    </style:style>
    <style:style style:name="T9" style:family="text">
      <style:text-properties style:font-name="Arial" officeooo:rsid="0014a565"/>
    </style:style>
    <style:style style:name="T10" style:family="text">
      <style:text-properties style:font-name="Arial" officeooo:rsid="003af69b"/>
    </style:style>
    <style:style style:name="T11" style:family="text">
      <style:text-properties style:font-name="Arial" officeooo:rsid="003df701"/>
    </style:style>
    <style:style style:name="T12" style:family="text">
      <style:text-properties style:font-name="Arial" officeooo:rsid="00605233"/>
    </style:style>
    <style:style style:name="T13" style:family="text">
      <style:text-properties style:font-name="Arial" officeooo:rsid="00622c2f"/>
    </style:style>
    <style:style style:name="T14" style:family="text">
      <style:text-properties style:font-name="Arial" officeooo:rsid="0063c7d9"/>
    </style:style>
    <style:style style:name="T15" style:family="text">
      <style:text-properties style:font-name="Arial" officeooo:rsid="0064f369"/>
    </style:style>
    <style:style style:name="T16" style:family="text">
      <style:text-properties style:font-name="Arial" officeooo:rsid="0066c207"/>
    </style:style>
    <style:style style:name="T17" style:family="text">
      <style:text-properties style:font-name="Arial" fo:font-size="12pt" fo:font-style="normal" style:font-size-asian="12pt" style:font-style-asian="normal" style:font-size-complex="12pt" style:font-style-complex="normal"/>
    </style:style>
    <style:style style:name="T18" style:family="text">
      <style:text-properties style:font-name="Arial" fo:font-size="12pt" fo:font-style="normal" officeooo:rsid="003af69b" style:font-size-asian="12pt" style:font-style-asian="normal" style:font-size-complex="12pt" style:font-style-complex="normal"/>
    </style:style>
    <style:style style:name="T19" style:family="text">
      <style:text-properties style:font-name="Arial" fo:font-size="12pt" fo:font-style="normal" officeooo:rsid="003a7316" style:font-size-asian="12pt" style:font-style-asian="normal" style:font-size-complex="12pt" style:font-style-complex="normal"/>
    </style:style>
    <style:style style:name="T20" style:family="text">
      <style:text-properties style:font-name="Arial" fo:font-size="12pt" fo:font-style="normal" officeooo:rsid="003df701" style:font-size-asian="12pt" style:font-style-asian="normal" style:font-size-complex="12pt" style:font-style-complex="normal"/>
    </style:style>
    <style:style style:name="T21" style:family="text">
      <style:text-properties style:font-name="Arial" fo:font-size="12pt" fo:font-style="normal" officeooo:rsid="0043f389" style:font-size-asian="12pt" style:font-style-asian="normal" style:font-size-complex="12pt" style:font-style-complex="normal"/>
    </style:style>
    <style:style style:name="T22" style:family="text">
      <style:text-properties style:font-name="Arial" fo:font-size="12pt" fo:font-style="normal" officeooo:rsid="0045606e" style:font-size-asian="12pt" style:font-style-asian="normal" style:font-size-complex="12pt" style:font-style-complex="normal"/>
    </style:style>
    <style:style style:name="T23" style:family="text">
      <style:text-properties style:font-name="Arial" fo:font-size="12pt" fo:font-style="normal" officeooo:rsid="00476e9a" style:font-size-asian="12pt" style:font-style-asian="normal" style:font-size-complex="12pt" style:font-style-complex="normal"/>
    </style:style>
    <style:style style:name="T24" style:family="text">
      <style:text-properties style:font-name="Arial" fo:font-size="12pt" fo:font-style="normal" officeooo:rsid="00508c2a" style:font-size-asian="12pt" style:font-style-asian="normal" style:font-size-complex="12pt" style:font-style-complex="normal"/>
    </style:style>
    <style:style style:name="T25" style:family="text">
      <style:text-properties style:font-name="Arial" fo:font-size="12pt" fo:font-style="normal" officeooo:rsid="00516570" style:font-size-asian="12pt" style:font-style-asian="normal" style:font-size-complex="12pt" style:font-style-complex="normal"/>
    </style:style>
    <style:style style:name="T26" style:family="text">
      <style:text-properties style:font-name="Arial" fo:font-size="12pt" fo:font-style="normal" officeooo:rsid="00524a17" style:font-size-asian="12pt" style:font-style-asian="normal" style:font-size-complex="12pt" style:font-style-complex="normal"/>
    </style:style>
    <style:style style:name="T27" style:family="text">
      <style:text-properties style:font-name="Arial" fo:font-size="12pt" fo:font-style="normal" officeooo:rsid="005402a2" style:font-size-asian="12pt" style:font-style-asian="normal" style:font-size-complex="12pt" style:font-style-complex="normal"/>
    </style:style>
    <style:style style:name="T28" style:family="text">
      <style:text-properties style:font-name="Arial" fo:font-size="12pt" fo:font-style="normal" officeooo:rsid="00552618" style:font-size-asian="12pt" style:font-style-asian="normal" style:font-size-complex="12pt" style:font-style-complex="normal"/>
    </style:style>
    <style:style style:name="T29" style:family="text">
      <style:text-properties style:font-name="Arial" fo:font-size="12pt" fo:font-style="normal" officeooo:rsid="0059aca8" style:font-size-asian="12pt" style:font-style-asian="normal" style:font-size-complex="12pt" style:font-style-complex="normal"/>
    </style:style>
    <style:style style:name="T30" style:family="text">
      <style:text-properties style:font-name="Arial" fo:font-size="12pt" fo:font-style="normal" officeooo:rsid="005cfd4e" style:font-size-asian="12pt" style:font-style-asian="normal" style:font-size-complex="12pt" style:font-style-complex="normal"/>
    </style:style>
    <style:style style:name="T31" style:family="text">
      <style:text-properties style:font-name="Arial" fo:font-size="12pt" fo:font-style="normal" officeooo:rsid="005ef849" style:font-size-asian="12pt" style:font-style-asian="normal" style:font-size-complex="12pt" style:font-style-complex="normal"/>
    </style:style>
    <style:style style:name="T32" style:family="text">
      <style:text-properties style:font-name="Arial" fo:font-size="12pt" fo:font-style="normal" officeooo:rsid="007b2974" style:font-size-asian="12pt" style:font-style-asian="normal" style:font-size-complex="12pt" style:font-style-complex="normal"/>
    </style:style>
    <style:style style:name="T33" style:family="text">
      <style:text-properties style:font-name="Arial" fo:font-size="12pt" fo:font-style="normal" officeooo:rsid="007b31c6" style:font-size-asian="12pt" style:font-style-asian="normal" style:font-size-complex="12pt" style:font-style-complex="normal"/>
    </style:style>
    <style:style style:name="T34" style:family="text">
      <style:text-properties style:font-name="Arial" fo:font-size="12pt" fo:font-style="normal" officeooo:rsid="007b322c" style:font-size-asian="12pt" style:font-style-asian="normal" style:font-size-complex="12pt" style:font-style-complex="normal"/>
    </style:style>
    <style:style style:name="T35" style:family="text">
      <style:text-properties style:font-name="Arial" fo:font-size="12pt" fo:font-style="normal" officeooo:rsid="007bc072" style:font-size-asian="12pt" style:font-style-asian="normal" style:font-size-complex="12pt" style:font-style-complex="normal"/>
    </style:style>
    <style:style style:name="T36" style:family="text">
      <style:text-properties style:font-name="Arial" fo:font-size="12pt" fo:font-style="normal" officeooo:rsid="00800327" style:font-size-asian="12pt" style:font-style-asian="normal" style:font-size-complex="12pt" style:font-style-complex="normal"/>
    </style:style>
    <style:style style:name="T37" style:family="text">
      <style:text-properties style:font-name="Arial" fo:font-size="12pt" fo:font-style="normal" officeooo:rsid="007f1e8d" style:font-size-asian="12pt" style:font-style-asian="normal" style:font-size-complex="12pt" style:font-style-complex="normal"/>
    </style:style>
    <style:style style:name="T38" style:family="text">
      <style:text-properties style:font-name="Arial" fo:font-size="12pt" fo:font-style="normal" officeooo:rsid="00f4b70f" style:font-size-asian="12pt" style:font-style-asian="normal" style:font-size-complex="12pt" style:font-style-complex="normal"/>
    </style:style>
    <style:style style:name="T39" style:family="text">
      <style:text-properties style:font-name="Arial" fo:font-size="12pt" fo:font-style="normal" officeooo:rsid="00f52de9" style:font-size-asian="12pt" style:font-style-asian="normal" style:font-size-complex="12pt" style:font-style-complex="normal"/>
    </style:style>
    <style:style style:name="T40" style:family="text">
      <style:text-properties style:font-name="Arial" fo:font-size="12pt" fo:font-style="normal" officeooo:rsid="003d12ac" style:font-size-asian="12pt" style:font-style-asian="normal" style:font-size-complex="12pt" style:font-style-complex="normal"/>
    </style:style>
    <style:style style:name="T41" style:family="text">
      <style:text-properties style:font-name="Arial" fo:font-size="12pt" fo:font-style="normal" officeooo:rsid="00fbc046" style:font-size-asian="12pt" style:font-style-asian="normal" style:font-size-complex="12pt" style:font-style-complex="normal"/>
    </style:style>
    <style:style style:name="T42" style:family="text">
      <style:text-properties style:font-name="Arial" fo:font-size="12pt" fo:font-style="normal" officeooo:rsid="0102399c" style:font-size-asian="12pt" style:font-style-asian="normal" style:font-size-complex="12pt" style:font-style-complex="normal"/>
    </style:style>
    <style:style style:name="T43" style:family="text">
      <style:text-properties style:font-name="Arial" fo:font-size="12pt" fo:font-style="normal" officeooo:rsid="010485bd" style:font-size-asian="12pt" style:font-style-asian="normal" style:font-size-complex="12pt" style:font-style-complex="normal"/>
    </style:style>
    <style:style style:name="T44" style:family="text">
      <style:text-properties style:font-name="Arial" fo:font-size="12pt" fo:font-style="normal" officeooo:rsid="0105226c" style:font-size-asian="12pt" style:font-style-asian="normal" style:font-size-complex="12pt" style:font-style-complex="normal"/>
    </style:style>
    <style:style style:name="T45" style:family="text">
      <style:text-properties style:font-name="Arial" fo:font-size="12pt" fo:font-style="normal" officeooo:rsid="0048b4b0" style:font-size-asian="12pt" style:font-style-asian="normal" style:font-size-complex="12pt" style:font-style-complex="normal"/>
    </style:style>
    <style:style style:name="T46" style:family="text">
      <style:text-properties style:font-name="Arial" fo:font-size="12pt" fo:font-style="normal" officeooo:rsid="010a5b64" style:font-size-asian="12pt" style:font-style-asian="normal" style:font-size-complex="12pt" style:font-style-complex="normal"/>
    </style:style>
    <style:style style:name="T47" style:family="text">
      <style:text-properties style:font-name="Arial" fo:font-size="12pt" fo:font-style="normal" officeooo:rsid="004e9e06" style:font-size-asian="12pt" style:font-style-asian="normal" style:font-size-complex="12pt" style:font-style-complex="normal"/>
    </style:style>
    <style:style style:name="T48" style:family="text">
      <style:text-properties style:font-name="Arial" fo:font-size="12pt" fo:font-style="normal" officeooo:rsid="011410f2" style:font-size-asian="12pt" style:font-style-asian="normal" style:font-size-complex="12pt" style:font-style-complex="normal"/>
    </style:style>
    <style:style style:name="T49" style:family="text">
      <style:text-properties style:font-name="Arial" fo:font-size="12pt" fo:font-style="normal" officeooo:rsid="011e6256" style:font-size-asian="12pt" style:font-style-asian="normal" style:font-size-complex="12pt" style:font-style-complex="normal"/>
    </style:style>
    <style:style style:name="T50" style:family="text">
      <style:text-properties style:font-name="Arial" fo:font-size="12pt" fo:font-style="normal" officeooo:rsid="0125c5f2" style:font-size-asian="12pt" style:font-style-asian="normal" style:font-size-complex="12pt" style:font-style-complex="normal"/>
    </style:style>
    <style:style style:name="T51" style:family="text">
      <style:text-properties style:font-name="Arial" fo:font-size="12pt" fo:font-style="normal" fo:background-color="transparent" loext:char-shading-value="0" style:font-size-asian="12pt" style:font-style-asian="normal" style:font-size-complex="12pt" style:font-style-complex="normal"/>
    </style:style>
    <style:style style:name="T52" style:family="text">
      <style:text-properties style:font-name="Arial" fo:font-size="12pt" fo:font-style="normal" officeooo:rsid="004c7d66" fo:background-color="transparent" loext:char-shading-value="0" style:font-size-asian="12pt" style:font-style-asian="normal" style:font-size-complex="12pt" style:font-style-complex="normal"/>
    </style:style>
    <style:style style:name="T53" style:family="text">
      <style:text-properties style:font-name="Arial" fo:font-size="12pt" fo:font-style="normal" officeooo:rsid="007b2974" fo:background-color="transparent" loext:char-shading-value="0" style:font-size-asian="12pt" style:font-style-asian="normal" style:font-size-complex="12pt" style:font-style-complex="normal"/>
    </style:style>
    <style:style style:name="T54" style:family="text">
      <style:text-properties style:font-name="Arial" fo:font-size="12pt" style:font-size-asian="12pt" style:font-size-complex="12pt"/>
    </style:style>
    <style:style style:name="T55" style:family="text">
      <style:text-properties style:font-name="Arial" officeooo:rsid="00b2685b"/>
    </style:style>
    <style:style style:name="T56" style:family="text">
      <style:text-properties style:font-name="Arial" fo:font-size="10pt" fo:font-style="italic" style:font-size-asian="10pt" style:font-style-asian="italic" style:font-size-complex="10pt" style:font-style-complex="italic"/>
    </style:style>
    <style:style style:name="T57" style:family="text">
      <style:text-properties style:font-name="Arial" fo:font-size="10pt" fo:font-style="italic" officeooo:rsid="00b3c858" style:font-size-asian="10pt" style:font-style-asian="italic" style:font-size-complex="10pt" style:font-style-complex="italic"/>
    </style:style>
    <style:style style:name="T58" style:family="text">
      <style:text-properties style:font-name="Arial" fo:font-size="10pt" fo:font-style="italic" officeooo:rsid="00b50b58" style:font-size-asian="10pt" style:font-style-asian="italic" style:font-size-complex="10pt" style:font-style-complex="italic"/>
    </style:style>
    <style:style style:name="T59" style:family="text">
      <style:text-properties style:font-name="Arial" fo:font-size="10pt" fo:font-style="italic" officeooo:rsid="00b66bee" style:font-size-asian="10pt" style:font-style-asian="italic" style:font-size-complex="10pt" style:font-style-complex="italic"/>
    </style:style>
    <style:style style:name="T60" style:family="text">
      <style:text-properties style:font-name="Arial" fo:font-size="10pt" fo:font-style="italic" officeooo:rsid="00b79481" style:font-size-asian="10pt" style:font-style-asian="italic" style:font-size-complex="10pt" style:font-style-complex="italic"/>
    </style:style>
    <style:style style:name="T61" style:family="text">
      <style:text-properties style:font-name="Arial" fo:font-size="10pt" fo:font-style="italic" officeooo:rsid="00121ccf" style:font-size-asian="10pt" style:font-style-asian="italic" style:font-size-complex="10pt" style:font-style-complex="italic"/>
    </style:style>
    <style:style style:name="T62" style:family="text">
      <style:text-properties style:font-name="Arial" fo:font-size="10pt" fo:font-style="italic" officeooo:rsid="00b7fd34" style:font-size-asian="10pt" style:font-style-asian="italic" style:font-size-complex="10pt" style:font-style-complex="italic"/>
    </style:style>
    <style:style style:name="T63" style:family="text">
      <style:text-properties style:font-name="Arial" fo:font-size="10pt" fo:font-style="italic" officeooo:rsid="00b94208" style:font-size-asian="10pt" style:font-style-asian="italic" style:font-size-complex="10pt" style:font-style-complex="italic"/>
    </style:style>
    <style:style style:name="T64" style:family="text">
      <style:text-properties style:font-name="Arial" fo:font-size="10pt" fo:font-style="italic" officeooo:rsid="00276171" style:font-size-asian="10pt" style:font-style-asian="italic" style:font-size-complex="10pt" style:font-style-complex="italic"/>
    </style:style>
    <style:style style:name="T65" style:family="text">
      <style:text-properties style:font-name="Arial" fo:font-size="10pt" fo:font-style="italic" officeooo:rsid="0027aa06" style:font-size-asian="10pt" style:font-style-asian="italic" style:font-size-complex="10pt" style:font-style-complex="italic"/>
    </style:style>
    <style:style style:name="T66" style:family="text">
      <style:text-properties style:font-name="Arial" fo:font-size="10pt" fo:font-style="italic" officeooo:rsid="00d2773e" style:font-size-asian="10pt" style:font-style-asian="italic" style:font-size-complex="10pt" style:font-style-complex="italic"/>
    </style:style>
    <style:style style:name="T67" style:family="text">
      <style:text-properties style:font-name="Arial" fo:font-size="10pt" fo:font-style="italic" officeooo:rsid="00d7f517" style:font-size-asian="10pt" style:font-style-asian="italic" style:font-size-complex="10pt" style:font-style-complex="italic"/>
    </style:style>
    <style:style style:name="T68" style:family="text">
      <style:text-properties style:font-name="Arial" fo:font-size="10pt" fo:font-style="italic" officeooo:rsid="00db8c68" style:font-size-asian="10pt" style:font-style-asian="italic" style:font-size-complex="10pt" style:font-style-complex="italic"/>
    </style:style>
    <style:style style:name="T69" style:family="text">
      <style:text-properties style:font-name="Arial" fo:font-size="10pt" fo:font-style="italic" officeooo:rsid="00dc4e80" style:font-size-asian="10pt" style:font-style-asian="italic" style:font-size-complex="10pt" style:font-style-complex="italic"/>
    </style:style>
    <style:style style:name="T70" style:family="text">
      <style:text-properties style:font-name="Arial" fo:font-size="10pt" fo:font-style="italic" officeooo:rsid="00e2a0d1" style:font-size-asian="10pt" style:font-style-asian="italic" style:font-size-complex="10pt" style:font-style-complex="italic"/>
    </style:style>
    <style:style style:name="T71" style:family="text">
      <style:text-properties style:font-name="Arial" fo:font-size="10pt" fo:font-style="italic" officeooo:rsid="00eb5d7e" style:font-size-asian="10pt" style:font-style-asian="italic" style:font-size-complex="10pt" style:font-style-complex="italic"/>
    </style:style>
    <style:style style:name="T72" style:family="text">
      <style:text-properties style:font-name="Arial" fo:font-size="10pt" fo:font-style="italic" officeooo:rsid="00357e74" style:font-size-asian="10pt" style:font-style-asian="italic" style:font-size-complex="10pt" style:font-style-complex="italic"/>
    </style:style>
    <style:style style:name="T73" style:family="text">
      <style:text-properties style:font-name="Arial" fo:font-size="10pt" fo:font-style="italic" officeooo:rsid="00ebb042" style:font-size-asian="10pt" style:font-style-asian="italic" style:font-size-complex="10pt" style:font-style-complex="italic"/>
    </style:style>
    <style:style style:name="T74" style:family="text">
      <style:text-properties style:font-name="Arial" fo:font-size="10pt" fo:font-style="italic" officeooo:rsid="00f52de9" style:font-size-asian="10pt" style:font-style-asian="italic" style:font-size-complex="10pt" style:font-style-complex="italic"/>
    </style:style>
    <style:style style:name="T75" style:family="text">
      <style:text-properties style:font-name="Arial" fo:font-size="10pt" fo:font-style="italic" officeooo:rsid="010136e2" style:font-size-asian="10pt" style:font-style-asian="italic" style:font-size-complex="10pt" style:font-style-complex="italic"/>
    </style:style>
    <style:style style:name="T76" style:family="text">
      <style:text-properties style:font-name="Arial" fo:font-size="10pt" fo:font-style="italic" officeooo:rsid="0101eb4c" style:font-size-asian="10pt" style:font-style-asian="italic" style:font-size-complex="10pt" style:font-style-complex="italic"/>
    </style:style>
    <style:style style:name="T77" style:family="text">
      <style:text-properties style:font-name="Arial" fo:font-size="10pt" fo:font-style="italic" officeooo:rsid="010485bd" style:font-size-asian="10pt" style:font-style-asian="italic" style:font-size-complex="10pt" style:font-style-complex="italic"/>
    </style:style>
    <style:style style:name="T78" style:family="text">
      <style:text-properties style:font-name="Arial" fo:font-size="10pt" fo:font-style="italic" officeooo:rsid="0104ec43" style:font-size-asian="10pt" style:font-style-asian="italic" style:font-size-complex="10pt" style:font-style-complex="italic"/>
    </style:style>
    <style:style style:name="T79" style:family="text">
      <style:text-properties style:font-name="Arial" fo:font-size="10pt" fo:font-style="italic" officeooo:rsid="010686d8" style:font-size-asian="10pt" style:font-style-asian="italic" style:font-size-complex="10pt" style:font-style-complex="italic"/>
    </style:style>
    <style:style style:name="T80" style:family="text">
      <style:text-properties style:font-name="Arial" fo:font-size="10pt" fo:font-style="italic" officeooo:rsid="0107c745" style:font-size-asian="10pt" style:font-style-asian="italic" style:font-size-complex="10pt" style:font-style-complex="italic"/>
    </style:style>
    <style:style style:name="T81" style:family="text">
      <style:text-properties style:font-name="Arial" fo:font-size="10pt" fo:font-style="italic" officeooo:rsid="01038f76" style:font-size-asian="10pt" style:font-style-asian="italic" style:font-size-complex="10pt" style:font-style-complex="italic"/>
    </style:style>
    <style:style style:name="T82" style:family="text">
      <style:text-properties style:font-name="Arial" fo:font-size="10pt" fo:font-style="italic" officeooo:rsid="0104840f" style:font-size-asian="10pt" style:font-style-asian="italic" style:font-size-complex="10pt" style:font-style-complex="italic"/>
    </style:style>
    <style:style style:name="T83" style:family="text">
      <style:text-properties style:font-name="Arial" fo:font-size="10pt" fo:font-style="italic" officeooo:rsid="0043f389" style:font-size-asian="10pt" style:font-style-asian="italic" style:font-size-complex="10pt" style:font-style-complex="italic"/>
    </style:style>
    <style:style style:name="T84" style:family="text">
      <style:text-properties style:font-name="Arial" fo:font-size="10pt" fo:font-style="italic" officeooo:rsid="01098425" style:font-size-asian="10pt" style:font-style-asian="italic" style:font-size-complex="10pt" style:font-style-complex="italic"/>
    </style:style>
    <style:style style:name="T85" style:family="text">
      <style:text-properties style:font-name="Arial" fo:font-size="10pt" fo:font-style="italic" officeooo:rsid="010a5b64" style:font-size-asian="10pt" style:font-style-asian="italic" style:font-size-complex="10pt" style:font-style-complex="italic"/>
    </style:style>
    <style:style style:name="T86" style:family="text">
      <style:text-properties style:font-name="Arial" fo:font-size="10pt" fo:font-style="italic" officeooo:rsid="010d9e0a" style:font-size-asian="10pt" style:font-style-asian="italic" style:font-size-complex="10pt" style:font-style-complex="italic"/>
    </style:style>
    <style:style style:name="T87" style:family="text">
      <style:text-properties style:font-name="Arial" fo:font-size="10pt" fo:font-style="italic" officeooo:rsid="010f27ce" style:font-size-asian="10pt" style:font-style-asian="italic" style:font-size-complex="10pt" style:font-style-complex="italic"/>
    </style:style>
    <style:style style:name="T88" style:family="text">
      <style:text-properties style:font-name="Arial" fo:font-size="10pt" fo:font-style="italic" officeooo:rsid="0110d0e6" style:font-size-asian="10pt" style:font-style-asian="italic" style:font-size-complex="10pt" style:font-style-complex="italic"/>
    </style:style>
    <style:style style:name="T89" style:family="text">
      <style:text-properties style:font-name="Arial" fo:font-size="10pt" fo:font-style="italic" officeooo:rsid="0110d3ba" style:font-size-asian="10pt" style:font-style-asian="italic" style:font-size-complex="10pt" style:font-style-complex="italic"/>
    </style:style>
    <style:style style:name="T90" style:family="text">
      <style:text-properties style:font-name="Arial" fo:font-size="10pt" fo:font-style="italic" officeooo:rsid="01125b97" style:font-size-asian="10pt" style:font-style-asian="italic" style:font-size-complex="10pt" style:font-style-complex="italic"/>
    </style:style>
    <style:style style:name="T91" style:family="text">
      <style:text-properties style:font-name="Arial" fo:font-size="10pt" fo:font-style="italic" officeooo:rsid="01129d6d" style:font-size-asian="10pt" style:font-style-asian="italic" style:font-size-complex="10pt" style:font-style-complex="italic"/>
    </style:style>
    <style:style style:name="T92" style:family="text">
      <style:text-properties style:font-name="Arial" fo:font-size="10pt" fo:font-style="italic" officeooo:rsid="011466a1" style:font-size-asian="10pt" style:font-style-asian="italic" style:font-size-complex="10pt" style:font-style-complex="italic"/>
    </style:style>
    <style:style style:name="T93" style:family="text">
      <style:text-properties style:font-name="Arial" fo:font-size="10pt" fo:font-style="italic" officeooo:rsid="0115bd71" style:font-size-asian="10pt" style:font-style-asian="italic" style:font-size-complex="10pt" style:font-style-complex="italic"/>
    </style:style>
    <style:style style:name="T94" style:family="text">
      <style:text-properties style:font-name="Arial" fo:font-size="10pt" fo:font-style="italic" officeooo:rsid="007bc072" style:font-size-asian="10pt" style:font-style-asian="italic" style:font-size-complex="10pt" style:font-style-complex="italic"/>
    </style:style>
    <style:style style:name="T95" style:family="text">
      <style:text-properties style:font-name="Arial" fo:font-size="10pt" fo:font-style="italic" officeooo:rsid="0059aca8" style:font-size-asian="10pt" style:font-style-asian="italic" style:font-size-complex="10pt" style:font-style-complex="italic"/>
    </style:style>
    <style:style style:name="T96" style:family="text">
      <style:text-properties style:font-name="Arial" fo:font-size="10pt" fo:font-style="italic" officeooo:rsid="011410f2" style:font-size-asian="10pt" style:font-style-asian="italic" style:font-size-complex="10pt" style:font-style-complex="italic"/>
    </style:style>
    <style:style style:name="T97" style:family="text">
      <style:text-properties style:font-name="Arial" fo:font-size="10pt" fo:font-style="italic" officeooo:rsid="011e6256" style:font-size-asian="10pt" style:font-style-asian="italic" style:font-size-complex="10pt" style:font-style-complex="italic"/>
    </style:style>
    <style:style style:name="T98" style:family="text">
      <style:text-properties style:font-name="Arial" fo:font-size="10pt" fo:font-style="italic" officeooo:rsid="00800327" style:font-size-asian="10pt" style:font-style-asian="italic" style:font-size-complex="10pt" style:font-style-complex="italic"/>
    </style:style>
    <style:style style:name="T99" style:family="text">
      <style:text-properties style:font-name="Arial" fo:font-size="10pt" fo:font-style="italic" officeooo:rsid="012017d7" style:font-size-asian="10pt" style:font-style-asian="italic" style:font-size-complex="10pt" style:font-style-complex="italic"/>
    </style:style>
    <style:style style:name="T100" style:family="text">
      <style:text-properties style:font-name="Arial" fo:font-size="10pt" fo:font-style="italic" officeooo:rsid="0120d57d" style:font-size-asian="10pt" style:font-style-asian="italic" style:font-size-complex="10pt" style:font-style-complex="italic"/>
    </style:style>
    <style:style style:name="T101" style:family="text">
      <style:text-properties style:font-name="Arial" fo:font-size="10pt" fo:font-style="italic" officeooo:rsid="0045606e" style:font-size-asian="10pt" style:font-style-asian="italic" style:font-size-complex="10pt" style:font-style-complex="italic"/>
    </style:style>
    <style:style style:name="T102" style:family="text">
      <style:text-properties style:font-name="Arial" fo:font-size="10pt" fo:font-style="italic" officeooo:rsid="0121517c" style:font-size-asian="10pt" style:font-style-asian="italic" style:font-size-complex="10pt" style:font-style-complex="italic"/>
    </style:style>
    <style:style style:name="T103" style:family="text">
      <style:text-properties style:font-name="Arial" fo:font-size="10pt" fo:font-style="italic" officeooo:rsid="012421fe" style:font-size-asian="10pt" style:font-style-asian="italic" style:font-size-complex="10pt" style:font-style-complex="italic"/>
    </style:style>
    <style:style style:name="T104" style:family="text">
      <style:text-properties style:font-name="Arial" fo:font-size="10pt" fo:font-style="normal" officeooo:rsid="010136e2" style:font-size-asian="10pt" style:font-style-asian="normal" style:font-size-complex="10pt" style:font-style-complex="normal"/>
    </style:style>
    <style:style style:name="T105" style:family="text">
      <style:text-properties style:font-name="Arial" fo:font-size="10pt" fo:font-style="normal" officeooo:rsid="003df701" style:font-size-asian="10pt" style:font-style-asian="normal" style:font-size-complex="10pt" style:font-style-complex="normal"/>
    </style:style>
    <style:style style:name="T106" style:family="text">
      <style:text-properties style:font-name="Arial" officeooo:rsid="00276171"/>
    </style:style>
    <style:style style:name="T107" style:family="text">
      <style:text-properties style:font-name="Arial" officeooo:rsid="004163c4"/>
    </style:style>
    <style:style style:name="T108" style:family="text">
      <style:text-properties style:font-name="Arial" officeooo:rsid="0027aa06"/>
    </style:style>
    <style:style style:name="T109" style:family="text">
      <style:text-properties style:font-name="Arial" officeooo:rsid="0029cade"/>
    </style:style>
    <style:style style:name="T110" style:family="text">
      <style:text-properties style:font-name="Arial" officeooo:rsid="002b9a99"/>
    </style:style>
    <style:style style:name="T111" style:family="text">
      <style:text-properties style:font-name="Arial" officeooo:rsid="00783ef5"/>
    </style:style>
    <style:style style:name="T112" style:family="text">
      <style:text-properties style:font-name="Arial" officeooo:rsid="00357e74"/>
    </style:style>
    <style:style style:name="T113" style:family="text">
      <style:text-properties style:font-name="Arial" officeooo:rsid="00336cab"/>
    </style:style>
    <style:style style:name="T114" style:family="text">
      <style:text-properties style:font-name="Arial" officeooo:rsid="00357e74" fo:background-color="transparent" loext:char-shading-value="0"/>
    </style:style>
    <style:style style:name="T115" style:family="text">
      <style:text-properties style:font-name="Arial" officeooo:rsid="00336cab" fo:background-color="transparent" loext:char-shading-value="0"/>
    </style:style>
    <style:style style:name="T116" style:family="text">
      <style:text-properties officeooo:rsid="001790fb"/>
    </style:style>
    <style:style style:name="T117" style:family="text">
      <style:text-properties fo:font-style="italic" style:font-style-asian="italic" style:font-style-complex="italic"/>
    </style:style>
    <style:style style:name="T118" style:family="text">
      <style:text-properties fo:font-style="italic" officeooo:rsid="0087c03a" style:font-style-asian="italic" style:font-style-complex="italic"/>
    </style:style>
    <style:style style:name="T119" style:family="text">
      <style:text-properties officeooo:rsid="00183ffb"/>
    </style:style>
    <style:style style:name="T120" style:family="text">
      <style:text-properties officeooo:rsid="001874d2"/>
    </style:style>
    <style:style style:name="T121" style:family="text">
      <style:text-properties officeooo:rsid="001b50ab"/>
    </style:style>
    <style:style style:name="T122" style:family="text">
      <style:text-properties officeooo:rsid="001bde6b"/>
    </style:style>
    <style:style style:name="T123" style:family="text">
      <style:text-properties officeooo:rsid="00269aa6"/>
    </style:style>
    <style:style style:name="T124" style:family="text">
      <style:text-properties officeooo:rsid="00271f1e"/>
    </style:style>
    <style:style style:name="T125" style:family="text">
      <style:text-properties officeooo:rsid="0027db34"/>
    </style:style>
    <style:style style:name="T126" style:family="text">
      <style:text-properties style:text-position="super 58%"/>
    </style:style>
    <style:style style:name="T127" style:family="text">
      <style:text-properties style:text-position="super 58%" style:font-name="Arial" fo:font-size="10pt" fo:font-style="italic" officeooo:rsid="0104ec43" style:font-size-asian="10pt" style:font-style-asian="italic" style:font-size-complex="10pt" style:font-style-complex="italic"/>
    </style:style>
    <style:style style:name="T128" style:family="text">
      <style:text-properties style:text-position="super 58%" style:font-name="Arial" fo:font-size="10pt" fo:font-style="italic" officeooo:rsid="0115bd71" style:font-size-asian="10pt" style:font-style-asian="italic" style:font-size-complex="10pt" style:font-style-complex="italic"/>
    </style:style>
    <style:style style:name="T129" style:family="text">
      <style:text-properties style:text-position="super 58%" style:font-name="Arial" fo:font-size="10pt" fo:font-style="italic" officeooo:rsid="0110d0e6" style:font-size-asian="10pt" style:font-style-asian="italic" style:font-size-complex="10pt" style:font-style-complex="italic"/>
    </style:style>
    <style:style style:name="T130" style:family="text">
      <style:text-properties style:text-position="super 58%" style:font-name="Arial" fo:font-size="10pt" fo:font-style="italic" officeooo:rsid="012421fe" style:font-size-asian="10pt" style:font-style-asian="italic" style:font-size-complex="10pt" style:font-style-complex="italic"/>
    </style:style>
    <style:style style:name="T131" style:family="text">
      <style:text-properties officeooo:rsid="0029cade"/>
    </style:style>
    <style:style style:name="T132" style:family="text">
      <style:text-properties officeooo:rsid="002b9a99"/>
    </style:style>
    <style:style style:name="T133" style:family="text">
      <style:text-properties officeooo:rsid="0030929d"/>
    </style:style>
    <style:style style:name="T134" style:family="text">
      <style:text-properties officeooo:rsid="0031ee9f"/>
    </style:style>
    <style:style style:name="T135" style:family="text">
      <style:text-properties style:font-name="Arial1"/>
    </style:style>
    <style:style style:name="T136" style:family="text">
      <style:text-properties style:font-name="Arial1" officeooo:rsid="0031ee9f"/>
    </style:style>
    <style:style style:name="T137" style:family="text">
      <style:text-properties style:font-name="Arial1" fo:font-size="12pt" fo:font-style="normal" style:font-size-asian="12pt" style:font-style-asian="normal" style:font-size-complex="12pt" style:font-style-complex="normal"/>
    </style:style>
    <style:style style:name="T138" style:family="text">
      <style:text-properties style:font-name="Arial1" fo:font-size="12pt" fo:font-style="normal" officeooo:rsid="003df701" style:font-size-asian="12pt" style:font-style-asian="normal" style:font-size-complex="12pt" style:font-style-complex="normal"/>
    </style:style>
    <style:style style:name="T139" style:family="text">
      <style:text-properties style:font-name="Arial1" fo:font-size="12pt" fo:font-style="normal" officeooo:rsid="0059aca8" style:font-size-asian="12pt" style:font-style-asian="normal" style:font-size-complex="12pt" style:font-style-complex="normal"/>
    </style:style>
    <style:style style:name="T140" style:family="text">
      <style:text-properties style:font-name="Arial1" officeooo:rsid="0066c207"/>
    </style:style>
    <style:style style:name="T141" style:family="text">
      <style:text-properties style:font-name="Arial1" officeooo:rsid="00767ba5"/>
    </style:style>
    <style:style style:name="T142" style:family="text">
      <style:text-properties style:font-name="Arial1" officeooo:rsid="0086216b"/>
    </style:style>
    <style:style style:name="T143" style:family="text">
      <style:text-properties style:font-name="Arial1" officeooo:rsid="0087c03a"/>
    </style:style>
    <style:style style:name="T144" style:family="text">
      <style:text-properties style:font-name="Arial1" officeooo:rsid="00909d15"/>
    </style:style>
    <style:style style:name="T145" style:family="text">
      <style:text-properties style:font-name="Arial1" officeooo:rsid="00986ac2"/>
    </style:style>
    <style:style style:name="T146" style:family="text">
      <style:text-properties style:font-name="Arial1" officeooo:rsid="00989001"/>
    </style:style>
    <style:style style:name="T147" style:family="text">
      <style:text-properties style:font-name="Arial1" fo:font-size="10pt" fo:font-style="italic" style:font-size-asian="10pt" style:font-style-asian="italic" style:font-size-complex="10pt" style:font-style-complex="italic"/>
    </style:style>
    <style:style style:name="T148" style:family="text">
      <style:text-properties style:font-name="Arial1" fo:font-size="10pt" fo:font-style="italic" officeooo:rsid="0066c207" style:font-size-asian="10pt" style:font-style-asian="italic" style:font-size-complex="10pt" style:font-style-complex="italic"/>
    </style:style>
    <style:style style:name="T149" style:family="text">
      <style:text-properties style:font-name="Arial1" fo:font-size="10pt" fo:font-style="italic" officeooo:rsid="00b66bee" style:font-size-asian="10pt" style:font-style-asian="italic" style:font-size-complex="10pt" style:font-style-complex="italic"/>
    </style:style>
    <style:style style:name="T150" style:family="text">
      <style:text-properties style:font-name="Arial1" fo:font-size="10pt" fo:font-style="italic" officeooo:rsid="00bdfe16" style:font-size-asian="10pt" style:font-style-asian="italic" style:font-size-complex="10pt" style:font-style-complex="italic"/>
    </style:style>
    <style:style style:name="T151" style:family="text">
      <style:text-properties style:font-name="Arial1" fo:font-size="10pt" fo:font-style="italic" officeooo:rsid="00c91170" style:font-size-asian="10pt" style:font-style-asian="italic" style:font-size-complex="10pt" style:font-style-complex="italic"/>
    </style:style>
    <style:style style:name="T152" style:family="text">
      <style:text-properties style:font-name="Arial1" fo:font-size="10pt" fo:font-style="italic" officeooo:rsid="00d89ff1" style:font-size-asian="10pt" style:font-style-asian="italic" style:font-size-complex="10pt" style:font-style-complex="italic"/>
    </style:style>
    <style:style style:name="T153" style:family="text">
      <style:text-properties style:font-name="Arial1" fo:font-size="10pt" fo:font-style="italic" officeooo:rsid="00425e83" style:font-size-asian="10pt" style:font-style-asian="italic" style:font-size-complex="10pt" style:font-style-complex="italic"/>
    </style:style>
    <style:style style:name="T154" style:family="text">
      <style:text-properties style:font-name="Arial1" fo:font-size="10pt" fo:font-style="italic" officeooo:rsid="00f1856b" style:font-size-asian="10pt" style:font-style-asian="italic" style:font-size-complex="10pt" style:font-style-complex="italic"/>
    </style:style>
    <style:style style:name="T155" style:family="text">
      <style:text-properties style:font-name="Arial1" fo:font-size="10pt" fo:font-style="italic" officeooo:rsid="011466a1" style:font-size-asian="10pt" style:font-style-asian="italic" style:font-size-complex="10pt" style:font-style-complex="italic"/>
    </style:style>
    <style:style style:name="T156" style:family="text">
      <style:text-properties style:font-name="Arial1" fo:font-size="10pt" fo:font-style="italic" officeooo:rsid="0087c03a" style:font-size-asian="10pt" style:font-style-asian="italic" style:font-size-complex="10pt" style:font-style-complex="italic"/>
    </style:style>
    <style:style style:name="T157" style:family="text">
      <style:text-properties officeooo:rsid="0031f15c"/>
    </style:style>
    <style:style style:name="T158" style:family="text">
      <style:text-properties officeooo:rsid="003466a5"/>
    </style:style>
    <style:style style:name="T159" style:family="text">
      <style:text-properties officeooo:rsid="0038f86d"/>
    </style:style>
    <style:style style:name="T160" style:family="text">
      <style:text-properties officeooo:rsid="003af69b"/>
    </style:style>
    <style:style style:name="T161" style:family="text">
      <style:text-properties fo:color="#202122" style:font-name="Arial" fo:font-size="12pt" fo:letter-spacing="normal" fo:font-style="normal" fo:font-weight="normal" style:font-size-asian="12pt" style:font-style-asian="normal" style:font-size-complex="12pt" style:font-style-complex="normal"/>
    </style:style>
    <style:style style:name="T162" style:family="text">
      <style:text-properties fo:color="#202122" style:font-name="Arial" fo:font-size="12pt" fo:letter-spacing="normal" fo:font-style="normal" fo:font-weight="normal" officeooo:rsid="003af69b" style:font-size-asian="12pt" style:font-style-asian="normal" style:font-size-complex="12pt" style:font-style-complex="normal"/>
    </style:style>
    <style:style style:name="T163" style:family="text">
      <style:text-properties officeooo:rsid="003df701"/>
    </style:style>
    <style:style style:name="T164" style:family="text">
      <style:text-properties officeooo:rsid="004163c4"/>
    </style:style>
    <style:style style:name="T165" style:family="text">
      <style:text-properties officeooo:rsid="00425e83"/>
    </style:style>
    <style:style style:name="T166" style:family="text">
      <style:text-properties officeooo:rsid="0058ba4d"/>
    </style:style>
    <style:style style:name="T167" style:family="text">
      <style:text-properties officeooo:rsid="00605233"/>
    </style:style>
    <style:style style:name="T168" style:family="text">
      <style:text-properties officeooo:rsid="0064f369"/>
    </style:style>
    <style:style style:name="T169" style:family="text">
      <style:text-properties officeooo:rsid="0066c207"/>
    </style:style>
    <style:style style:name="T170" style:family="text">
      <style:text-properties officeooo:rsid="0067886e"/>
    </style:style>
    <style:style style:name="T171" style:family="text">
      <style:text-properties officeooo:rsid="0068abc4"/>
    </style:style>
    <style:style style:name="T172" style:family="text">
      <style:text-properties officeooo:rsid="0069ae02"/>
    </style:style>
    <style:style style:name="T173" style:family="text">
      <style:text-properties officeooo:rsid="006d14b8"/>
    </style:style>
    <style:style style:name="T174" style:family="text">
      <style:text-properties officeooo:rsid="006df9fb"/>
    </style:style>
    <style:style style:name="T175" style:family="text">
      <style:text-properties officeooo:rsid="006fdaa8"/>
    </style:style>
    <style:style style:name="T176" style:family="text">
      <style:text-properties officeooo:rsid="00717282"/>
    </style:style>
    <style:style style:name="T177" style:family="text">
      <style:text-properties officeooo:rsid="00718405"/>
    </style:style>
    <style:style style:name="T178" style:family="text">
      <style:text-properties officeooo:rsid="0072e676"/>
    </style:style>
    <style:style style:name="T179" style:family="text">
      <style:text-properties officeooo:rsid="00730462"/>
    </style:style>
    <style:style style:name="T180" style:family="text">
      <style:text-properties officeooo:rsid="00730ba9"/>
    </style:style>
    <style:style style:name="T181" style:family="text">
      <style:text-properties officeooo:rsid="00754186"/>
    </style:style>
    <style:style style:name="T182" style:family="text">
      <style:text-properties officeooo:rsid="007618f6"/>
    </style:style>
    <style:style style:name="T183" style:family="text">
      <style:text-properties officeooo:rsid="00765141"/>
    </style:style>
    <style:style style:name="T184" style:family="text">
      <style:text-properties officeooo:rsid="00767ba5"/>
    </style:style>
    <style:style style:name="T185" style:family="text">
      <style:text-properties officeooo:rsid="00783ef5"/>
    </style:style>
    <style:style style:name="T186" style:family="text">
      <style:text-properties officeooo:rsid="00798508"/>
    </style:style>
    <style:style style:name="T187" style:family="text">
      <style:text-properties officeooo:rsid="0079c5f3"/>
    </style:style>
    <style:style style:name="T188" style:family="text">
      <style:text-properties fo:font-variant="normal" fo:text-transform="none" fo:color="#222222" style:font-name="Arial" fo:font-size="12pt" fo:letter-spacing="normal" fo:font-style="normal" fo:font-weight="normal" style:font-size-asian="12pt" style:font-style-asian="normal" style:font-size-complex="12pt" style:font-style-complex="normal"/>
    </style:style>
    <style:style style:name="T189" style:family="text">
      <style:text-properties fo:font-variant="normal" fo:text-transform="none" fo:color="#222222" style:font-name="Arial" fo:font-size="12pt" fo:letter-spacing="normal" fo:font-style="normal" fo:font-weight="normal" officeooo:rsid="00800327" style:font-size-asian="12pt" style:font-style-asian="normal" style:font-size-complex="12pt" style:font-style-complex="normal"/>
    </style:style>
    <style:style style:name="T190" style:family="text">
      <style:text-properties fo:font-variant="normal" fo:text-transform="none" fo:color="#222222" style:font-name="Arial" fo:font-size="12pt" fo:letter-spacing="normal" fo:font-style="normal" fo:font-weight="normal" officeooo:rsid="007f1e8d" style:font-size-asian="12pt" style:font-style-asian="normal" style:font-size-complex="12pt" style:font-style-complex="normal"/>
    </style:style>
    <style:style style:name="T191" style:family="text">
      <style:text-properties fo:font-variant="normal" fo:text-transform="none" fo:color="#222222" style:font-name="Arial" fo:font-size="12pt" fo:letter-spacing="normal" fo:font-style="normal" fo:font-weight="normal" officeooo:rsid="00816924" style:font-size-asian="12pt" style:font-style-asian="normal" style:font-size-complex="12pt" style:font-style-complex="normal"/>
    </style:style>
    <style:style style:name="T192" style:family="text">
      <style:text-properties fo:font-variant="normal" fo:text-transform="none" fo:color="#222222" style:font-name="Arial" fo:font-size="12pt" fo:letter-spacing="normal" fo:font-style="normal" fo:font-weight="normal" officeooo:rsid="008298da" style:font-size-asian="12pt" style:font-style-asian="normal" style:font-size-complex="12pt" style:font-style-complex="normal"/>
    </style:style>
    <style:style style:name="T193" style:family="text">
      <style:text-properties fo:font-variant="normal" fo:text-transform="none" fo:color="#222222" style:font-name="Arial" fo:font-size="12pt" fo:letter-spacing="normal" fo:font-style="normal" fo:font-weight="normal" officeooo:rsid="0082ab2e" style:font-size-asian="12pt" style:font-style-asian="normal" style:font-size-complex="12pt" style:font-style-complex="normal"/>
    </style:style>
    <style:style style:name="T194" style:family="text">
      <style:text-properties fo:font-variant="normal" fo:text-transform="none" fo:color="#222222" style:font-name="Arial" fo:font-size="12pt" fo:letter-spacing="normal" fo:font-style="normal" fo:font-weight="normal" officeooo:rsid="00a7b33a" style:font-size-asian="12pt" style:font-style-asian="normal" style:font-size-complex="12pt" style:font-style-complex="normal"/>
    </style:style>
    <style:style style:name="T195" style:family="text">
      <style:text-properties fo:font-variant="normal" fo:text-transform="none" fo:color="#222222" style:font-name="Arial" fo:font-size="12pt" fo:letter-spacing="normal" fo:font-style="normal" fo:font-weight="normal" officeooo:rsid="00a8c6e5" style:font-size-asian="12pt" style:font-style-asian="normal" style:font-size-complex="12pt" style:font-style-complex="normal"/>
    </style:style>
    <style:style style:name="T196" style:family="text">
      <style:text-properties fo:font-variant="normal" fo:text-transform="none" fo:color="#222222" style:font-name="Arial" fo:font-size="12pt" fo:letter-spacing="normal" fo:font-style="normal" fo:font-weight="normal" officeooo:rsid="00a8fde3" style:font-size-asian="12pt" style:font-style-asian="normal" style:font-size-complex="12pt" style:font-style-complex="normal"/>
    </style:style>
    <style:style style:name="T197" style:family="text">
      <style:text-properties fo:font-variant="normal" fo:text-transform="none" fo:color="#222222" style:font-name="Arial" fo:font-size="12pt" fo:letter-spacing="normal" fo:font-style="normal" fo:font-weight="normal" officeooo:rsid="00aa73ca" style:font-size-asian="12pt" style:font-style-asian="normal" style:font-size-complex="12pt" style:font-style-complex="normal"/>
    </style:style>
    <style:style style:name="T198" style:family="text">
      <style:text-properties fo:font-variant="normal" fo:text-transform="none" fo:color="#222222" style:font-name="Arial" fo:font-size="12pt" fo:letter-spacing="normal" fo:font-style="normal" fo:font-weight="normal" officeooo:rsid="00aba052" style:font-size-asian="12pt" style:font-style-asian="normal" style:font-size-complex="12pt" style:font-style-complex="normal"/>
    </style:style>
    <style:style style:name="T199" style:family="text">
      <style:text-properties fo:font-variant="normal" fo:text-transform="none" fo:color="#222222" style:font-name="Arial" fo:font-size="12pt" fo:letter-spacing="normal" fo:font-style="normal" fo:font-weight="normal" officeooo:rsid="00ac4a10" style:font-size-asian="12pt" style:font-style-asian="normal" style:font-size-complex="12pt" style:font-style-complex="normal"/>
    </style:style>
    <style:style style:name="T200" style:family="text">
      <style:text-properties fo:font-variant="normal" fo:text-transform="none" fo:color="#222222" style:font-name="Arial" fo:font-size="12pt" fo:letter-spacing="normal" fo:font-style="normal" fo:font-weight="normal" officeooo:rsid="00ae1f2a" style:font-size-asian="12pt" style:font-style-asian="normal" style:font-size-complex="12pt" style:font-style-complex="normal"/>
    </style:style>
    <style:style style:name="T201" style:family="text">
      <style:text-properties fo:font-variant="normal" fo:text-transform="none" fo:color="#222222" style:font-name="Arial" fo:font-size="12pt" fo:letter-spacing="normal" fo:font-style="normal" fo:font-weight="normal" officeooo:rsid="00eea248" style:font-size-asian="12pt" style:font-style-asian="normal" style:font-size-complex="12pt" style:font-style-complex="normal"/>
    </style:style>
    <style:style style:name="T202" style:family="text">
      <style:text-properties fo:font-variant="normal" fo:text-transform="none" fo:color="#222222" style:font-name="Arial" fo:font-size="10pt" fo:letter-spacing="normal" fo:font-style="italic" fo:font-weight="normal" style:font-size-asian="10pt" style:font-style-asian="italic" style:font-size-complex="10pt" style:font-style-complex="italic"/>
    </style:style>
    <style:style style:name="T203" style:family="text">
      <style:text-properties fo:font-variant="normal" fo:text-transform="none" fo:color="#222222" style:font-name="Arial" fo:font-size="10pt" fo:letter-spacing="normal" fo:font-style="italic" fo:font-weight="normal" officeooo:rsid="011712ab" style:font-size-asian="10pt" style:font-style-asian="italic" style:font-size-complex="10pt" style:font-style-complex="italic"/>
    </style:style>
    <style:style style:name="T204" style:family="text">
      <style:text-properties fo:font-variant="normal" fo:text-transform="none" fo:color="#222222" style:font-name="Arial" fo:font-size="10pt" fo:letter-spacing="normal" fo:font-style="italic" fo:font-weight="normal" officeooo:rsid="00f6c235" style:font-size-asian="10pt" style:font-style-asian="italic" style:font-size-complex="10pt" style:font-style-complex="italic"/>
    </style:style>
    <style:style style:name="T205" style:family="text">
      <style:text-properties fo:font-variant="normal" fo:text-transform="none" fo:color="#222222" style:font-name="Arial1" fo:font-size="12pt" fo:letter-spacing="normal" fo:font-style="normal" fo:font-weight="normal" officeooo:rsid="00aa73ca" style:font-size-asian="12pt" style:font-style-asian="normal" style:font-size-complex="12pt" style:font-style-complex="normal"/>
    </style:style>
    <style:style style:name="T206" style:family="text">
      <style:text-properties fo:font-variant="normal" fo:text-transform="none" fo:color="#222222" style:text-position="super 58%" style:font-name="Arial" fo:font-size="10pt" fo:letter-spacing="normal" fo:font-style="italic" fo:font-weight="normal" officeooo:rsid="011712ab" style:font-size-asian="10pt" style:font-style-asian="italic" style:font-size-complex="10pt" style:font-style-complex="italic"/>
    </style:style>
    <style:style style:name="T207" style:family="text">
      <style:text-properties fo:font-variant="normal" fo:text-transform="none" fo:color="#202122" style:font-name="Arial" fo:font-size="12pt" fo:letter-spacing="normal" fo:font-style="normal" fo:font-weight="normal" style:font-size-asian="12pt" style:font-style-asian="normal" style:font-size-complex="12pt" style:font-style-complex="normal"/>
    </style:style>
    <style:style style:name="T208" style:family="text">
      <style:text-properties fo:font-variant="normal" fo:text-transform="none" fo:color="#202122" style:font-name="Arial" fo:font-size="12pt" fo:letter-spacing="normal" fo:font-style="normal" fo:font-weight="normal" officeooo:rsid="0082ab2e" style:font-size-asian="12pt" style:font-style-asian="normal" style:font-size-complex="12pt" style:font-style-complex="normal"/>
    </style:style>
    <style:style style:name="T209" style:family="text">
      <style:text-properties fo:font-variant="normal" fo:text-transform="none" fo:color="#202122" style:font-name="Arial" fo:font-size="12pt" fo:letter-spacing="normal" fo:font-style="normal" fo:font-weight="normal" officeooo:rsid="00830469" style:font-size-asian="12pt" style:font-style-asian="normal" style:font-size-complex="12pt" style:font-style-complex="normal"/>
    </style:style>
    <style:style style:name="T210" style:family="text">
      <style:text-properties fo:font-variant="normal" fo:text-transform="none" fo:color="#202122" style:font-name="Arial" fo:font-size="12pt" fo:letter-spacing="normal" fo:font-style="normal" fo:font-weight="normal" officeooo:rsid="0086216b" style:font-size-asian="12pt" style:font-style-asian="normal" style:font-size-complex="12pt" style:font-style-complex="normal"/>
    </style:style>
    <style:style style:name="T211" style:family="text">
      <style:text-properties fo:font-variant="normal" fo:text-transform="none" fo:color="#202122" style:font-name="Arial" fo:font-size="12pt" fo:letter-spacing="normal" fo:font-style="normal" fo:font-weight="normal" officeooo:rsid="00873b77" style:font-size-asian="12pt" style:font-style-asian="normal" style:font-size-complex="12pt" style:font-style-complex="normal"/>
    </style:style>
    <style:style style:name="T212" style:family="text">
      <style:text-properties fo:font-variant="normal" fo:text-transform="none" fo:color="#202122" style:font-name="Arial" fo:font-size="12pt" fo:letter-spacing="normal" fo:font-style="normal" fo:font-weight="normal" officeooo:rsid="0087c03a" style:font-size-asian="12pt" style:font-style-asian="normal" style:font-size-complex="12pt" style:font-style-complex="normal"/>
    </style:style>
    <style:style style:name="T213" style:family="text">
      <style:text-properties fo:font-variant="normal" fo:text-transform="none" fo:color="#202122" style:font-name="Arial" fo:font-size="10pt" fo:letter-spacing="normal" fo:font-style="italic" fo:font-weight="normal" officeooo:rsid="011b3139" style:font-size-asian="10pt" style:font-style-asian="italic" style:font-size-complex="10pt" style:font-style-complex="italic"/>
    </style:style>
    <style:style style:name="T214" style:family="text">
      <style:text-properties fo:font-variant="normal" fo:text-transform="none" fo:color="#202122" style:font-name="Arial1" fo:font-size="12pt" fo:letter-spacing="normal" fo:font-style="normal" fo:font-weight="normal" officeooo:rsid="0086216b" style:font-size-asian="12pt" style:font-style-asian="normal" style:font-size-complex="12pt" style:font-style-complex="normal"/>
    </style:style>
    <style:style style:name="T215" style:family="text">
      <style:text-properties fo:font-variant="normal" fo:text-transform="none" fo:color="#202122" style:font-name="Arial1" fo:font-size="12pt" fo:letter-spacing="normal" fo:font-style="normal" fo:font-weight="normal" officeooo:rsid="0087c03a" style:font-size-asian="12pt" style:font-style-asian="normal" style:font-size-complex="12pt" style:font-style-complex="normal"/>
    </style:style>
    <style:style style:name="T216" style:family="text">
      <style:text-properties fo:font-variant="normal" fo:text-transform="none" fo:color="#050505" style:font-name="Arial" fo:font-size="12pt" fo:letter-spacing="normal" fo:font-style="normal" fo:font-weight="normal" style:font-size-asian="12pt" style:font-size-complex="12pt"/>
    </style:style>
    <style:style style:name="T217" style:family="text">
      <style:text-properties fo:font-variant="normal" fo:text-transform="none" fo:color="#050505" style:font-name="Arial" fo:font-size="12pt" fo:letter-spacing="normal" fo:font-style="normal" fo:font-weight="normal" officeooo:rsid="00a8f77c" style:font-size-asian="12pt" style:font-size-complex="12pt"/>
    </style:style>
    <style:style style:name="T218" style:family="text">
      <style:text-properties fo:font-variant="normal" fo:text-transform="none" fo:color="#050505" style:font-name="Arial" fo:font-size="12pt" fo:letter-spacing="normal" fo:font-style="normal" fo:font-weight="normal" officeooo:rsid="00a8fde3" style:font-size-asian="12pt" style:font-size-complex="12pt"/>
    </style:style>
    <style:style style:name="T219" style:family="text">
      <style:text-properties fo:font-variant="normal" fo:text-transform="none" fo:color="#050505" style:font-name="Arial" fo:font-size="10pt" fo:letter-spacing="normal" fo:font-style="italic" fo:font-weight="normal" style:font-size-asian="10pt" style:font-style-asian="italic" style:font-size-complex="10pt" style:font-style-complex="italic"/>
    </style:style>
    <style:style style:name="T220" style:family="text">
      <style:text-properties fo:font-variant="normal" fo:text-transform="none" fo:color="#050505" style:font-name="Arial" fo:font-size="10pt" fo:letter-spacing="normal" fo:font-style="italic" fo:font-weight="normal" officeooo:rsid="00dc4e80" style:font-size-asian="10pt" style:font-style-asian="italic" style:font-size-complex="10pt" style:font-style-complex="italic"/>
    </style:style>
    <style:style style:name="T221" style:family="text">
      <style:text-properties fo:font-variant="normal" fo:text-transform="none" fo:color="#050505" style:font-name="Arial" fo:font-size="10pt" fo:letter-spacing="normal" fo:font-style="italic" fo:font-weight="normal" officeooo:rsid="00800327" style:font-size-asian="10pt" style:font-style-asian="italic" style:font-size-complex="10pt" style:font-style-complex="italic"/>
    </style:style>
    <style:style style:name="T222" style:family="text">
      <style:text-properties fo:font-variant="normal" fo:text-transform="none" fo:color="#050505" style:font-name="Arial" fo:font-size="10pt" fo:letter-spacing="normal" fo:font-style="italic" fo:font-weight="normal" officeooo:rsid="01168699" style:font-size-asian="10pt" style:font-style-asian="italic" style:font-size-complex="10pt" style:font-style-complex="italic"/>
    </style:style>
    <style:style style:name="T223" style:family="text">
      <style:text-properties fo:font-variant="normal" fo:text-transform="none" fo:color="#050505" style:font-name="Arial" fo:font-size="10pt" fo:letter-spacing="normal" fo:font-style="italic" fo:font-weight="normal" officeooo:rsid="011712ab" style:font-size-asian="10pt" style:font-style-asian="italic" style:font-size-complex="10pt" style:font-style-complex="italic"/>
    </style:style>
    <style:style style:name="T224" style:family="text">
      <style:text-properties fo:font-variant="normal" fo:text-transform="none" fo:color="#050505" style:font-name="Arial" fo:font-size="10pt" fo:letter-spacing="normal" fo:font-style="italic" style:font-size-asian="10pt" style:font-style-asian="italic" style:font-size-complex="10pt" style:font-style-complex="italic"/>
    </style:style>
    <style:style style:name="T225" style:family="text">
      <style:text-properties fo:font-variant="normal" fo:text-transform="none" fo:color="#050505" style:font-name="Lucida Grande" fo:font-size="9pt" fo:letter-spacing="normal" fo:font-style="normal" fo:font-weight="normal"/>
    </style:style>
    <style:style style:name="T226" style:family="text">
      <style:text-properties fo:font-variant="normal" fo:text-transform="none" fo:color="#050505" style:font-name="Lucida Grande" fo:font-size="10pt" fo:letter-spacing="normal" fo:font-style="italic" fo:font-weight="normal" officeooo:rsid="01231e35" style:font-size-asian="10pt" style:font-style-asian="italic" style:font-size-complex="10pt" style:font-style-complex="italic"/>
    </style:style>
    <style:style style:name="T227" style:family="text">
      <style:text-properties fo:font-variant="normal" fo:text-transform="none" fo:color="#050505" fo:letter-spacing="normal"/>
    </style:style>
    <style:style style:name="T228" style:family="text">
      <style:text-properties fo:font-variant="normal" fo:text-transform="none" fo:color="#000000" style:font-name="Arial" fo:font-size="10pt" fo:letter-spacing="normal" fo:font-style="italic" fo:font-weight="normal" style:font-size-asian="10pt" style:font-style-asian="italic" style:font-size-complex="10pt" style:font-style-complex="italic"/>
    </style:style>
    <style:style style:name="T229" style:family="text">
      <style:text-properties fo:font-variant="normal" fo:text-transform="none" fo:color="#000000" style:font-name="Arial" fo:font-size="10pt" fo:letter-spacing="normal" fo:font-style="italic" fo:font-weight="normal" officeooo:rsid="00d1a324" style:font-size-asian="10pt" style:font-style-asian="italic" style:font-size-complex="10pt" style:font-style-complex="italic"/>
    </style:style>
    <style:style style:name="T230" style:family="text">
      <style:text-properties fo:font-variant="normal" fo:text-transform="none" fo:color="#000000" style:font-name="Arial" fo:font-size="10pt" fo:letter-spacing="normal" fo:font-style="italic" fo:font-weight="normal" officeooo:rsid="00d2a687" style:font-size-asian="10pt" style:font-style-asian="italic" style:font-size-complex="10pt" style:font-style-complex="italic"/>
    </style:style>
    <style:style style:name="T231" style:family="text">
      <style:text-properties fo:font-variant="normal" fo:text-transform="none" fo:color="#000000" style:font-name="Arial" fo:font-size="10pt" fo:letter-spacing="normal" fo:font-style="italic" fo:font-weight="normal" officeooo:rsid="00eb5d7e" style:font-size-asian="10pt" style:font-style-asian="italic" style:font-size-complex="10pt" style:font-style-complex="italic"/>
    </style:style>
    <style:style style:name="T232" style:family="text">
      <style:text-properties fo:font-variant="normal" fo:text-transform="none" fo:color="#000000" style:font-name="Arial" fo:font-size="10pt" fo:letter-spacing="normal" fo:font-style="italic" fo:font-weight="normal" officeooo:rsid="003af69b" style:font-size-asian="10pt" style:font-style-asian="italic" style:font-size-complex="10pt" style:font-style-complex="italic"/>
    </style:style>
    <style:style style:name="T233" style:family="text">
      <style:text-properties fo:font-variant="normal" fo:text-transform="none" fo:color="#000000" style:font-name="Arial" fo:font-size="10pt" fo:letter-spacing="normal" fo:font-style="italic" fo:font-weight="normal" officeooo:rsid="00516570" style:font-size-asian="10pt" style:font-style-asian="italic" style:font-size-complex="10pt" style:font-style-complex="italic"/>
    </style:style>
    <style:style style:name="T234" style:family="text">
      <style:text-properties fo:font-variant="normal" fo:text-transform="none" fo:color="#000000" style:font-name="Arial" fo:font-size="10pt" fo:letter-spacing="normal" fo:font-style="italic" fo:font-weight="normal" officeooo:rsid="010a5b64" style:font-size-asian="10pt" style:font-style-asian="italic" style:font-size-complex="10pt" style:font-style-complex="italic"/>
    </style:style>
    <style:style style:name="T235" style:family="text">
      <style:text-properties fo:font-variant="normal" fo:text-transform="none" fo:color="#000000" style:font-name="Arial" fo:font-size="10pt" fo:letter-spacing="normal" fo:font-style="italic" fo:font-weight="normal" officeooo:rsid="010c3da1" style:font-size-asian="10pt" style:font-style-asian="italic" style:font-size-complex="10pt" style:font-style-complex="italic"/>
    </style:style>
    <style:style style:name="T236" style:family="text">
      <style:text-properties fo:font-variant="normal" fo:text-transform="none" fo:color="#000000" style:font-name="Arial" fo:font-size="10pt" fo:letter-spacing="normal" fo:font-style="italic" fo:font-weight="normal" officeooo:rsid="010d9e0a" style:font-size-asian="10pt" style:font-style-asian="italic" style:font-size-complex="10pt" style:font-style-complex="italic"/>
    </style:style>
    <style:style style:name="T237" style:family="text">
      <style:text-properties fo:font-variant="normal" fo:text-transform="none" fo:color="#000000" style:font-name="Arial" fo:font-size="10pt" fo:letter-spacing="normal" fo:font-style="italic" fo:font-weight="normal" officeooo:rsid="01165102" style:font-size-asian="10pt" style:font-style-asian="italic" style:font-size-complex="10pt" style:font-style-complex="italic"/>
    </style:style>
    <style:style style:name="T238" style:family="text">
      <style:text-properties fo:font-variant="normal" fo:text-transform="none" fo:color="#000000" style:font-name="Arial" fo:font-size="10pt" fo:letter-spacing="normal" fo:font-style="italic" fo:font-weight="normal" officeooo:rsid="00800327" style:font-size-asian="10pt" style:font-style-asian="italic" style:font-size-complex="10pt" style:font-style-complex="italic"/>
    </style:style>
    <style:style style:name="T239" style:family="text">
      <style:text-properties fo:font-variant="normal" fo:text-transform="none" fo:color="#000000" style:font-name="Arial" fo:font-size="10pt" fo:letter-spacing="normal" fo:font-style="italic" fo:font-weight="normal" officeooo:rsid="01172d25" style:font-size-asian="10pt" style:font-style-asian="italic" style:font-size-complex="10pt" style:font-style-complex="italic"/>
    </style:style>
    <style:style style:name="T240" style:family="text">
      <style:text-properties fo:font-variant="normal" fo:text-transform="none" fo:color="#000000" style:font-name="Arial" fo:font-size="10pt" fo:letter-spacing="normal" fo:font-style="italic" fo:font-weight="normal" officeooo:rsid="011aa6ac" style:font-size-asian="10pt" style:font-style-asian="italic" style:font-size-complex="10pt" style:font-style-complex="italic"/>
    </style:style>
    <style:style style:name="T241" style:family="text">
      <style:text-properties fo:font-variant="normal" fo:text-transform="none" fo:color="#000000" style:font-name="Arial" fo:font-size="10pt" fo:letter-spacing="normal" fo:font-style="italic" fo:font-weight="normal" officeooo:rsid="011aa6ac" style:font-size-asian="10pt" style:font-style-asian="italic" style:font-size-complex="10pt" style:font-style-complex="italic" loext:padding="0cm" loext:border="none"/>
    </style:style>
    <style:style style:name="T242" style:family="text">
      <style:text-properties fo:font-variant="normal" fo:text-transform="none" fo:color="#000000" style:font-name="Arial" fo:font-size="10pt" fo:letter-spacing="normal" fo:font-style="italic" fo:font-weight="normal" officeooo:rsid="011b3139" style:font-size-asian="10pt" style:font-style-asian="italic" style:font-size-complex="10pt" style:font-style-complex="italic"/>
    </style:style>
    <style:style style:name="T243" style:family="text">
      <style:text-properties fo:font-variant="normal" fo:text-transform="none" fo:color="#000000" style:font-name="Arial" fo:font-size="10pt" fo:letter-spacing="normal" fo:font-style="italic" fo:font-weight="normal" officeooo:rsid="003af69b" fo:background-color="transparent" loext:char-shading-value="0" style:font-size-asian="10pt" style:font-style-asian="italic" style:font-size-complex="10pt" style:font-style-complex="italic"/>
    </style:style>
    <style:style style:name="T244" style:family="text">
      <style:text-properties fo:font-variant="normal" fo:text-transform="none" fo:color="#000000" style:font-name="Arial" fo:font-size="10pt" fo:letter-spacing="normal" fo:font-style="italic" fo:font-weight="normal" officeooo:rsid="0100d166" fo:background-color="transparent" loext:char-shading-value="0" style:font-size-asian="10pt" style:font-style-asian="italic" style:font-size-complex="10pt" style:font-style-complex="italic"/>
    </style:style>
    <style:style style:name="T245" style:family="text">
      <style:text-properties fo:font-variant="normal" fo:text-transform="none" fo:color="#000000" style:font-name="Arial" fo:font-size="10pt" fo:letter-spacing="normal" fo:font-style="italic" fo:font-weight="normal" officeooo:rsid="00ffa0af" fo:background-color="transparent" loext:char-shading-value="0" style:font-size-asian="10pt" style:font-style-asian="italic" style:font-size-complex="10pt" style:font-style-complex="italic"/>
    </style:style>
    <style:style style:name="T246" style:family="text">
      <style:text-properties fo:font-variant="normal" fo:text-transform="none" fo:color="#000000" style:font-name="Arial" fo:font-size="10pt" fo:letter-spacing="normal" fo:font-style="italic" fo:font-weight="normal" officeooo:rsid="0102399c" fo:background-color="transparent" loext:char-shading-value="0" style:font-size-asian="10pt" style:font-style-asian="italic" style:font-size-complex="10pt" style:font-style-complex="italic"/>
    </style:style>
    <style:style style:name="T247" style:family="text">
      <style:text-properties fo:font-variant="normal" fo:text-transform="none" fo:color="#000000" style:font-name="Arial" fo:font-size="10pt" fo:letter-spacing="normal" fo:font-style="italic" fo:font-weight="normal" officeooo:rsid="0121517c" fo:background-color="transparent" loext:char-shading-value="0" style:font-size-asian="10pt" style:font-style-asian="italic" style:font-size-complex="10pt" style:font-style-complex="italic"/>
    </style:style>
    <style:style style:name="T248" style:family="text">
      <style:text-properties fo:font-variant="normal" fo:text-transform="none" fo:color="#000000" style:font-name="Arial" fo:font-size="10pt" fo:letter-spacing="normal" fo:font-style="italic" style:text-underline-style="none" fo:font-weight="normal" style:font-size-asian="10pt" style:font-style-asian="italic" style:font-size-complex="10pt" style:font-style-complex="italic"/>
    </style:style>
    <style:style style:name="T249" style:family="text">
      <style:text-properties fo:font-variant="normal" fo:text-transform="none" fo:color="#000000" style:font-name="Arial" fo:font-size="10pt" fo:letter-spacing="normal" fo:font-style="italic" style:text-underline-style="none" fo:font-weight="normal" style:font-size-asian="10pt" style:font-style-asian="italic" style:font-size-complex="10pt" style:font-style-complex="italic" loext:padding="0cm" loext:border="none"/>
    </style:style>
    <style:style style:name="T250" style:family="text">
      <style:text-properties fo:font-variant="normal" fo:text-transform="none" fo:color="#000000" style:font-name="Arial" fo:font-size="10pt" fo:letter-spacing="normal" fo:font-style="italic" style:text-underline-style="none" style:font-size-asian="10pt" style:font-style-asian="italic" style:font-size-complex="10pt" style:font-style-complex="italic"/>
    </style:style>
    <style:style style:name="T251" style:family="text">
      <style:text-properties fo:font-variant="normal" fo:text-transform="none" fo:color="#000000" style:font-name="Arial" fo:font-size="10pt" fo:letter-spacing="normal" fo:font-style="italic" style:font-size-asian="10pt" style:font-style-asian="italic" style:font-size-complex="10pt" style:font-style-complex="italic"/>
    </style:style>
    <style:style style:name="T252" style:family="text">
      <style:text-properties fo:font-variant="normal" fo:text-transform="none" fo:color="#000000" style:font-name="Arial" fo:font-size="10pt" fo:letter-spacing="normal" fo:font-style="italic" officeooo:rsid="00516570" style:font-size-asian="10pt" style:font-style-asian="italic" style:font-size-complex="10pt" style:font-style-complex="italic"/>
    </style:style>
    <style:style style:name="T253" style:family="text">
      <style:text-properties fo:font-variant="normal" fo:text-transform="none" fo:color="#000000" style:font-name="Arial" fo:font-size="10pt" fo:letter-spacing="normal" fo:font-style="italic" officeooo:rsid="010a5b64" style:font-size-asian="10pt" style:font-style-asian="italic" style:font-size-complex="10pt" style:font-style-complex="italic"/>
    </style:style>
    <style:style style:name="T254" style:family="text">
      <style:text-properties fo:font-variant="normal" fo:text-transform="none" fo:color="#000000" style:font-name="Arial" fo:font-size="10pt" fo:letter-spacing="normal" fo:font-style="italic" officeooo:rsid="010c3da1" style:font-size-asian="10pt" style:font-style-asian="italic" style:font-size-complex="10pt" style:font-style-complex="italic"/>
    </style:style>
    <style:style style:name="T255" style:family="text">
      <style:text-properties fo:font-variant="normal" fo:text-transform="none" fo:color="#000000" style:font-name="Arial" fo:font-size="10pt" fo:letter-spacing="normal" fo:font-style="italic" officeooo:rsid="00800327" style:font-size-asian="10pt" style:font-style-asian="italic" style:font-size-complex="10pt" style:font-style-complex="italic"/>
    </style:style>
    <style:style style:name="T256" style:family="text">
      <style:text-properties fo:font-variant="normal" fo:text-transform="none" fo:color="#000000" style:text-line-through-style="none" style:text-line-through-type="none" style:font-name="Arial" fo:font-size="10pt" fo:letter-spacing="normal" fo:font-style="italic" style:text-underline-style="none" fo:font-weight="normal" style:text-blinking="false" style:font-size-asian="10pt" style:font-style-asian="italic" style:font-size-complex="10pt" style:font-style-complex="italic"/>
    </style:style>
    <style:style style:name="T257"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0eb5d7e" style:text-blinking="false" style:font-size-asian="10pt" style:font-style-asian="italic" style:font-size-complex="10pt" style:font-style-complex="italic"/>
    </style:style>
    <style:style style:name="T258"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0fce942" style:text-blinking="false" style:font-size-asian="10pt" style:font-style-asian="italic" style:font-size-complex="10pt" style:font-style-complex="italic"/>
    </style:style>
    <style:style style:name="T259" style:family="text">
      <style:text-properties fo:font-variant="normal" fo:text-transform="none" fo:color="#000000" style:text-line-through-style="none" style:text-line-through-type="none" style:font-name="Arial" fo:font-size="10pt" fo:letter-spacing="normal" fo:font-style="italic" style:text-underline-style="none" fo:font-weight="normal" style:text-blinking="false" style:font-size-asian="10pt" style:font-style-asian="italic" style:font-size-complex="10pt" style:font-style-complex="italic" loext:padding="0cm" loext:border="none"/>
    </style:style>
    <style:style style:name="T260"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105226c" style:text-blinking="false" style:font-size-asian="10pt" style:font-style-asian="italic" style:font-size-complex="10pt" style:font-style-complex="italic" loext:padding="0cm" loext:border="none"/>
    </style:style>
    <style:style style:name="T261"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0516570" style:text-blinking="false" style:font-size-asian="10pt" style:font-style-asian="italic" style:font-size-complex="10pt" style:font-style-complex="italic"/>
    </style:style>
    <style:style style:name="T262"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10a5b64" style:text-blinking="false" style:font-size-asian="10pt" style:font-style-asian="italic" style:font-size-complex="10pt" style:font-style-complex="italic"/>
    </style:style>
    <style:style style:name="T263"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0800327" style:text-blinking="false" style:font-size-asian="10pt" style:font-style-asian="italic" style:font-size-complex="10pt" style:font-style-complex="italic"/>
    </style:style>
    <style:style style:name="T264"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11b3139" style:text-blinking="false" style:font-size-asian="10pt" style:font-style-asian="italic" style:font-size-complex="10pt" style:font-style-complex="italic"/>
    </style:style>
    <style:style style:name="T265"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11b3139" style:text-blinking="false" style:font-size-asian="10pt" style:font-style-asian="italic" style:font-size-complex="10pt" style:font-style-complex="italic" loext:padding="0cm" loext:border="none"/>
    </style:style>
    <style:style style:name="T266"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03af69b" style:text-blinking="false" fo:background-color="transparent" loext:char-shading-value="0" style:font-size-asian="10pt" style:font-style-asian="italic" style:font-size-complex="10pt" style:font-style-complex="italic"/>
    </style:style>
    <style:style style:name="T267" style:family="text">
      <style:text-properties fo:font-variant="normal" fo:text-transform="none" fo:color="#000000" style:text-line-through-style="none" style:text-line-through-type="none" fo:font-size="10pt" fo:letter-spacing="normal" fo:font-style="italic" style:text-underline-style="none" fo:font-weight="normal" officeooo:rsid="003af69b" style:text-blinking="false" fo:background-color="transparent" loext:char-shading-value="0" style:font-size-asian="10pt" style:font-style-asian="italic" style:font-size-complex="10pt" style:font-style-complex="italic"/>
    </style:style>
    <style:style style:name="T268" style:family="text">
      <style:text-properties fo:font-variant="normal" fo:text-transform="none" fo:color="#000000" fo:font-size="10pt" fo:letter-spacing="normal" fo:font-style="italic" fo:font-weight="normal" officeooo:rsid="003af69b" fo:background-color="transparent" loext:char-shading-value="0" style:font-size-asian="10pt" style:font-style-asian="italic" style:font-size-complex="10pt" style:font-style-complex="italic"/>
    </style:style>
    <style:style style:name="T269" style:family="text">
      <style:text-properties fo:font-variant="normal" fo:text-transform="none" fo:color="#000000" fo:font-size="10pt" fo:letter-spacing="normal" fo:font-style="italic" fo:font-weight="normal" officeooo:rsid="00ffa0af" fo:background-color="transparent" loext:char-shading-value="0" style:font-size-asian="10pt" style:font-style-asian="italic" style:font-size-complex="10pt" style:font-style-complex="italic"/>
    </style:style>
    <style:style style:name="T270" style:family="text">
      <style:text-properties fo:font-variant="normal" fo:text-transform="none" fo:color="#000000" fo:font-size="10pt" fo:letter-spacing="normal" fo:font-style="italic" fo:font-weight="normal" officeooo:rsid="00ffd64a" fo:background-color="transparent" loext:char-shading-value="0" style:font-size-asian="10pt" style:font-style-asian="italic" style:font-size-complex="10pt" style:font-style-complex="italic"/>
    </style:style>
    <style:style style:name="T271" style:family="text">
      <style:text-properties fo:font-variant="normal" fo:text-transform="none" fo:color="#000000" fo:font-size="10pt" fo:letter-spacing="normal" fo:font-style="italic" fo:font-weight="normal" officeooo:rsid="01007bf5" fo:background-color="transparent" loext:char-shading-value="0" style:font-size-asian="10pt" style:font-style-asian="italic" style:font-size-complex="10pt" style:font-style-complex="italic"/>
    </style:style>
    <style:style style:name="T272" style:family="text">
      <style:text-properties fo:font-variant="normal" fo:text-transform="none" fo:color="#000000" fo:font-size="10pt" fo:letter-spacing="normal" fo:font-style="italic" fo:font-weight="normal" officeooo:rsid="0100d166" fo:background-color="transparent" loext:char-shading-value="0" style:font-size-asian="10pt" style:font-style-asian="italic" style:font-size-complex="10pt" style:font-style-complex="italic"/>
    </style:style>
    <style:style style:name="T273" style:family="text">
      <style:text-properties fo:font-variant="normal" fo:text-transform="none" fo:color="#000000" fo:font-size="10pt" fo:letter-spacing="normal" fo:font-style="italic" fo:font-weight="normal" officeooo:rsid="01231e35" fo:background-color="transparent" loext:char-shading-value="0" style:font-size-asian="10pt" style:font-style-asian="italic" style:font-size-complex="10pt" style:font-style-complex="italic"/>
    </style:style>
    <style:style style:name="T274" style:family="text">
      <style:text-properties officeooo:rsid="0086216b"/>
    </style:style>
    <style:style style:name="T275" style:family="text">
      <style:text-properties officeooo:rsid="0087c03a"/>
    </style:style>
    <style:style style:name="T276" style:family="text">
      <style:text-properties officeooo:rsid="007b2974"/>
    </style:style>
    <style:style style:name="T277" style:family="text">
      <style:text-properties officeooo:rsid="00886c59"/>
    </style:style>
    <style:style style:name="T278" style:family="text">
      <style:text-properties officeooo:rsid="008b824e"/>
    </style:style>
    <style:style style:name="T279" style:family="text">
      <style:text-properties officeooo:rsid="008da85e"/>
    </style:style>
    <style:style style:name="T280" style:family="text">
      <style:text-properties officeooo:rsid="00909d15"/>
    </style:style>
    <style:style style:name="T281" style:family="text">
      <style:text-properties officeooo:rsid="0091e7c6"/>
    </style:style>
    <style:style style:name="T282" style:family="text">
      <style:text-properties officeooo:rsid="0094d07d"/>
    </style:style>
    <style:style style:name="T283" style:family="text">
      <style:text-properties officeooo:rsid="00986ac2"/>
    </style:style>
    <style:style style:name="T284" style:family="text">
      <style:text-properties officeooo:rsid="00989001"/>
    </style:style>
    <style:style style:name="T285" style:family="text">
      <style:text-properties fo:font-size="10pt" officeooo:rsid="00b94208" style:font-size-asian="10pt" style:font-size-complex="10pt"/>
    </style:style>
    <style:style style:name="T286" style:family="text">
      <style:text-properties fo:font-size="10pt" fo:font-style="italic" style:font-size-asian="10pt" style:font-style-asian="italic" style:font-size-complex="10pt" style:font-style-complex="italic"/>
    </style:style>
    <style:style style:name="T287" style:family="text">
      <style:text-properties fo:font-size="10pt" fo:font-style="italic" officeooo:rsid="00b3c858" style:font-size-asian="10pt" style:font-style-asian="italic" style:font-size-complex="10pt" style:font-style-complex="italic"/>
    </style:style>
    <style:style style:name="T288" style:family="text">
      <style:text-properties fo:font-size="10pt" fo:font-style="italic" officeooo:rsid="00b66bee" style:font-size-asian="10pt" style:font-style-asian="italic" style:font-size-complex="10pt" style:font-style-complex="italic"/>
    </style:style>
    <style:style style:name="T289" style:family="text">
      <style:text-properties fo:font-size="10pt" fo:font-style="italic" officeooo:rsid="00b94208" style:font-size-asian="10pt" style:font-style-asian="italic" style:font-size-complex="10pt" style:font-style-complex="italic"/>
    </style:style>
    <style:style style:name="T290" style:family="text">
      <style:text-properties fo:font-size="10pt" fo:font-style="italic" officeooo:rsid="003df701" style:font-size-asian="10pt" style:font-style-asian="italic" style:font-size-complex="10pt" style:font-style-complex="italic"/>
    </style:style>
    <style:style style:name="T291" style:family="text">
      <style:text-properties fo:font-size="10pt" fo:font-style="italic" officeooo:rsid="00bbc994" style:font-size-asian="10pt" style:font-style-asian="italic" style:font-size-complex="10pt" style:font-style-complex="italic"/>
    </style:style>
    <style:style style:name="T292" style:family="text">
      <style:text-properties fo:font-size="10pt" fo:font-style="italic" officeooo:rsid="00bc81f0" style:font-size-asian="10pt" style:font-style-asian="italic" style:font-size-complex="10pt" style:font-style-complex="italic"/>
    </style:style>
    <style:style style:name="T293" style:family="text">
      <style:text-properties fo:font-size="10pt" fo:font-style="italic" officeooo:rsid="00bd248f" style:font-size-asian="10pt" style:font-style-asian="italic" style:font-size-complex="10pt" style:font-style-complex="italic"/>
    </style:style>
    <style:style style:name="T294" style:family="text">
      <style:text-properties fo:font-size="10pt" fo:font-style="italic" officeooo:rsid="001790fb" style:font-size-asian="10pt" style:font-style-asian="italic" style:font-size-complex="10pt" style:font-style-complex="italic"/>
    </style:style>
    <style:style style:name="T295" style:family="text">
      <style:text-properties fo:font-size="10pt" fo:font-style="italic" officeooo:rsid="00bdd031" style:font-size-asian="10pt" style:font-style-asian="italic" style:font-size-complex="10pt" style:font-style-complex="italic"/>
    </style:style>
    <style:style style:name="T296" style:family="text">
      <style:text-properties fo:font-size="10pt" fo:font-style="italic" officeooo:rsid="00bdfe16" style:font-size-asian="10pt" style:font-style-asian="italic" style:font-size-complex="10pt" style:font-style-complex="italic"/>
    </style:style>
    <style:style style:name="T297" style:family="text">
      <style:text-properties fo:font-size="10pt" fo:font-style="italic" officeooo:rsid="001874d2" style:font-size-asian="10pt" style:font-style-asian="italic" style:font-size-complex="10pt" style:font-style-complex="italic"/>
    </style:style>
    <style:style style:name="T298" style:family="text">
      <style:text-properties fo:font-size="10pt" fo:font-style="italic" officeooo:rsid="00be1045" style:font-size-asian="10pt" style:font-style-asian="italic" style:font-size-complex="10pt" style:font-style-complex="italic"/>
    </style:style>
    <style:style style:name="T299" style:family="text">
      <style:text-properties fo:font-size="10pt" fo:font-style="italic" officeooo:rsid="00be537b" style:font-size-asian="10pt" style:font-style-asian="italic" style:font-size-complex="10pt" style:font-style-complex="italic"/>
    </style:style>
    <style:style style:name="T300" style:family="text">
      <style:text-properties fo:font-size="10pt" fo:font-style="italic" officeooo:rsid="001b50ab" style:font-size-asian="10pt" style:font-style-asian="italic" style:font-size-complex="10pt" style:font-style-complex="italic"/>
    </style:style>
    <style:style style:name="T301" style:family="text">
      <style:text-properties fo:font-size="10pt" fo:font-style="italic" officeooo:rsid="00c3d817" style:font-size-asian="10pt" style:font-style-asian="italic" style:font-size-complex="10pt" style:font-style-complex="italic"/>
    </style:style>
    <style:style style:name="T302" style:family="text">
      <style:text-properties fo:font-size="10pt" fo:font-style="italic" officeooo:rsid="00c4cc42" style:font-size-asian="10pt" style:font-style-asian="italic" style:font-size-complex="10pt" style:font-style-complex="italic"/>
    </style:style>
    <style:style style:name="T303" style:family="text">
      <style:text-properties fo:font-size="10pt" fo:font-style="italic" officeooo:rsid="001bde6b" style:font-size-asian="10pt" style:font-style-asian="italic" style:font-size-complex="10pt" style:font-style-complex="italic"/>
    </style:style>
    <style:style style:name="T304" style:family="text">
      <style:text-properties fo:font-size="10pt" fo:font-style="italic" officeooo:rsid="00c608e2" style:font-size-asian="10pt" style:font-style-asian="italic" style:font-size-complex="10pt" style:font-style-complex="italic"/>
    </style:style>
    <style:style style:name="T305" style:family="text">
      <style:text-properties fo:font-size="10pt" fo:font-style="italic" officeooo:rsid="00c73181" style:font-size-asian="10pt" style:font-style-asian="italic" style:font-size-complex="10pt" style:font-style-complex="italic"/>
    </style:style>
    <style:style style:name="T306" style:family="text">
      <style:text-properties fo:font-size="10pt" fo:font-style="italic" officeooo:rsid="00c7a223" style:font-size-asian="10pt" style:font-style-asian="italic" style:font-size-complex="10pt" style:font-style-complex="italic"/>
    </style:style>
    <style:style style:name="T307" style:family="text">
      <style:text-properties fo:font-size="10pt" fo:font-style="italic" officeooo:rsid="00c91170" style:font-size-asian="10pt" style:font-style-asian="italic" style:font-size-complex="10pt" style:font-style-complex="italic"/>
    </style:style>
    <style:style style:name="T308" style:family="text">
      <style:text-properties fo:font-size="10pt" fo:font-style="italic" officeooo:rsid="00c94f95" style:font-size-asian="10pt" style:font-style-asian="italic" style:font-size-complex="10pt" style:font-style-complex="italic"/>
    </style:style>
    <style:style style:name="T309" style:family="text">
      <style:text-properties fo:font-size="10pt" fo:font-style="italic" officeooo:rsid="00cc0f1f" style:font-size-asian="10pt" style:font-style-asian="italic" style:font-size-complex="10pt" style:font-style-complex="italic"/>
    </style:style>
    <style:style style:name="T310" style:family="text">
      <style:text-properties fo:font-size="10pt" fo:font-style="italic" officeooo:rsid="003d12ac" style:font-size-asian="10pt" style:font-style-asian="italic" style:font-size-complex="10pt" style:font-style-complex="italic"/>
    </style:style>
    <style:style style:name="T311" style:family="text">
      <style:text-properties fo:font-size="10pt" fo:font-style="italic" officeooo:rsid="00cc1bbe" style:font-size-asian="10pt" style:font-style-asian="italic" style:font-size-complex="10pt" style:font-style-complex="italic"/>
    </style:style>
    <style:style style:name="T312" style:family="text">
      <style:text-properties fo:font-size="10pt" fo:font-style="italic" officeooo:rsid="00269aa6" style:font-size-asian="10pt" style:font-style-asian="italic" style:font-size-complex="10pt" style:font-style-complex="italic"/>
    </style:style>
    <style:style style:name="T313" style:family="text">
      <style:text-properties fo:font-size="10pt" fo:font-style="italic" officeooo:rsid="00271f1e" style:font-size-asian="10pt" style:font-style-asian="italic" style:font-size-complex="10pt" style:font-style-complex="italic"/>
    </style:style>
    <style:style style:name="T314" style:family="text">
      <style:text-properties fo:font-size="10pt" fo:font-style="italic" officeooo:rsid="0027db34" style:font-size-asian="10pt" style:font-style-asian="italic" style:font-size-complex="10pt" style:font-style-complex="italic"/>
    </style:style>
    <style:style style:name="T315" style:family="text">
      <style:text-properties fo:font-size="10pt" fo:font-style="italic" officeooo:rsid="00d613a5" style:font-size-asian="10pt" style:font-style-asian="italic" style:font-size-complex="10pt" style:font-style-complex="italic"/>
    </style:style>
    <style:style style:name="T316" style:family="text">
      <style:text-properties fo:font-size="10pt" fo:font-style="italic" officeooo:rsid="00d7f517" style:font-size-asian="10pt" style:font-style-asian="italic" style:font-size-complex="10pt" style:font-style-complex="italic"/>
    </style:style>
    <style:style style:name="T317" style:family="text">
      <style:text-properties fo:font-size="10pt" fo:font-style="italic" officeooo:rsid="00d89ff1" style:font-size-asian="10pt" style:font-style-asian="italic" style:font-size-complex="10pt" style:font-style-complex="italic"/>
    </style:style>
    <style:style style:name="T318" style:family="text">
      <style:text-properties fo:font-size="10pt" fo:font-style="italic" officeooo:rsid="0029cade" style:font-size-asian="10pt" style:font-style-asian="italic" style:font-size-complex="10pt" style:font-style-complex="italic"/>
    </style:style>
    <style:style style:name="T319" style:family="text">
      <style:text-properties fo:font-size="10pt" fo:font-style="italic" officeooo:rsid="00d90f4d" style:font-size-asian="10pt" style:font-style-asian="italic" style:font-size-complex="10pt" style:font-style-complex="italic"/>
    </style:style>
    <style:style style:name="T320" style:family="text">
      <style:text-properties fo:font-size="10pt" fo:font-style="italic" officeooo:rsid="00d922ce" style:font-size-asian="10pt" style:font-style-asian="italic" style:font-size-complex="10pt" style:font-style-complex="italic"/>
    </style:style>
    <style:style style:name="T321" style:family="text">
      <style:text-properties fo:font-size="10pt" fo:font-style="italic" officeooo:rsid="00425e83" style:font-size-asian="10pt" style:font-style-asian="italic" style:font-size-complex="10pt" style:font-style-complex="italic"/>
    </style:style>
    <style:style style:name="T322" style:family="text">
      <style:text-properties fo:font-size="10pt" fo:font-style="italic" officeooo:rsid="00dd5f0e" style:font-size-asian="10pt" style:font-style-asian="italic" style:font-size-complex="10pt" style:font-style-complex="italic"/>
    </style:style>
    <style:style style:name="T323" style:family="text">
      <style:text-properties fo:font-size="10pt" fo:font-style="italic" officeooo:rsid="00de8060" style:font-size-asian="10pt" style:font-style-asian="italic" style:font-size-complex="10pt" style:font-style-complex="italic"/>
    </style:style>
    <style:style style:name="T324" style:family="text">
      <style:text-properties fo:font-size="10pt" fo:font-style="italic" officeooo:rsid="00e0c64a" style:font-size-asian="10pt" style:font-style-asian="italic" style:font-size-complex="10pt" style:font-style-complex="italic"/>
    </style:style>
    <style:style style:name="T325" style:family="text">
      <style:text-properties fo:font-size="10pt" fo:font-style="italic" officeooo:rsid="0031ee9f" style:font-size-asian="10pt" style:font-style-asian="italic" style:font-size-complex="10pt" style:font-style-complex="italic"/>
    </style:style>
    <style:style style:name="T326" style:family="text">
      <style:text-properties fo:font-size="10pt" fo:font-style="italic" officeooo:rsid="00e29000" style:font-size-asian="10pt" style:font-style-asian="italic" style:font-size-complex="10pt" style:font-style-complex="italic"/>
    </style:style>
    <style:style style:name="T327" style:family="text">
      <style:text-properties fo:font-size="10pt" fo:font-style="italic" officeooo:rsid="00e4b80a" style:font-size-asian="10pt" style:font-style-asian="italic" style:font-size-complex="10pt" style:font-style-complex="italic"/>
    </style:style>
    <style:style style:name="T328" style:family="text">
      <style:text-properties fo:font-size="10pt" fo:font-style="italic" officeooo:rsid="00e71060" style:font-size-asian="10pt" style:font-style-asian="italic" style:font-size-complex="10pt" style:font-style-complex="italic"/>
    </style:style>
    <style:style style:name="T329" style:family="text">
      <style:text-properties fo:font-size="10pt" fo:font-style="italic" officeooo:rsid="00dfcedd" style:font-size-asian="10pt" style:font-style-asian="italic" style:font-size-complex="10pt" style:font-style-complex="italic"/>
    </style:style>
    <style:style style:name="T330" style:family="text">
      <style:text-properties fo:font-size="10pt" fo:font-style="italic" officeooo:rsid="00e745c7" style:font-size-asian="10pt" style:font-style-asian="italic" style:font-size-complex="10pt" style:font-style-complex="italic"/>
    </style:style>
    <style:style style:name="T331" style:family="text">
      <style:text-properties fo:font-size="10pt" fo:font-style="italic" officeooo:rsid="003466a5" style:font-size-asian="10pt" style:font-style-asian="italic" style:font-size-complex="10pt" style:font-style-complex="italic"/>
    </style:style>
    <style:style style:name="T332" style:family="text">
      <style:text-properties fo:font-size="10pt" fo:font-style="italic" officeooo:rsid="00e83226" style:font-size-asian="10pt" style:font-style-asian="italic" style:font-size-complex="10pt" style:font-style-complex="italic"/>
    </style:style>
    <style:style style:name="T333" style:family="text">
      <style:text-properties fo:font-size="10pt" fo:font-style="italic" officeooo:rsid="00efa583" style:font-size-asian="10pt" style:font-style-asian="italic" style:font-size-complex="10pt" style:font-style-complex="italic"/>
    </style:style>
    <style:style style:name="T334" style:family="text">
      <style:text-properties fo:font-size="10pt" fo:font-style="italic" officeooo:rsid="0038f86d" style:font-size-asian="10pt" style:font-style-asian="italic" style:font-size-complex="10pt" style:font-style-complex="italic"/>
    </style:style>
    <style:style style:name="T335" style:family="text">
      <style:text-properties fo:font-size="10pt" fo:font-style="italic" officeooo:rsid="00f1856b" style:font-size-asian="10pt" style:font-style-asian="italic" style:font-size-complex="10pt" style:font-style-complex="italic"/>
    </style:style>
    <style:style style:name="T336" style:family="text">
      <style:text-properties fo:font-size="10pt" fo:font-style="italic" officeooo:rsid="00f4b70f" style:font-size-asian="10pt" style:font-style-asian="italic" style:font-size-complex="10pt" style:font-style-complex="italic"/>
    </style:style>
    <style:style style:name="T337" style:family="text">
      <style:text-properties fo:font-size="10pt" fo:font-style="italic" officeooo:rsid="00f6c235" style:font-size-asian="10pt" style:font-style-asian="italic" style:font-size-complex="10pt" style:font-style-complex="italic"/>
    </style:style>
    <style:style style:name="T338" style:family="text">
      <style:text-properties fo:font-size="10pt" fo:font-style="italic" officeooo:rsid="00fae50b" style:font-size-asian="10pt" style:font-style-asian="italic" style:font-size-complex="10pt" style:font-style-complex="italic"/>
    </style:style>
    <style:style style:name="T339" style:family="text">
      <style:text-properties fo:font-size="10pt" fo:font-style="italic" officeooo:rsid="00fe96b1" style:font-size-asian="10pt" style:font-style-asian="italic" style:font-size-complex="10pt" style:font-style-complex="italic"/>
    </style:style>
    <style:style style:name="T340" style:family="text">
      <style:text-properties fo:font-size="10pt" fo:font-style="italic" officeooo:rsid="0115bd71" style:font-size-asian="10pt" style:font-style-asian="italic" style:font-size-complex="10pt" style:font-style-complex="italic"/>
    </style:style>
    <style:style style:name="T341" style:family="text">
      <style:text-properties fo:font-size="10pt" fo:font-style="italic" officeooo:rsid="01165102" style:font-size-asian="10pt" style:font-style-asian="italic" style:font-size-complex="10pt" style:font-style-complex="italic"/>
    </style:style>
    <style:style style:name="T342" style:family="text">
      <style:text-properties fo:font-size="10pt" fo:font-style="italic" officeooo:rsid="0117d3d3" style:font-size-asian="10pt" style:font-style-asian="italic" style:font-size-complex="10pt" style:font-style-complex="italic"/>
    </style:style>
    <style:style style:name="T343" style:family="text">
      <style:text-properties fo:font-size="10pt" fo:font-style="italic" officeooo:rsid="0119620b" style:font-size-asian="10pt" style:font-style-asian="italic" style:font-size-complex="10pt" style:font-style-complex="italic"/>
    </style:style>
    <style:style style:name="T344" style:family="text">
      <style:text-properties fo:font-size="10pt" fo:font-style="italic" officeooo:rsid="0086216b" style:font-size-asian="10pt" style:font-style-asian="italic" style:font-size-complex="10pt" style:font-style-complex="italic"/>
    </style:style>
    <style:style style:name="T345" style:family="text">
      <style:text-properties fo:font-size="10pt" fo:font-style="italic" officeooo:rsid="011ca7da" style:font-size-asian="10pt" style:font-style-asian="italic" style:font-size-complex="10pt" style:font-style-complex="italic"/>
    </style:style>
    <style:style style:name="T346" style:family="text">
      <style:text-properties fo:font-size="10pt" fo:font-style="italic" officeooo:rsid="0087c03a" style:font-size-asian="10pt" style:font-style-asian="italic" style:font-size-complex="10pt" style:font-style-complex="italic"/>
    </style:style>
    <style:style style:name="T347" style:family="text">
      <style:text-properties fo:font-size="10pt" fo:font-style="italic" officeooo:rsid="011ed95c" style:font-size-asian="10pt" style:font-style-asian="italic" style:font-size-complex="10pt" style:font-style-complex="italic"/>
    </style:style>
    <style:style style:name="T348" style:family="text">
      <style:text-properties fo:font-size="10pt" fo:font-style="italic" officeooo:rsid="0120d57d" style:font-size-asian="10pt" style:font-style-asian="italic" style:font-size-complex="10pt" style:font-style-complex="italic"/>
    </style:style>
    <style:style style:name="T349" style:family="text">
      <style:text-properties fo:font-size="10pt" fo:font-style="italic" officeooo:rsid="01231e35" style:font-size-asian="10pt" style:font-style-asian="italic" style:font-size-complex="10pt" style:font-style-complex="italic"/>
    </style:style>
    <style:style style:name="T350" style:family="text">
      <style:text-properties fo:font-size="10pt" fo:font-style="italic" officeooo:rsid="00886c59" style:font-size-asian="10pt" style:font-style-asian="italic" style:font-size-complex="10pt" style:font-style-complex="italic"/>
    </style:style>
    <style:style style:name="T351" style:family="text">
      <style:text-properties fo:font-size="10pt" fo:font-style="italic" officeooo:rsid="0125c5f2" style:font-size-asian="10pt" style:font-style-asian="italic" style:font-size-complex="10pt" style:font-style-complex="italic"/>
    </style:style>
    <style:style style:name="T35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353" style:family="text">
      <style:text-properties fo:font-size="10pt" fo:font-style="italic" fo:font-weight="normal" officeooo:rsid="00be537b" style:font-size-asian="10pt" style:font-style-asian="italic" style:font-weight-asian="normal" style:font-size-complex="10pt" style:font-style-complex="italic" style:font-weight-complex="normal"/>
    </style:style>
    <style:style style:name="T354" style:family="text">
      <style:text-properties fo:font-size="10pt" fo:font-style="italic" fo:background-color="transparent" loext:char-shading-value="0" style:font-size-asian="10pt" style:font-style-asian="italic" style:font-size-complex="10pt" style:font-style-complex="italic"/>
    </style:style>
    <style:style style:name="T355" style:family="text">
      <style:text-properties fo:font-size="10pt" fo:font-style="italic" officeooo:rsid="00fe96b1" fo:background-color="transparent" loext:char-shading-value="0" style:font-size-asian="10pt" style:font-style-asian="italic" style:font-size-complex="10pt" style:font-style-complex="italic"/>
    </style:style>
    <style:style style:name="T356" style:family="text">
      <style:text-properties fo:font-size="10pt" fo:font-style="italic" officeooo:rsid="00ffa0af" fo:background-color="transparent" loext:char-shading-value="0" style:font-size-asian="10pt" style:font-style-asian="italic" style:font-size-complex="10pt" style:font-style-complex="italic"/>
    </style:style>
    <style:style style:name="T357" style:family="text">
      <style:text-properties fo:font-size="10pt" fo:font-style="italic" officeooo:rsid="00ffd64a" fo:background-color="transparent" loext:char-shading-value="0" style:font-size-asian="10pt" style:font-style-asian="italic" style:font-size-complex="10pt" style:font-style-complex="italic"/>
    </style:style>
    <style:style style:name="T358" style:family="text">
      <style:text-properties fo:font-size="10pt" fo:font-style="italic" officeooo:rsid="01007bf5" fo:background-color="transparent" loext:char-shading-value="0" style:font-size-asian="10pt" style:font-style-asian="italic" style:font-size-complex="10pt" style:font-style-complex="italic"/>
    </style:style>
    <style:style style:name="T359" style:family="text">
      <style:text-properties officeooo:rsid="00baef1d"/>
    </style:style>
    <style:style style:name="T360" style:family="text">
      <style:text-properties officeooo:rsid="00bd248f"/>
    </style:style>
    <style:style style:name="T361" style:family="text">
      <style:text-properties officeooo:rsid="00bdfe16"/>
    </style:style>
    <style:style style:name="T362" style:family="text">
      <style:text-properties officeooo:rsid="00c7a223"/>
    </style:style>
    <style:style style:name="T363" style:family="text">
      <style:text-properties officeooo:rsid="00c91170"/>
    </style:style>
    <style:style style:name="T364" style:family="text">
      <style:text-properties officeooo:rsid="00c94f95"/>
    </style:style>
    <style:style style:name="T365" style:family="text">
      <style:text-properties officeooo:rsid="00cc0f1f"/>
    </style:style>
    <style:style style:name="T366" style:family="text">
      <style:text-properties officeooo:rsid="00cc1bbe"/>
    </style:style>
    <style:style style:name="T367" style:family="text">
      <style:text-properties officeooo:rsid="00d7f517"/>
    </style:style>
    <style:style style:name="T368" style:family="text">
      <style:text-properties officeooo:rsid="00d89ff1"/>
    </style:style>
    <style:style style:name="T369" style:family="text">
      <style:text-properties fo:color="#000000" style:font-name="Arial" fo:font-size="10pt" fo:font-style="italic" style:font-size-asian="10pt" style:font-style-asian="italic" style:font-size-complex="10pt" style:font-style-complex="italic"/>
    </style:style>
    <style:style style:name="T370" style:family="text">
      <style:text-properties fo:color="#000000" style:font-name="Arial" fo:font-size="10pt" fo:font-style="italic" officeooo:rsid="00d90f4d" style:font-size-asian="10pt" style:font-style-asian="italic" style:font-size-complex="10pt" style:font-style-complex="italic"/>
    </style:style>
    <style:style style:name="T371" style:family="text">
      <style:text-properties fo:color="#000000" style:font-name="Arial" fo:font-size="10pt" fo:font-style="italic" officeooo:rsid="00516570" style:font-size-asian="10pt" style:font-style-asian="italic" style:font-size-complex="10pt" style:font-style-complex="italic"/>
    </style:style>
    <style:style style:name="T372" style:family="text">
      <style:text-properties fo:color="#000000" style:font-name="Arial" fo:font-size="10pt" fo:font-style="italic" officeooo:rsid="010a5b64" style:font-size-asian="10pt" style:font-style-asian="italic" style:font-size-complex="10pt" style:font-style-complex="italic"/>
    </style:style>
    <style:style style:name="T373" style:family="text">
      <style:text-properties fo:color="#000000" style:font-name="Arial" fo:font-size="10pt" fo:font-style="italic" officeooo:rsid="00800327" style:font-size-asian="10pt" style:font-style-asian="italic" style:font-size-complex="10pt" style:font-style-complex="italic"/>
    </style:style>
    <style:style style:name="T374" style:family="text">
      <style:text-properties fo:color="#000000" style:font-name="Arial" fo:font-size="10pt" fo:font-style="italic" officeooo:rsid="011ca7da" style:font-size-asian="10pt" style:font-style-asian="italic" style:font-size-complex="10pt" style:font-style-complex="italic"/>
    </style:style>
    <style:style style:name="T375" style:family="text">
      <style:text-properties fo:color="#000000" style:font-name="Arial" fo:font-size="10pt" fo:font-style="italic" officeooo:rsid="0086216b" style:font-size-asian="10pt" style:font-style-asian="italic" style:font-size-complex="10pt" style:font-style-complex="italic"/>
    </style:style>
    <style:style style:name="T376" style:family="text">
      <style:text-properties fo:color="#000000" style:font-name="Arial" fo:font-size="10pt" fo:font-style="italic" style:text-underline-style="none" style:font-size-asian="10pt" style:font-style-asian="italic" style:font-size-complex="10pt" style:font-style-complex="italic"/>
    </style:style>
    <style:style style:name="T377" style:family="text">
      <style:text-properties fo:color="#000000" style:font-name="Arial" fo:font-size="10pt" fo:font-style="italic" style:text-underline-style="none" officeooo:rsid="00fbc046" style:font-size-asian="10pt" style:font-style-asian="italic" style:font-size-complex="10pt" style:font-style-complex="italic"/>
    </style:style>
    <style:style style:name="T378" style:family="text">
      <style:text-properties fo:color="#000000" style:font-name="Arial" fo:font-size="10pt" fo:font-style="italic" style:text-underline-style="none" officeooo:rsid="00fce942" style:font-size-asian="10pt" style:font-style-asian="italic" style:font-size-complex="10pt" style:font-style-complex="italic"/>
    </style:style>
    <style:style style:name="T379" style:family="text">
      <style:text-properties fo:color="#000000" style:font-name="Arial" fo:font-size="10pt" fo:font-style="italic" style:text-underline-style="none" officeooo:rsid="0048b4b0" style:font-size-asian="10pt" style:font-style-asian="italic" style:font-size-complex="10pt" style:font-style-complex="italic"/>
    </style:style>
    <style:style style:name="T380" style:family="text">
      <style:text-properties fo:color="#000000" style:font-name="Arial" fo:font-size="10pt" fo:font-style="italic" officeooo:rsid="003af69b" fo:background-color="transparent" loext:char-shading-value="0" style:font-size-asian="10pt" style:font-style-asian="italic" style:font-size-complex="10pt" style:font-style-complex="italic"/>
    </style:style>
    <style:style style:name="T381" style:family="text">
      <style:text-properties fo:color="#000000" style:font-name="Arial" fo:font-size="10pt" fo:font-style="italic" officeooo:rsid="0100d166" fo:background-color="transparent" loext:char-shading-value="0" style:font-size-asian="10pt" style:font-style-asian="italic" style:font-size-complex="10pt" style:font-style-complex="italic"/>
    </style:style>
    <style:style style:name="T382" style:family="text">
      <style:text-properties fo:color="#000000" style:font-name="Arial" fo:font-size="10pt" fo:font-style="italic" officeooo:rsid="0104840f" fo:background-color="transparent" loext:char-shading-value="0" style:font-size-asian="10pt" style:font-style-asian="italic" style:font-size-complex="10pt" style:font-style-complex="italic"/>
    </style:style>
    <style:style style:name="T383" style:family="text">
      <style:text-properties fo:color="#000000" style:font-name="Arial" fo:font-size="10pt" fo:letter-spacing="normal" fo:font-style="italic" fo:font-weight="normal" style:font-size-asian="10pt" style:font-style-asian="italic" style:font-size-complex="10pt" style:font-style-complex="italic"/>
    </style:style>
    <style:style style:name="T384" style:family="text">
      <style:text-properties fo:color="#000000" style:font-name="Arial" fo:font-size="10pt" fo:letter-spacing="normal" fo:font-style="italic" fo:font-weight="normal" style:font-size-asian="10pt" style:font-style-asian="italic" style:font-size-complex="10pt" style:font-style-complex="italic" loext:padding="0cm" loext:border="none"/>
    </style:style>
    <style:style style:name="T385" style:family="text">
      <style:text-properties fo:color="#000000" style:font-name="Arial" fo:font-size="10pt" fo:letter-spacing="normal" fo:font-style="italic" fo:font-weight="normal" officeooo:rsid="00f4b70f" style:font-size-asian="10pt" style:font-style-asian="italic" style:font-size-complex="10pt" style:font-style-complex="italic"/>
    </style:style>
    <style:style style:name="T386" style:family="text">
      <style:text-properties fo:color="#000000" style:font-name="Arial" fo:font-size="10pt" fo:letter-spacing="normal" fo:font-style="italic" fo:font-weight="normal" officeooo:rsid="003af69b" style:font-size-asian="10pt" style:font-style-asian="italic" style:font-size-complex="10pt" style:font-style-complex="italic"/>
    </style:style>
    <style:style style:name="T387" style:family="text">
      <style:text-properties fo:color="#000000" style:font-name="Arial" fo:font-size="10pt" fo:letter-spacing="normal" fo:font-style="italic" fo:font-weight="normal" officeooo:rsid="00516570" style:font-size-asian="10pt" style:font-style-asian="italic" style:font-size-complex="10pt" style:font-style-complex="italic"/>
    </style:style>
    <style:style style:name="T388" style:family="text">
      <style:text-properties fo:color="#000000" style:font-name="Arial" fo:font-size="10pt" fo:letter-spacing="normal" fo:font-style="italic" fo:font-weight="normal" officeooo:rsid="010c3da1" style:font-size-asian="10pt" style:font-style-asian="italic" style:font-size-complex="10pt" style:font-style-complex="italic"/>
    </style:style>
    <style:style style:name="T389" style:family="text">
      <style:text-properties fo:color="#000000" style:font-name="Arial" fo:font-size="10pt" fo:letter-spacing="normal" fo:font-style="italic" fo:font-weight="normal" officeooo:rsid="00800327" style:font-size-asian="10pt" style:font-style-asian="italic" style:font-size-complex="10pt" style:font-style-complex="italic"/>
    </style:style>
    <style:style style:name="T390" style:family="text">
      <style:text-properties fo:color="#000000" style:font-name="Arial" fo:font-size="10pt" fo:letter-spacing="normal" fo:font-style="italic" fo:font-weight="normal" officeooo:rsid="01168699" style:font-size-asian="10pt" style:font-style-asian="italic" style:font-size-complex="10pt" style:font-style-complex="italic"/>
    </style:style>
    <style:style style:name="T391" style:family="text">
      <style:text-properties fo:color="#000000" style:text-line-through-style="none" style:text-line-through-type="none" style:font-name="Arial" fo:font-size="10pt" fo:letter-spacing="normal" fo:font-style="italic" style:text-underline-style="none" fo:font-weight="normal" style:text-blinking="false" style:font-size-asian="10pt" style:font-style-asian="italic" style:font-size-complex="10pt" style:font-style-complex="italic"/>
    </style:style>
    <style:style style:name="T392" style:family="text">
      <style:text-properties fo:color="#000000" style:text-line-through-style="none" style:text-line-through-type="none" style:font-name="Arial" fo:font-size="10pt" fo:letter-spacing="normal" fo:font-style="italic" style:text-underline-style="none" fo:font-weight="normal" officeooo:rsid="003af69b" style:text-blinking="false" style:font-size-asian="10pt" style:font-style-asian="italic" style:font-size-complex="10pt" style:font-style-complex="italic"/>
    </style:style>
    <style:style style:name="T393" style:family="text">
      <style:text-properties fo:color="#000000" style:text-line-through-style="none" style:text-line-through-type="none" style:font-name="Arial" fo:font-size="10pt" fo:letter-spacing="normal" fo:font-style="italic" style:text-underline-style="none" fo:font-weight="normal" officeooo:rsid="00516570" style:text-blinking="false" style:font-size-asian="10pt" style:font-style-asian="italic" style:font-size-complex="10pt" style:font-style-complex="italic"/>
    </style:style>
    <style:style style:name="T394" style:family="text">
      <style:text-properties fo:color="#000000" style:text-line-through-style="none" style:text-line-through-type="none" style:font-name="Arial" fo:font-size="10pt" fo:letter-spacing="normal" fo:font-style="italic" style:text-underline-style="none" fo:font-weight="normal" officeooo:rsid="010c3da1" style:text-blinking="false" style:font-size-asian="10pt" style:font-style-asian="italic" style:font-size-complex="10pt" style:font-style-complex="italic"/>
    </style:style>
    <style:style style:name="T395" style:family="text">
      <style:text-properties fo:color="#000000" style:text-line-through-style="none" style:text-line-through-type="none" style:font-name="Arial" fo:font-size="10pt" fo:letter-spacing="normal" fo:font-style="italic" style:text-underline-style="none" fo:font-weight="normal" officeooo:rsid="00800327" style:text-blinking="false" style:font-size-asian="10pt" style:font-style-asian="italic" style:font-size-complex="10pt" style:font-style-complex="italic"/>
    </style:style>
    <style:style style:name="T396" style:family="text">
      <style:text-properties fo:color="#000000" style:text-line-through-style="none" style:text-line-through-type="none" style:font-name="Arial" fo:font-size="10pt" fo:font-style="italic" style:text-underline-style="none" officeooo:rsid="003af69b" style:text-blinking="false" fo:background-color="transparent" loext:char-shading-value="0" style:font-size-asian="10pt" style:font-style-asian="italic" style:font-size-complex="10pt" style:font-style-complex="italic"/>
    </style:style>
    <style:style style:name="T397" style:family="text">
      <style:text-properties fo:color="#000000" style:text-line-through-style="none" style:text-line-through-type="none" style:font-name="Arial" fo:font-size="10pt" fo:font-style="italic" style:text-underline-style="none" officeooo:rsid="00800327" style:text-blinking="false" style:font-size-asian="10pt" style:font-style-asian="italic" style:font-size-complex="10pt" style:font-style-complex="italic"/>
    </style:style>
    <style:style style:name="T398" style:family="text">
      <style:text-properties fo:color="#000000" style:text-line-through-style="none" style:text-line-through-type="none" fo:font-size="10pt" fo:letter-spacing="normal" fo:font-style="italic" style:text-underline-style="none" fo:font-weight="normal" officeooo:rsid="003af69b" style:text-blinking="false" fo:background-color="transparent" loext:char-shading-value="0" style:font-size-asian="10pt" style:font-style-asian="italic" style:font-size-complex="10pt" style:font-style-complex="italic"/>
    </style:style>
    <style:style style:name="T399" style:family="text">
      <style:text-properties fo:color="#050505" style:font-name="Arial" fo:font-size="10pt" fo:letter-spacing="normal" fo:font-style="italic" fo:font-weight="normal" style:font-size-asian="10pt" style:font-style-asian="italic" style:font-size-complex="10pt" style:font-style-complex="italic"/>
    </style:style>
    <style:style style:name="T400" style:family="text">
      <style:text-properties fo:color="#050505" style:font-name="Arial" fo:font-size="10pt" fo:letter-spacing="normal" fo:font-style="italic" fo:font-weight="normal" officeooo:rsid="00db8c68" style:font-size-asian="10pt" style:font-style-asian="italic" style:font-size-complex="10pt" style:font-style-complex="italic"/>
    </style:style>
    <style:style style:name="T401" style:family="text">
      <style:text-properties fo:color="#050505" style:font-name="Arial" fo:font-size="10pt" fo:letter-spacing="normal" fo:font-style="italic" fo:font-weight="normal" officeooo:rsid="00dc4e80" style:font-size-asian="10pt" style:font-style-asian="italic" style:font-size-complex="10pt" style:font-style-complex="italic"/>
    </style:style>
    <style:style style:name="T402" style:family="text">
      <style:text-properties fo:color="#050505" style:font-name="Arial" fo:font-size="10pt" fo:letter-spacing="normal" fo:font-style="italic" fo:font-weight="normal" officeooo:rsid="00ebb042" style:font-size-asian="10pt" style:font-style-asian="italic" style:font-size-complex="10pt" style:font-style-complex="italic"/>
    </style:style>
    <style:style style:name="T403" style:family="text">
      <style:text-properties fo:color="#050505" style:font-name="Arial" fo:font-size="10pt" fo:letter-spacing="normal" fo:font-style="italic" fo:font-weight="normal" officeooo:rsid="00ec5b0a" style:font-size-asian="10pt" style:font-style-asian="italic" style:font-size-complex="10pt" style:font-style-complex="italic"/>
    </style:style>
    <style:style style:name="T404" style:family="text">
      <style:text-properties fo:color="#050505" style:font-name="Arial" fo:font-size="10pt" fo:letter-spacing="normal" fo:font-style="italic" fo:font-weight="normal" officeooo:rsid="00ed9ce3" style:font-size-asian="10pt" style:font-style-asian="italic" style:font-size-complex="10pt" style:font-style-complex="italic"/>
    </style:style>
    <style:style style:name="T405" style:family="text">
      <style:text-properties fo:color="#050505" style:font-name="Arial" fo:font-size="10pt" fo:letter-spacing="normal" fo:font-style="italic" fo:font-weight="normal" officeooo:rsid="011410f2" style:font-size-asian="10pt" style:font-style-asian="italic" style:font-size-complex="10pt" style:font-style-complex="italic"/>
    </style:style>
    <style:style style:name="T406" style:family="text">
      <style:text-properties fo:color="#050505" style:font-name="Arial" fo:font-size="10pt" fo:letter-spacing="normal" fo:font-style="italic" fo:font-weight="normal" officeooo:rsid="00800327" style:font-size-asian="10pt" style:font-style-asian="italic" style:font-size-complex="10pt" style:font-style-complex="italic"/>
    </style:style>
    <style:style style:name="T407" style:family="text">
      <style:text-properties fo:color="#050505" style:font-name="Lucida Grande" fo:font-size="9pt" fo:letter-spacing="normal" fo:font-weight="normal"/>
    </style:style>
    <style:style style:name="T408" style:family="text">
      <style:text-properties fo:color="#050505" style:font-name="Lucida Grande" fo:font-size="9pt" fo:letter-spacing="normal" fo:font-weight="normal" officeooo:rsid="0102399c"/>
    </style:style>
    <style:style style:name="T409" style:family="text">
      <style:text-properties fo:color="#050505" fo:letter-spacing="normal"/>
    </style:style>
    <style:style style:name="T410" style:family="text">
      <style:text-properties officeooo:rsid="00dd5f0e"/>
    </style:style>
    <style:style style:name="T411" style:family="text">
      <style:text-properties officeooo:rsid="00dfcedd"/>
    </style:style>
    <style:style style:name="T412" style:family="text">
      <style:text-properties officeooo:rsid="00e2a0d1"/>
    </style:style>
    <style:style style:name="T413" style:family="text">
      <style:text-properties officeooo:rsid="00e71060"/>
    </style:style>
    <style:style style:name="T414" style:family="text">
      <style:text-properties officeooo:rsid="00e745c7"/>
    </style:style>
    <style:style style:name="T415" style:family="text">
      <style:text-properties officeooo:rsid="00f1856b"/>
    </style:style>
    <style:style style:name="T416" style:family="text">
      <style:text-properties fo:background-color="transparent" loext:char-shading-value="0"/>
    </style:style>
    <style:style style:name="T417" style:family="text">
      <style:text-properties officeooo:rsid="00783ef5" fo:background-color="transparent" loext:char-shading-value="0"/>
    </style:style>
    <style:style style:name="T418" style:family="text">
      <style:text-properties officeooo:rsid="00ffd00e" fo:background-color="transparent" loext:char-shading-value="0"/>
    </style:style>
    <style:style style:name="T419" style:family="text">
      <style:text-properties officeooo:rsid="008b824e" fo:background-color="transparent" loext:char-shading-value="0"/>
    </style:style>
    <style:style style:name="T420" style:family="text">
      <style:text-properties officeooo:rsid="003466a5" fo:background-color="transparent" loext:char-shading-value="0"/>
    </style:style>
    <style:style style:name="T421" style:family="text">
      <style:text-properties fo:background-color="transparent" loext:char-shading-value="0"/>
    </style:style>
    <style:style style:name="T422" style:family="text">
      <style:text-properties officeooo:rsid="0043f389"/>
    </style:style>
    <style:style style:name="T423" style:family="text">
      <style:text-properties officeooo:rsid="01217430"/>
    </style:style>
    <style:style style:name="T424" style:family="text">
      <style:text-properties officeooo:rsid="0125c5f2"/>
    </style:style>
    <style:style style:name="T425" style:family="text">
      <style:text-properties officeooo:rsid="0126eb63"/>
    </style:style>
    <style:style style:name="T426" style:family="text">
      <style:text-properties style:font-name="Arial1" officeooo:rsid="0126eb63"/>
    </style:style>
    <style:style style:name="T427" style:family="text">
      <style:text-properties style:font-name="Arial" officeooo:rsid="0126eb63"/>
    </style:style>
    <style:style style:name="T428" style:family="text">
      <style:text-properties style:font-name="Arial" fo:font-size="10pt" officeooo:rsid="0126eb63" style:font-size-asian="10pt" style:font-size-complex="10pt"/>
    </style:style>
    <style:style style:name="T429" style:family="text">
      <style:text-properties style:font-name="Arial" fo:font-size="10pt" fo:font-style="italic" officeooo:rsid="0126eb63" style:font-size-asian="10pt" style:font-style-asian="italic" style:font-size-complex="10pt" style:font-style-complex="italic"/>
    </style:style>
    <style:style style:name="T430" style:family="text">
      <style:text-properties style:font-name="Arial" fo:font-size="10pt" fo:font-style="italic" officeooo:rsid="0129227c" style:font-size-asian="10pt" style:font-style-asian="italic" style:font-size-complex="10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uestions sur les films (facile<text:span text:style-name="T167">s</text:span>):</text:p>
      <text:p text:style-name="P2"><text:line-break/><text:span text:style-name="T167">C</text:span><text:span text:style-name="T1">ommunauté de l’anneau </text:span><text:span text:style-name="T2">(21)</text:span><text:line-break/></text:p>
      <text:list xml:id="list4036572031" text:style-name="L1">
        <text:list-item>
          <text:p text:style-name="P9"><text:span text:style-name="T3">Sur quel continent se déroule l’histoire ?<text:line-break/></text:span><text:span text:style-name="T7">(L’Europe/ La Terre du Milieu/ Valinor/ Narnia</text:span><text:span text:style-name="T55">)<text:line-break/></text:span><text:span text:style-name="T57">Là c’est facile à par Valinor, qui est une région du continent d’Aman (ou Terres Immortelles) se trouvant à l’Ouest de La Terre du Milieu, pas de confusion possible !</text:span><text:span text:style-name="T7"><text:line-break/></text:span></text:p>
        </text:list-item>
        <text:list-item>
          <text:p text:style-name="P9"><text:span text:style-name="T3">Qui est le seigneur des anneaux ?<text:line-break/></text:span><text:span text:style-name="T7">(Sauron/ Sar</text:span><text:span text:style-name="T12">o</text:span><text:span text:style-name="T7">uman/ Bilbon/ Morgoth)<text:line-break/></text:span><text:span text:style-name="T57">C’est Sauron qui a forgé l’Anneau Unique pour diriger les autres anneaux de pouvoirs qu’il a aidé à cofectionner</text:span><text:span text:style-name="T3"><text:line-break/></text:span></text:p>
        </text:list-item>
        <text:list-item>
          <text:p text:style-name="P10">Combien y a t il d’<text:span text:style-name="T163">A</text:span>nneau <text:span text:style-name="T163">U</text:span>nique ?<text:line-break/>(1/3/7/9)<text:line-break/><text:span text:style-name="T287">L’Anneau Unique, comme son nom l’indique il n’y en a qu’un !</text:span><text:line-break/></text:p>
        </text:list-item>
        <text:list-item>
          <text:p text:style-name="P9"><text:span text:style-name="T3">Qui a vaincu Sauron lors du flash </text:span><text:span text:style-name="T6">back du début de film ?<text:line-break/></text:span><text:span text:style-name="T7">(Elrond/ Elendil/ Isildur/ Eärendil)<text:line-break/></text:span><text:span text:style-name="T58">C’est Isildur, le fils du Roi Elendil qui trancha les doigts de Sauron.</text:span><text:span text:style-name="T6"><text:line-break/></text:span></text:p>
        </text:list-item>
        <text:list-item>
          <text:p text:style-name="P70"><text:span text:style-name="T6">Q</text:span><text:span text:style-name="T3">ui a trouvé l’</text:span><text:span text:style-name="T11">A</text:span><text:span text:style-name="T3">nneau </text:span><text:span text:style-name="T11">U</text:span><text:span text:style-name="T3">nique dans les tunnels des gobelins ?<text:line-break/></text:span><text:span text:style-name="T7">(Isildur/ Frodon / Bilbon/ Gandalf)<text:line-break/></text:span><text:span text:style-name="T58">C’est Bilbon qui le trouva lors de son voyage pour le Mont Solitaire avec la compagnie de Thorin, que l’on peux voir aussi dans Le Hobbit.</text:span><text:span text:style-name="T3"><text:line-break/></text:span></text:p>
        </text:list-item>
        <text:list-item>
          <text:p text:style-name="P71"><text:span text:style-name="T5">Quel</text:span><text:span text:style-name="T13">le</text:span><text:span text:style-name="T5"> est la particularité des Hobbits ?<text:line-break/></text:span><text:span text:style-name="T7">(ils ont de grands pieds poilus/ ils sont très grand</text:span><text:span text:style-name="T13">s</text:span><text:span text:style-name="T7">/ </text:span><text:span text:style-name="T13">c</text:span><text:span text:style-name="T7">e sont de grand</text:span><text:span text:style-name="T13">s</text:span><text:span text:style-name="T7"> guerrier</text:span><text:span text:style-name="T13">s</text:span><text:span text:style-name="T7">/ ils sont capable de résoudre une équation du 3è </text:span><text:span text:style-name="T8">degré</text:span><text:span text:style-name="T7"> en moins de 5sec)<text:line-break/></text:span><text:span text:style-name="T58">Les pieds de Hobbits c’est connu, si t’as faux je ne peux rien faire pour toi (même si sur le tournage, les acteurs des Hobbits étaient souvent en basket, on peux d’ailleur les voirs par moment à l’écran !)</text:span><text:span text:style-name="T5"><text:line-break/></text:span></text:p>
        </text:list-item>
        <text:list-item>
          <text:p text:style-name="P71"><text:span text:style-name="T5">Qui préside le conseil d’Elrond à Fondcombe ?<text:line-break/></text:span><text:span text:style-name="T7">(Gandalf/ Aragorn/ Bilbon/ Elrond)<text:line-break/></text:span><text:span text:style-name="T58">C’est le Seigneur Elrond de Foncombe qui préside le conseil d’Elrond à Fondcombe, logique !</text:span><text:span text:style-name="T5"><text:line-break/></text:span></text:p>
        </text:list-item>
        <text:list-item>
          <text:p text:style-name="P71"><text:span text:style-name="T5">Combien y a t’il de </text:span><text:span text:style-name="T14">H</text:span><text:span text:style-name="T5">obbit</text:span><text:span text:style-name="T14">s</text:span><text:span text:style-name="T5"> lors de la création de la communauté à Fondcombe ?<text:line-break/></text:span><text:span text:style-name="T7">(1/2/3/4)<text:line-break/></text:span><text:span text:style-name="T58">Frodon, Sam, Merry et Pippin, le compte est bon !</text:span><text:span text:style-name="T5"><text:line-break/></text:span></text:p>
        </text:list-item>
        <text:list-item>
          <text:p text:style-name="P72"><text:span text:style-name="T5">Combien y a t’il de membre</text:span><text:span text:style-name="T14">s</text:span><text:span text:style-name="T5"> lors de la création de la communauté </text:span><text:span text:style-name="T14">à</text:span><text:span text:style-name="T5"> Fondcombe ?<text:line-break/></text:span><text:span text:style-name="T7">(3/5/7/9)<text:line-break/></text:span><text:span text:style-name="T58">Frodon, Sam, Merry, Pippin, Gandalf, Aragorn, Boromir, Gimli et Legolas, le compte est bon !</text:span><text:span text:style-name="T7"><text:line-break/></text:span></text:p>
        </text:list-item>
        <text:list-item>
          <text:p text:style-name="P71"><text:span text:style-name="T5">Qui essaye de détruire l’anneau à coup de hache lors du conseil d’Elrond ?<text:line-break/></text:span><text:span text:style-name="T7">(Elrond/ Gimli/ Legolas/ Gloïn)<text:line-break/></text:span><text:span text:style-name="T58">C’est Gimli, fils de Gloïn, ce qui aura pour conséquence de détruire sa hache.</text:span><text:span text:style-name="T5"><text:line-break/></text:span></text:p>
        </text:list-item>
        <text:list-item>
          <text:p text:style-name="P72"><text:span text:style-name="T5">Qui est le descendant d’Isildur ?<text:line-break/></text:span><text:span text:style-name="T7">(Boromir/ Faramir/ Aragorn/ Elendil)<text:line-break/></text:span><text:span text:style-name="T58">Bien que Boromir et Faramir descendent eux aussi des numénoréens, il n’y a que Aragorn qui est un descendant direct d’Isildur (Elendil est le père de ce dernier).</text:span><text:span text:style-name="T7"><text:line-break/></text:span></text:p>
        </text:list-item>
        <text:list-item>
          <text:p text:style-name="P12"><text:soft-page-break/>Selon Gandalf lors du départ de la communauté, le Mordor est…<text:line-break/>(à droite/ à gauche/ super cool/ la meilleur<text:span text:style-name="T168">e</text:span> destination de vacance<text:span text:style-name="T163">s</text:span>)<text:line-break/><text:span text:style-name="T288">Frodon « Le Mordor Gandalf, c’est à gauche ou à droite ? »<text:line-break/>Gandalf « A gauche » </text:span><text:line-break/></text:p>
        </text:list-item>
        <text:list-item>
          <text:p text:style-name="P13">Qu’est ce que la Moria ?</text:p>
          <text:p text:style-name="P14">(une forêt, un marais, l’ancien Grand Royaume des Nains, une marque naine de mort au rat)<text:line-break/><text:span text:style-name="T288">Il s’agit du plus grand royaume des Nains aujourd’hui abandonné par ces derniers. Il a été fondé par Durin Ier, l’un des 7 premier nains à s’être éveillé en Terre du Milieu. Il se trouve sous les Monts Brumeux et perme de les traverser d’Est en Ouest.</text:span><text:line-break/></text:p>
        </text:list-item>
        <text:list-item>
          <text:p text:style-name="P13">Pourquoi Gandalf a peur d’aller dans la Moria ?</text:p>
          <text:p text:style-name="P73"><text:span text:style-name="T8">(à cause du Balrog que les nains ont réveillé/ à cause des gobelins/ parce qu’il a peur du noir/ parce qu’il est claustrophobe)<text:line-break/></text:span><text:span text:style-name="T59">Gandalf a peur du Fléau de Durin, le Blarog, qui ravagea la Moria, tuant Durin VI, le roi des Nains, ainsi que son fils N</text:span><text:span text:style-name="T149">á</text:span><text:span text:style-name="T59">in et de très nombreux Nains par la même occasion. Dans les livres </text:span><text:span text:style-name="T60">c’est l’inverse :</text:span><text:span text:style-name="T59"> c’est Aragorn qui a peur d’y aller, alors que c’est Gandalf qui préfère </text:span><text:span text:style-name="T60">empreinter</text:span><text:span text:style-name="T59"> ce chemin.</text:span><text:span text:style-name="T61"> </text:span><text:span text:style-name="T4"><text:line-break/></text:span></text:p>
        </text:list-item>
        <text:list-item>
          <text:p text:style-name="P74"><text:span text:style-name="T4">L</text:span><text:span text:style-name="T3">orsqu’ils sont perdu</text:span><text:span text:style-name="T15">s</text:span><text:span text:style-name="T3"> dans la Moria, que dit Gandalf à Merry pour retrouver leur chemin ?<text:line-break/>(« Il faut suivre les araignée</text:span><text:span text:style-name="T15">s</text:span><text:span text:style-name="T3"> »/ « Il faut suivre les papillons »/ « Tout ce que vous avez à décide</text:span><text:span text:style-name="T15">r</text:span><text:span text:style-name="T3"> c’est quoi faire du temps qui vous </text:span><text:span text:style-name="T15">es</text:span><text:span text:style-name="T3">t imparti » /« Dans le doute, il faut toujours suivre son flair »)<text:line-break/></text:span><text:span text:style-name="T62">Gandalf : « </text:span><text:span text:style-name="T63">Ohhhh !, c</text:span><text:span text:style-name="T62">’est par </text:span><text:span text:style-name="T63">ici</text:span><text:span text:style-name="T62"> ! »<text:line-break/>Merry : « </text:span><text:span text:style-name="T63">Ahh</text:span><text:span text:style-name="T62">, ça lui reviens ! »<text:line-break/>Gandalf : « Pas du tout, mais l’aire est moins nauséabond en bas. Dans le doute, Merriadoc, il faut toujours suivre son flair. »</text:span><text:span text:style-name="T3"><text:line-break/></text:span></text:p>
        </text:list-item>
        <text:list-item>
          <text:p text:style-name="P13">Quel célèbre phrase prononce Gandalf face au Balrog :</text:p>
          <text:p text:style-name="P74"><text:span text:style-name="T3">(« </text:span><text:span text:style-name="T9">Vous ne les tu</text:span><text:span text:style-name="T15">erez</text:span><text:span text:style-name="T9"> pas ! »/ </text:span><text:span text:style-name="T3">« Vous ne passerez pas ! »/ « </text:span><text:span text:style-name="T9">Vous ne me mangerez pas ! »/</text:span><text:span text:style-name="T3"> « Vous avez mauvaise </text:span><text:span text:style-name="T16">h</text:span><text:span text:style-name="T3">al</text:span><text:span text:style-name="T16">ei</text:span><text:span text:style-name="T3">ne ! »<text:line-break/></text:span><text:span text:style-name="T63">Là franchement plus simple c’est pas possible, vu la quantité de meme qu’il existe. Donc si t’as faux, retourne voire les 3 films, et en version longue !</text:span><text:span text:style-name="T3"><text:line-break/></text:span></text:p>
        </text:list-item>
        <text:list-item>
          <text:p text:style-name="P10">Après la Moria où se rend la communauté ?</text:p>
          <text:p text:style-name="P11">(à Fondcombe/ Dans la forêt de Fangorn/ Dans la Forêt Noire/ Dans la forêt de la L<text:span text:style-name="T140">ó</text:span>rien)<text:line-break/><text:span text:style-name="T289">En sortant de la Moria (après la perte de Gandalf) Aragorn pousse la communauté à se dépêcher pour rejoindre la </text:span><text:span text:style-name="T286">L</text:span><text:span text:style-name="T148">ó</text:span><text:span text:style-name="T286">rien </text:span><text:span text:style-name="T289">avant la tombé de la nuit pour être à l’abris, car à ce moment là, la région entre la Moria et la L</text:span><text:span text:style-name="T148">ó</text:span><text:span text:style-name="T289">rien grouille d’Orques.</text:span><text:line-break/></text:p>
        </text:list-item>
        <text:list-item>
          <text:p text:style-name="P10">Quel cadeau Galadriel ne donne pas à l’un des membres de la communauté ?</text:p>
          <text:p text:style-name="P11">(la lumière d’Eäre<text:span text:style-name="T163">n</text:span>dil/ les dagues de Noldorin/ la cotte en mithril/ une corde elfique)<text:line-break/><text:span text:style-name="T289">Elle donne </text:span><text:span text:style-name="T286">la lumière d’Eäre</text:span><text:span text:style-name="T290">n</text:span><text:span text:style-name="T286">dil </text:span><text:span text:style-name="T289">à Frodon,</text:span><text:span text:style-name="T286"> les dagues de Noldorin </text:span><text:span text:style-name="T289">à Merry et Pippin et de</text:span><text:span text:style-name="T286"> </text:span><text:span text:style-name="T289">la</text:span><text:span text:style-name="T286"> corde elfique </text:span><text:span text:style-name="T289">à Sam. La cotte de mithril est donné à Frodon par Bilbon avant le départ de la communauté de Fondcombe.</text:span><text:line-break/></text:p>
        </text:list-item>
        <text:list-item>
          <text:p text:style-name="P11">Qui essaye de prendre <text:span text:style-name="T359">de force </text:span>l’Anneau à Frodon ?<text:line-break/>(Boromir/ Sam/ Pipin/ L<text:span text:style-name="T163">e</text:span>golas)</text:p>
          <text:p text:style-name="P11"><text:span text:style-name="T289">C’est Boromir qui succombe petit à petit au pouvoir de l’anneau, comme tout les Hommes désirant le pouvoir, que se soit pour des fins personnelles ou pour des raisons louable, comme pour Boromir qui le convoite pour protéger son peuple et vaincre Sauron.</text:span><text:span text:style-name="T285"> </text:span><text:line-break/><text:line-break/></text:p>
        </text:list-item>
        <text:list-item>
          <text:p text:style-name="P10"><text:soft-page-break/>Qui meurt en protégeant Merry et Pipin ?</text:p>
          <text:p text:style-name="P10">(Gandalf/ Aragorn/ Sam/ Boromir)<text:line-break/><text:span text:style-name="T291">C’est Boromir qui se sacrifie pour protéger Merry et Pippin, de qui il était proche et pour se racheter du fait qu’il est essayer de prendre l’Anneau à Frodon.</text:span><text:line-break/></text:p>
        </text:list-item>
        <text:list-item>
          <text:p text:style-name="P10">Qui accompagne tout seul Frodon à la fin du film ?<text:line-break/>(Gandalf/ Aragorn/ Sam/ Boromir)<text:line-break/><text:span text:style-name="T291">C’est Sam qui accompagne Frodon car il a fait la promesse de ne pas le perdre.</text:span><text:line-break/></text:p>
        </text:list-item>
      </text:list>
      <text:p text:style-name="P1"/>
      <text:p text:style-name="P1"><text:span text:style-name="T1">les deux tours </text:span><text:span text:style-name="T2">(22)</text:span><text:line-break/></text:p>
      <text:list xml:id="list2490162785" text:style-name="L2">
        <text:list-item>
          <text:p text:style-name="P15">Quel<text:span text:style-name="T169">le</text:span> créature, qui suivait la communauté, devient le guide de Frodon et Sam ?<text:line-break/>(Gollum/ Gothmog/ le Balrog/ Smaug)<text:line-break/><text:span text:style-name="T292">Facile c’est Gollum !</text:span><text:line-break/></text:p>
        </text:list-item>
        <text:list-item>
          <text:p text:style-name="P15">Quel est le principal problème de Gollum, dû à son port prolongé de l’Anneau :</text:p>
          <text:p text:style-name="P15">(il a un dédoublement de la personnalité/ il n’a que 9 dents/ il est atteint de calvitie/ il est moche)<text:line-break/><text:span text:style-name="T292">Bon, même si les 4 affirmations sont vrai et peuvent être lié au port de l’Anneau, la plus importante/grave de ces conséquences.</text:span><text:line-break/></text:p>
        </text:list-item>
        <text:list-item>
          <text:p text:style-name="P15">Quel est le vrai nom de Gollum?<text:line-break/>(Déagol/ Théagol/ Sméagol/ Smiguel)<text:line-break/><text:span text:style-name="T292">C’est Sméagol !</text:span><text:line-break/></text:p>
        </text:list-item>
        <text:list-item>
          <text:p text:style-name="P16">De quel<text:span text:style-name="T169">le</text:span> race faisait parti<text:span text:style-name="T169">e</text:span> Sméagol avant de devenir Gollum ?<text:line-break/>(un elf/ un nain/ un <text:span text:style-name="T159">orque</text:span>/ un hobbit)<text:line-break/><text:span text:style-name="T292">C’est Gandalf, puis Frodon qui nous dit qu’il « n’était pas si différent d’un Hobbit autrefois ». Il faisait parti d’un peuple de Hobbit vivant au Nord près de l’Anduin (entre les Monts Brumeux et la Forêt Noire).</text:span><text:line-break/></text:p>
        </text:list-item>
        <text:list-item>
          <text:p text:style-name="P16">Où Gollum conduit-il Sam et Frodon pendant la majorité du film ?</text:p>
          <text:p text:style-name="P16">(à la <text:span text:style-name="T170">P</text:span>orte Noire du Mordor/ à Minas Tirith/ à l’auberge du Poney Fringant/ à la Comté)<text:line-break/><text:span text:style-name="T292">Frodon lui demanda de les conduire à la Porte Noire, mais une fois là bas, et que la Porte Noire est ouverte, Gollum les retient en leur disant qu’il y avait un autre chemin.</text:span><text:line-break/></text:p>
        </text:list-item>
        <text:list-item>
          <text:p text:style-name="P16">Quel est le surnom que Gollum donne à Sam ?</text:p>
          <text:p text:style-name="P17">(Le beau hobbit/ Le gros hobbit joufflu/ le Maître/ le petit hobbit pansu<text:span text:style-name="T163">)</text:span> <text:line-break/><text:span text:style-name="T292">Il l’appelle toujours l</text:span><text:span text:style-name="T286">e gros hobbit joufflu </text:span><text:span text:style-name="T292">ou juste l</text:span><text:span text:style-name="T286">e gros hobbit.</text:span><text:line-break/></text:p>
        </text:list-item>
        <text:list-item>
          <text:p text:style-name="P16">Comment s’appelle le marais que <text:span text:style-name="T170">t</text:span>raverse Frodon, Sam et Gollum ?</text:p>
          <text:p text:style-name="P17">(le marais des morts/ le joyeux marais/ le marais cage/ le marais de Shrek)<text:line-break/><text:span text:style-name="T292">C’est </text:span><text:span text:style-name="T286">le marais des morts, </text:span><text:span text:style-name="T292">théâtre d’une des grandes batailles entre La Dernière Alliance des Hommes et des Elfes contre Sauron. Les cadavres qu’on y vois sont d’ailleurs des combattants de cette bataille.</text:span><text:line-break/></text:p>
        </text:list-item>
        <text:list-item>
          <text:p text:style-name="P16">Qui a enlevé Merry et Pippin ?</text:p>
          <text:p text:style-name="P16">(les Nazg<text:span text:style-name="T166">û</text:span>l/ les <text:span text:style-name="T159">orque</text:span>s de Sauron/ Les Uruk Hai de Sar<text:span text:style-name="T170">ou</text:span>man/ les gobelins de Gobelinville)<text:line-break/><text:span text:style-name="T360">C</text:span><text:span text:style-name="T293">e sont les Uruk Hai portant la trace de la Main Blanche de Sarouman, qui les enlèvent et les ramènent vers l’Isenguard.</text:span><text:line-break/></text:p>
        </text:list-item>
        <text:list-item>
          <text:p text:style-name="P16"><text:soft-page-break/>Qui est le magicien blanc qui se promène dans la forêt de Fangorn ?<text:line-break/>(Gan<text:span text:style-name="T116">dalf le Gris/ Sylvebarbe/ Sarouman/ Gandalf le Blanc)<text:line-break/></text:span><text:span text:style-name="T294">Il s’agit de Gandalf qui se fait passer pour Saroumane, ce dernier ne venant plus se promener à Fangorn selon Sylvebarbe.</text:span><text:span text:style-name="T116"><text:line-break/></text:span></text:p>
        </text:list-item>
        <text:list-item>
          <text:p text:style-name="P18">Qui est Sylvebarbe ?<text:line-break/>(un Ent/ un arbre/ un troll/ un Balrog vegan)<text:line-break/><text:span text:style-name="T295">Comme il le dit lui même : « Un arbre ? Je ne suis pas un arbre ! Je suis un Ent ! »</text:span><text:line-break/></text:p>
        </text:list-item>
        <text:list-item>
          <text:p text:style-name="P18">Qui est le roi du Rohan dans <text:span text:style-name="T117">Les Deux Tours</text:span>?</text:p>
          <text:p text:style-name="P18">(Eomer/ Théoden/ Théodred/ <text:span text:style-name="T119">Hama</text:span>)<text:line-break/><text:span text:style-name="T295">Même si il est envouté par Saroumane, c’est bien Théoden le Roi du Rohan.</text:span><text:line-break/></text:p>
        </text:list-item>
        <text:list-item>
          <text:p text:style-name="P19">Qui contrôle l’esprit de Théoden ? <text:line-break/>(Grima/ Sauron/ Sar<text:span text:style-name="T170">o</text:span>uman/ Le <text:span text:style-name="T170">R</text:span>oi Sorcier d’Angmar)<text:line-break/><text:span text:style-name="T296">C’est Saroumane afin de contrôler tout le Rohan. </text:span><text:line-break/></text:p>
        </text:list-item>
        <text:list-item>
          <text:p text:style-name="P19">Quel ordre donne Théoden une fois qu’il a retouvé ses esprits ?</text:p>
          <text:p text:style-name="P19">(D’évacuer la ville pour all<text:span text:style-name="T171">er</text:span> se réfugier au Gouffre de Helm/ d’ouvrir les portes en signe de <text:span text:style-name="T164">reddition</text:span>/ d’attaquer frontalement Isengard/ d’allumer les feu d’alarme pour demander de l’aide au Gondor)<text:line-break/><text:span text:style-name="T296">Pour protéger son peuple et éviter une guerre frontale contre les armées d’Isenguard, il ordonne de se réfugié au Gouffre de Helm, la plus grande forteresse du Rohan, qui n’est jamais tombée.</text:span><text:line-break/></text:p>
        </text:list-item>
        <text:list-item>
          <text:p text:style-name="P19">Combien d’Uruk Hai y a t il dans l’armé<text:span text:style-name="T171">e</text:span> de Sar<text:span text:style-name="T171">o</text:span>uman qui attaque le Gouffre de Helm ?</text:p>
          <text:p text:style-name="P19">(9/1973/ <text:span text:style-name="T171">5 000/ </text:span>10 000)<text:line-break/><text:span text:style-name="T296">Aragorn (et Saroumane) ont recensé 10 000 Uruk Hai.</text:span><text:line-break/></text:p>
        </text:list-item>
        <text:list-item>
          <text:p text:style-name="P19"><text:span text:style-name="T361">Lequel</text:span> de ces lieux ne se trouvent pas dans le Gouffre de Helm :<text:line-break/>(Le fossé de Helm/ Fort le Cor/ Les cavernes étincelantes/ Edoras)<text:line-break/><text:span text:style-name="T296">Ils se trouvent tous dans le Gouffre de Helm (ou la Gorge de Helm), sauf Edoras, qui est la capitale du Rohan, et situé plus à l’Est.</text:span><text:line-break/></text:p>
        </text:list-item>
        <text:list-item>
          <text:p text:style-name="P19">Dans le film, qui vient aider les Hommes du Rohan juste avant la bataille finale ?<text:line-break/>(Le Gondor/ les Nains/ les Elf<text:span text:style-name="T172">e</text:span>s/ les Hobbits)<text:line-break/><text:span text:style-name="T296">Ce sont les Elfes de la L</text:span><text:span text:style-name="T150">ó</text:span><text:span text:style-name="T296">rien, menés par Haldir qui viennent aider les Hommes à la demande d’Elrond.</text:span><text:line-break/></text:p>
        </text:list-item>
        <text:list-item>
          <text:p text:style-name="P19">Dans le film, <text:span text:style-name="T120">qui Aragorn lance t’il sur la chaussée de Fort le Cor pour tuer les Uruk Hai le temps de consolider la porte ?<text:line-break/>(Gimli/ Légolas/ Théoden/ Gilmi)<text:line-break/></text:span><text:span text:style-name="T297">C’est Gimli, mais chut ! Ne le dites pas à l’elfe !</text:span><text:span text:style-name="T120"><text:line-break/></text:span></text:p>
        </text:list-item>
        <text:list-item>
          <text:p text:style-name="P20">Quand arrive Gandalf à la bataille ?<text:line-break/>(en retard/ en avance/ à l’aube du 5è jour/ après la bataille)<text:line-break/><text:span text:style-name="T286">« </text:span><text:span text:style-name="T296">Un magicien n’arrive jamais en retard, ni en avance d’ailleurs, il arrive précisent à l’heure convenu ! En l’occurrence, il avait demandé d’attendre « sa venu au première lueur du 5è jour, à l’aube regardé à l’Est » et c’est le moment précis où il arriva. <text:s/><text:line-break/><text:line-break/><text:line-break/><text:line-break/></text:span><text:line-break/></text:p>
        </text:list-item>
        <text:list-item>
          <text:p text:style-name="P20"><text:soft-page-break/><text:span text:style-name="T164">Dans le film, q</text:span>ui conduit la charge final<text:span text:style-name="T173">e</text:span> des Rohir<text:span text:style-name="T278">r</text:span>ims aux côtés de Gandalf lors de la bataille du Gouffre de Helm ?<text:line-break/>(Eomer/ Eowyn/ Theoden/ Aragorn)<text:line-break/><text:span text:style-name="T298">Il s’agit d’Eomer, qui avait été banni par Theoden, mais qui pris avec lui des cavaliers pour tuer tout Huruk qu’ils auraient pu croiser.</text:span><text:line-break/></text:p>
        </text:list-item>
        <text:list-item>
          <text:p text:style-name="P20">Combien d’<text:span text:style-name="T159">orques</text:span> ont tué au total Gimli et Légolas ?<text:line-break/>(17 et 38/ 42 et 42/ 43 et 42 / 43 et 43)<text:line-break/><text:span text:style-name="T298">43 et 42, même si celui sur lequel Gimli était assis bougé encore, il le faisait parce que la hache de Gimli était planté dans son système nerveux.</text:span><text:line-break/></text:p>
        </text:list-item>
        <text:list-item>
          <text:p text:style-name="P21">Qui attaque et conqui<text:span text:style-name="T174">e</text:span>r<text:span text:style-name="T174">t</text:span> Isengard à la fin du film ?<text:line-break/>(les arbres, les <text:span text:style-name="T174">R</text:span>ohi<text:span text:style-name="T278">r</text:span>rims, les <text:span text:style-name="T164">E</text:span>lf<text:span text:style-name="T164">e</text:span>s, les Ents)<text:line-break/><text:span text:style-name="T299">Après que Sylvebarbe est vu la déforestation causé par Saroumane, il rallia tout les Ents pour attaquer Isenguard.</text:span><text:line-break/></text:p>
        </text:list-item>
        <text:list-item>
          <text:p text:style-name="P22">Complétez cette chanson de Gollum : « Le lac est beau, fraîche est son eau, c’est délicieux ! C’que nous voulons…. :<text:line-break/>(nous les tuerons, mon précieux!/ c’est du jambon, c’est délicieux/ c’est du poisson fort bien goûteux !/ c’est des bonbons, et des cordons bleu<text:span text:style-name="T174">s</text:span>!)<text:line-break/><text:span text:style-name="T299">C’est du poisson qu’il veux ! Il chante ça après avoir péché un poisson dans le Lac Interdit.</text:span></text:p>
        </text:list-item>
      </text:list>
      <text:p text:style-name="P5"/>
      <text:p text:style-name="P5"/>
      <text:p text:style-name="P5"/>
      <text:p text:style-name="P1"><text:span text:style-name="T1">le retour du roi </text:span><text:span text:style-name="T2">(21)</text:span><text:line-break/></text:p>
      <text:list xml:id="list3311767069" text:style-name="L3">
        <text:list-item>
          <text:p text:style-name="P24">Comment s’appelle le Grand Royaume des Hommes qui fait face au Mordor ?</text:p>
          <text:p text:style-name="P24">(Le Rohan, Le Gondor, La Comté, La Moria)<text:line-break/><text:span text:style-name="T299">Le Rohan étant plus petit et au Nord Ouest du Gondor, il s’agit bien de ce dernier.</text:span><text:line-break/></text:p>
        </text:list-item>
        <text:list-item>
          <text:p text:style-name="P24">Par où Gollum conduit il Frodon et Sam ?</text:p>
          <text:p text:style-name="P25">(par le gué de l’Isen, par le gué de l’Ent, par le passage de Cirith Ungol, par la troué<text:span text:style-name="T174">e</text:span> du Rohan)<text:line-break/><text:span text:style-name="T353">Après être parti d’Osgiliath, ils se dirigent vers le Mordor depuis le pass</text:span><text:span text:style-name="T352">age de Cirith Ungol </text:span><text:span text:style-name="T353">près de Minas Morgul.</text:span><text:line-break/></text:p>
        </text:list-item>
        <text:list-item>
          <text:p text:style-name="P24">Qui dirige le Gondor <text:span text:style-name="T174">au début du film</text:span> ?</text:p>
          <text:p text:style-name="P24">(L’intendant, le Roi, le Thane, le Premier Ministre)<text:line-break/><text:span text:style-name="T299">Le roi étant mort depuis des siècles sans laisser d’héritier, c’est l’intendant qui gouverne (le premier étant le conseiller du Roi, puis son fils aîné lui succéda)</text:span><text:line-break/></text:p>
        </text:list-item>
        <text:list-item>
          <text:p text:style-name="P24">Comment s’appelle le dirige<text:span text:style-name="T174">a</text:span>nt du Gondor ?<text:line-break/>(Ecthelion, Barahïr, Boromir, D<text:span text:style-name="T164">e</text:span>n<text:span text:style-name="T164">e</text:span>t<text:span text:style-name="T164">h</text:span>or)<text:line-break/><text:span text:style-name="T299">Il s’agit de Denethor </text:span><text:span text:style-name="T338">II</text:span><text:span text:style-name="T299">, fils d’Ecthelion et père de Boromir et Faramir.</text:span><text:line-break/></text:p>
        </text:list-item>
        <text:list-item>
          <text:p text:style-name="P24">Comment s’appelle la principale ville du Gondor lors du <text:span text:style-name="T175">f</text:span>ilm ?</text:p>
          <text:p text:style-name="P24">(Minas Morgul, Minas Ithil, Minas Tirith, Osgiliath)<text:line-break/><text:span text:style-name="T299">L’ancienne capitale est Osgiliath, mais étant en ruine car perdu et prise à de nombreuse reprise, c’est aujourd’hui Minas Tirith la capitale.</text:span><text:line-break/></text:p>
        </text:list-item>
        <text:list-item>
          <text:p text:style-name="P26">Quel objet magique appartenant à Sar<text:span text:style-name="T175">o</text:span>uman récupère Pippin à Isengard ?<text:line-break/>(Son bâton, un palantir, un anneau de pouvoir, une des bombes utilisé<text:span text:style-name="T175">e</text:span> pour faire exploser le mur d’enceinte du Gouffre de Helm)<text:line-break/><text:span text:style-name="T299">Pippin récupère dans l’eau le palantir de Saroumane.</text:span></text:p>
          <text:p text:style-name="P26"/>
        </text:list-item>
        <text:list-item>
          <text:p text:style-name="P26"><text:soft-page-break/><text:span text:style-name="T121">Qui est Boromir pour Denethor ?<text:line-break/>(Son fils, son cousin, son neveu, son père)<text:line-break/></text:span><text:span text:style-name="T300">Pas dur mais il peux y avoir un piège : pour Denethor, Boromir est son fils !</text:span><text:line-break/></text:p>
        </text:list-item>
        <text:list-item>
          <text:p text:style-name="P27">Avant de rencontrer Denethor, quel<text:span text:style-name="T175">le</text:span> est la seul<text:span text:style-name="T175">e</text:span> chose que Gandalf attend de Pippin?<text:line-break/>(Qu’il raconte en détails la mort de Boromir/ qu’il explique la quête secrète de Frodon/ qu’il s’engage au service de D<text:span text:style-name="T164">e</text:span>n<text:span text:style-name="T164">e</text:span>thor/ qu’il ne parle pas du tout)<text:line-break/><text:span text:style-name="T301">Gandalf demande d’abord à Pippin de ne pas mentionner la quête secrète de Frodon, puis de ne pas évoquer la mort de Boromir et ensuite de ne pas parler d’Aragorn, avant de lui carrément qu’il serait mieux qu’il ne parle pas du tout. </text:span><text:line-break/></text:p>
        </text:list-item>
        <text:list-item>
          <text:p text:style-name="P27">Qui allume le premier feux d’alarme du Gondor ?</text:p>
          <text:p text:style-name="P27">(Merry, Pippin, Gandalf, D<text:span text:style-name="T164">e</text:span>n<text:span text:style-name="T164">e</text:span>thor)<text:line-break/><text:span text:style-name="T302">C’est Pipin qui escalade le feu d’alarme avant de l’allumer comme lui a demandé Gandalf.</text:span><text:line-break/></text:p>
        </text:list-item>
        <text:list-item>
          <text:p text:style-name="P27">Comment s’appelle la ville en ruine sur le fleuve et qui est l’ancienne capitale du Gondor ?</text:p>
          <text:p text:style-name="P27">(Osgiliath, Minas Tirith, Minas Ithil, Minas Morgul)<text:line-break/><text:span text:style-name="T302">Il s’agit d’Osgiliath, qui a été perdu et reconquise à de nombreuses reprises, c’est pour cela qu’elle a été abandonné puis ravagé par la guerre.</text:span><text:line-break/></text:p>
        </text:list-item>
        <text:list-item>
          <text:p text:style-name="P28">Pourquoi Aragorn, Gimli et L<text:span text:style-name="T164">e</text:span>golas quittent l’armé<text:span text:style-name="T175">e</text:span> du Rohan à Dun<text:span text:style-name="T122">h</text:span>arrow <text:span text:style-name="T122">et empruntent le chemin des Morts</text:span> ?<text:line-break/><text:span text:style-name="T122">(Parce qu’ils ont peur de la guerre/ Pour allez chercher Merry et Pipin/ Pour prendre un raccourci/ Pour rappeler aux morts parjure leur ancien serment de se battre à leur coté)<text:line-break/></text:span><text:span text:style-name="T303">Elrond rejoint Aragorn à Dunharrow pour lui donner l’épée reforgé</text:span><text:span text:style-name="T304">e</text:span><text:span text:style-name="T303"> de son ancêtre avant de lui dire qu’avec elle il avait le pouvoir d’ordonner aux morts parjures d’honorer leur serment d’antan de se battre au côté des Hommes contre les forces de Sauron. </text:span></text:p>
          <text:p text:style-name="P28"/>
        </text:list-item>
        <text:list-item>
          <text:p text:style-name="P29">Que fait D<text:span text:style-name="T164">e</text:span>n<text:span text:style-name="T164">e</text:span>thor quand son fils Faramir revient blessé ?<text:line-break/>(il l’envoie au près d’un médecin/ il l’enterre vivant/ il veux le faire brûler sur un bûch<text:span text:style-name="T175">er</text:span> (et lui avec)/ il le chatouille pour le réveiller<text:line-break/><text:span text:style-name="T304">Il le crois mort, et n’ayant plus aucun espoir de victoire, il demande qu’un bucher pour lui et son fils soit érigé dans la crypte des dirigeants du Gondor.</text:span><text:line-break/></text:p>
        </text:list-item>
        <text:list-item>
          <text:p text:style-name="P29">Qui sauve Faramir du bûch<text:span text:style-name="T175">er</text:span> ?<text:line-break/>(Pippin/ Merry/ Aragorn/ D<text:span text:style-name="T164">e</text:span>n<text:span text:style-name="T164">e</text:span>thor)<text:line-break/><text:span text:style-name="T304">C’est Pippin qui préviens Gandalf que Denethor veux se faire brûler vif avec son fils Faramir, et une fois que Gandalf met hors d’état de nuire Denethor, c’est Pippin qui sort Faramir du bûcher. </text:span><text:line-break/></text:p>
        </text:list-item>
        <text:list-item>
          <text:p text:style-name="P23">Quel est le plus puissant des lieutenant<text:span text:style-name="T176">s</text:span> de Sauron à prendre part à la guerre ?<text:line-break/>(Gothmog/ Shelob/ Sar<text:span text:style-name="T176">o</text:span>uman/ Le Roi Sorcier d’Angmar)<text:line-break/><text:span text:style-name="T304">Il s’agit du Roi Sorcier d’Angmar, le Nazgul le plus puissant ainsi que leur chef.</text:span><text:line-break/></text:p>
        </text:list-item>
        <text:list-item>
          <text:p text:style-name="P23">Quel<text:span text:style-name="T176">le</text:span> est la prophétie entourant le Roi Sorcier d’Angmar ?</text:p>
          <text:p text:style-name="P23">(il est immortel/ il est plus puissant que Sauron lui-même/ aucun homme ne peut le tuer/ il doit rétablir l’équilibre dans la Force)<text:line-break/><text:span text:style-name="T305">On dit de lui qu’aucun homme ne peut le tuer, et cela se </text:span><text:span text:style-name="T306">vérifiera</text:span><text:span text:style-name="T305"> car il sera vaincu par une femme aidé d’un Hobbit.</text:span><text:line-break/><text:line-break/><text:line-break/></text:p>
        </text:list-item>
        <text:list-item>
          <text:p text:style-name="P30"><text:soft-page-break/>Qui tu<text:span text:style-name="T177">e</text:span> le Roi Sorcier d’Angmar ?<text:line-break/>(Merry/ Eomer/ Gandalf/ Eowyn)<text:line-break/><text:span text:style-name="T306">Merry blesse le Nazgul à la jambe mais c’est bien Eowyn qui donna le coup fatal.</text:span><text:line-break/></text:p>
        </text:list-item>
        <text:list-item>
          <text:p text:style-name="P30">Qui arrive à la fin de la bataille pour massacrer en seulement quelques minutes les mi<text:span text:style-name="T178">l</text:span>liers d’<text:span text:style-name="T159">orque</text:span>s devant et dans Minas Tirith ?<text:line-break/>(Les Rohir<text:span text:style-name="T278">r</text:span>ims, l’armée des Morts, les Elf<text:span text:style-name="T178">es</text:span>, les Nains)<text:line-break/><text:span text:style-name="T306">Aragorn, Gimli et Legolas arrivent avec l’armée des morts et déciment les forces de Sauron, nettoyant la ville des orques qui y ont pénétré et mettant fin à la bataille. </text:span><text:span text:style-name="T362"><text:s text:c="2"/></text:span><text:line-break/></text:p>
        </text:list-item>
        <text:list-item>
          <text:p text:style-name="P30">Qui se cache dans le passage de Cirith Ungol et attaque Frodon ?<text:line-break/>(Shelob l’araigné<text:span text:style-name="T178">e</text:span> géante/ Gollum/ un Nazg<text:span text:style-name="T166">û</text:span>l/ une armé d’<text:span text:style-name="T159">orque</text:span>s)<text:line-break/><text:span text:style-name="T306">Il s’agit de Shelob, que même Sauron en personne craint car elle est la descendante d’Ungoliant, une araignée encore plus monstrueuse qui s’en est pris à Morgoth lui même (le maître des Ténèbres dont Sauron était le lieutenant) qui n’a eu d’autre choix d’appeler ses armées pour pouvoir se sauver.</text:span><text:line-break/></text:p>
        </text:list-item>
        <text:list-item>
          <text:p text:style-name="P31">Qui sauve Frodon des geôles de Cirith Ungol ?<text:line-break/>(Gollum/ Aragorn/ Galadriel/ Sam)<text:line-break/><text:span text:style-name="T306">C’est Sam qui, armé de son courage, de Dard, de la lumière d’Eärendil et d’un coup de pouce du destin (car un grande parti des orques se sont entre tué), qui pénètre dans Cirith Ungol et sauve Frodon.</text:span><text:line-break/></text:p>
        </text:list-item>
        <text:list-item>
          <text:p text:style-name="P30">Pourquoi Aragorn part vers la Porte Noire à la tête d’u<text:span text:style-name="T164">ne</text:span> armé<text:span text:style-name="T178">e</text:span> d’Hommes du Gondor et du Rohan ?<text:line-break/>(Pour essayer de vaincre Sauron par la force/ Pour aller sauver Frodon et Sam/ Pour faire diversion afin de laisser le champ libre à Frodon et Sam/ Pour avoir une mort glorieuse)<text:line-break/><text:span text:style-name="T307">Aragorn utilise le palant</text:span><text:span text:style-name="T151">í</text:span><text:span text:style-name="T307">r de Saroumane pour se montrer à Sauron comme l’héritier d’Isildur, lui montre l’épée reforgée qui avait servi à le vaincre pour le provoquer, lui faisant croire qu’il a l’Anneau et pour déclencher une bataille devant la Porte Noire. L’attention de Sauron sera porté sur lui et vas donc négliger le reste du Mordor, qui sera vidé de ses armées parti au combat, créant un diversion pour Frodon et Sam.</text:span><text:span text:style-name="T363"> </text:span><text:line-break/></text:p>
        </text:list-item>
        <text:list-item>
          <text:p text:style-name="P30">Qui jette l’Anneau <text:span text:style-name="T164">U</text:span>nique dans le feu de la Montagne du Destin ?<text:line-break/>(<text:span text:style-name="T364">Isildur</text:span>, Sam, Gandalf, Gollum)<text:line-break/><text:span text:style-name="T308">C’est Gollum qui tombe avec lui dans la Montagne du Destin (même si dans le film c’est Frodon qui pousse Gollum, dans le livre il tombe tout seul pendant sa danse de la joie).</text:span></text:p>
        </text:list-item>
      </text:list>
      <text:p text:style-name="P6"/>
      <text:p text:style-name="P6"/>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questions sur l’œuvre (film et livre) moyenne/<text:span text:style-name="T132">difficile</text:span> :</text:p>
      <text:p text:style-name="P1"/>
      <text:list xml:id="list1119547294" text:style-name="L4">
        <text:list-item>
          <text:p text:style-name="P32">Quel est le nom elfique de Gandalf ?<text:line-break/>(T<text:span text:style-name="T365">h</text:span>ark<text:span text:style-name="T365">û</text:span>n/ Mithrandir/ Manwë/ Elessar)<text:line-break/><text:span text:style-name="T309">Les Elfes le surnomme Mithrandir, le pèlerin gris (mith=gris ; randir=pèlerin, errant). Tharhûn est son surnom chez les Nains (=homme au bâton), tandis que </text:span><text:span text:style-name="T286"><text:s/>Manwë </text:span><text:span text:style-name="T309">et</text:span><text:span text:style-name="T286"> Elessar </text:span><text:span text:style-name="T309">n’ont rien à voir avec Gandalf.</text:span><text:line-break/></text:p>
        </text:list-item>
        <text:list-item>
          <text:p text:style-name="P33">Quel est le nom elfique d’Aragorn ?<text:line-break/>(Mithrandir/ Lindir/ Elessar/ Glorfindel)<text:line-break/><text:span text:style-name="T309">On le surnomme Elessar, la Pierre Elfique, qui est le nom de la pierre verte qu’il porte et offerte par Galadriel. Elle fait référence à une première Elessar (pierre elfique) forgée au premier âge, doté d’un grand pouvoir de régénération et emporter par </text:span><text:span text:style-name="T310">Eärendil.</text:span><text:line-break/></text:p>
        </text:list-item>
        <text:list-item>
          <text:p text:style-name="P34">Qui est le père de Sam ?<text:line-break/>(Le père Magotte/ Bilbon/ Taureau rugissant/ l’Ancien)<text:line-break/><text:span text:style-name="T311">Il s’agit de l’Ancien, qui était également au service de Bilbon avant Sam.</text:span><text:span text:style-name="T366"> </text:span><text:line-break/></text:p>
        </text:list-item>
        <text:list-item>
          <text:p text:style-name="P34">Quel est l’un des talents des Hobbits ? <text:line-break/>(il<text:span text:style-name="T179">s</text:span> sont très adroit<text:span text:style-name="T179">s</text:span> au lanc<text:span text:style-name="T179">er</text:span> de cailloux/ ils savent bien racont<text:span text:style-name="T179">er</text:span> les histoires/ ils sont d’excellent<text:span text:style-name="T179">s</text:span> musicien<text:span text:style-name="T179">s</text:span>/ ils ont l’ouïe fine)<text:line-break/><text:span text:style-name="T311">Afin de protéger leur culture des oiseaux comme les corbeaux, les Hobbits ont développé leur adresse au lancer de cailloux pour faire fuir les nuisibles.</text:span><text:line-break/></text:p>
        </text:list-item>
        <text:list-item>
          <text:p text:style-name="P35">Quel<text:span text:style-name="T179">le</text:span> est la différence entre un <text:span text:style-name="T159">orque</text:span> et un gobelin ?<text:line-break/>(l’un vi<text:span text:style-name="T179">t</text:span> en caverne et l’autre à la surface/ l’un à les <text:span text:style-name="T164">oreilles</text:span> pointu<text:span text:style-name="T179">es</text:span> et l’autre non/ l’un est plus grand que l’autre/ aucune, <text:span text:style-name="T159">orque</text:span> signifiant gobelin dans la langue des Hobbits)<text:line-break/><text:span text:style-name="T311">Dans d’autres œuvres, ou même dans les films ils sont différents, mais dans l’univers créer par Tolkien, il s’agit juste d’une différence de sémantique. En effet, l’histoire de la guerre de l’Anneau étant recueilli dans un livre écrit par un Hobbit (Frodon en l’occurrence), les ennemis qui sont identifié comme des Orques par Frodon, sont en appelé Gobelin en langue commune (de la même manière que les Nains les nomment rakhâs, ou urug, orco,… chez les Elfes).</text:span><text:span text:style-name="T366"> </text:span></text:p>
          <text:p text:style-name="P35"/>
        </text:list-item>
        <text:list-item>
          <text:p text:style-name="P36">Comment les <text:span text:style-name="T159">orque</text:span>s sont il<text:span text:style-name="T180">s</text:span> apparu<text:span text:style-name="T180">s</text:span> ?<text:line-break/>(comme les autres créature<text:span text:style-name="T180">s</text:span> apparu<text:span text:style-name="T180">es</text:span> sur Terre/ Cré<text:span text:style-name="T180">és</text:span> de toute pièce par Melkor le vala maléfique/ <text:span text:style-name="T123">c’était des Elfes autrefois, enlevés, torturés et mutilés/ Sauron les a façonné en Mordor à base de plomb et de fer)<text:line-break/></text:span><text:span text:style-name="T312">Melkor, le vala maléfique, a enlevé des Elfes au bord du lac Cuiviénen où se sont éveillé les elfes. Il les a ensuite torturés et mutilés jusqu’à ce que les Elfes soient totalement déformés, physiquement comme psycologiquement, devenant ainsi les premiers orques.</text:span></text:p>
          <text:p text:style-name="P35"/>
        </text:list-item>
        <text:list-item>
          <text:p text:style-name="P37">A quoi sert un palantir ?<text:line-break/>(à communiqu<text:span text:style-name="T180">er</text:span> à distance avec un autre palantir/ à avoir des visions du futur/<text:span text:style-name="T124"> indiquer les faiblesses de son ennemi/ à lire dans les pensés de quelqu’un)<text:line-break/></text:span><text:span text:style-name="T313">Contrairement à se qu’en montre la série des Anneaux de Pouvoirs, les palantiri, ou pierres de vision, servent à communiquer à distance. C’est un genre de téléphone ou de face time.</text:span></text:p>
          <text:p text:style-name="P38"/>
        </text:list-item>
        <text:list-item>
          <text:p text:style-name="P75"><text:span text:style-name="T106">Combien y a t’il d</text:span><text:span text:style-name="T107">e Grands A</text:span><text:span text:style-name="T106">nneau</text:span><text:span text:style-name="T107">x</text:span><text:span text:style-name="T106"> en tout ?<text:line-break/>(1/7/13/20)<text:line-break/></text:span><text:span text:style-name="T64">«</text:span><text:span text:style-name="T228">Trois anneaux pour les Rois Elfes sous le ciel,</text:span><text:span text:style-name="T56"><text:line-break/></text:span><text:span text:style-name="T228">Sept pour les Seign</text:span><text:span text:style-name="T229">e</text:span><text:span text:style-name="T228">urs Nains dans leurs demeures de pierre,</text:span><text:span text:style-name="T56"><text:line-break/></text:span><text:span text:style-name="T228">Neuf pour les Hommes Mortels destinés au trépas,</text:span><text:span text:style-name="T56"><text:line-break/></text:span><text:span text:style-name="T228">Un pour le Seigneur Ténébreux sur son sombre trône,<text:line-break/></text:span><text:span text:style-name="T230">Au</text:span><text:span text:style-name="T228"> pays de Mordor où s'étendent les Ombres. </text:span><text:span text:style-name="T229">[...]</text:span><text:span text:style-name="T228">»</text:span></text:p>
          <text:p text:style-name="P39">soit un total de 20 Grands Anneaux.</text:p>
        </text:list-item>
        <text:list-item>
          <text:p text:style-name="P76"><text:soft-page-break/><text:span text:style-name="T106">C</text:span><text:span text:style-name="T108">o</text:span><text:span text:style-name="T106">mplétez le poème de l’anneau : « Un Anneau pour les gouverner tous, un Anneau pour les trouver, un Anneau pour les amener tous,…. »<text:line-break/>(</text:span><text:span text:style-name="T108">pour</text:span><text:span text:style-name="T106"> ne montrer aucune </text:span><text:span text:style-name="T108">pitié</text:span><text:span text:style-name="T106">/ et dans le Mordor les lier/ </text:span><text:span text:style-name="T108">grâce à cet anneau forgé/ et dans les ténèbres les lier)<text:line-break/></text:span><text:span text:style-name="T65">« </text:span><text:span text:style-name="T66">[…] </text:span><text:span text:style-name="T228">Un Anneau pour les gouverner tous. Un Anneau pour les trouver,</text:span><text:span text:style-name="T56"><text:line-break/></text:span><text:span text:style-name="T228">Un Anneau pour les amener tous et dans les ténèbres les lier</text:span><text:span text:style-name="T56"><text:line-break/></text:span><text:span text:style-name="T228">Au pays de Mordor où s'étendent les Ombres. »</text:span></text:p>
          <text:p text:style-name="P38"/>
        </text:list-item>
        <text:list-item>
          <text:p text:style-name="P40">Quel est le nom elfique de Sylvebarbe ?<text:line-break/>(<text:span text:style-name="T125">Sylvebarbe/ Fangorn/ Calenar/ Celebrant)<text:line-break/></text:span><text:span text:style-name="T314">Il s’agit de Fangorn, et étant le chef des Ents, il a donné son nom (elfique) à la forêt dans laquelle il vit.</text:span></text:p>
          <text:p text:style-name="P38"/>
        </text:list-item>
        <text:list-item>
          <text:p text:style-name="P41">Qui est le mari de Galadriel ?<text:line-break/>(Celeborn/ Celebrimbor/ Haldir/ Lindir)<text:line-break/><text:span text:style-name="T315">C’est Celeborn.</text:span><text:line-break/></text:p>
        </text:list-item>
        <text:list-item>
          <text:p text:style-name="P41">Qui est Arwen pour Galadriel ?<text:line-break/>(sa fille/ sa petite fille/ son arrière petite fille/ sa nièce)<text:line-break/><text:span text:style-name="T67">Celebrían, le fille de Galadriel, a épousé Elrond avec qui elle a eu Arwen. Arwen est donc la petite fille de Galadriel.</text:span><text:line-break/></text:p>
        </text:list-item>
        <text:list-item>
          <text:p text:style-name="P42">Qui est le père de L<text:span text:style-name="T164">e</text:span>golas ?<text:line-break/>(Elwe/ Haldir/ Fëanor/ Thranduil)<text:line-break/><text:span text:style-name="T316">C’est Thranduil.</text:span><text:line-break/></text:p>
        </text:list-item>
        <text:list-item>
          <text:p text:style-name="P42">Qui est le père de Gimli ?<text:line-break/>(Gloïn/ Durin/ Thorin/ Dwalin)<text:line-break/><text:span text:style-name="T316">C’est Gloïn.</text:span><text:line-break/></text:p>
        </text:list-item>
        <text:list-item>
          <text:p text:style-name="P42">Comment se nomme le plus grand fleuve de la Terre du Milieu ?<text:line-break/>(le Brandevin/ le Celebrant/ l’Anduin/ la rivière Lhûn)<text:line-break/><text:span text:style-name="T316">Il s’agit du fleuve Anduin, qui longe l’Est des Monts Brumeux, qui prend sa source loin dans le Nord, au niveau des Ered Mithrin (Montagnes Grises) et qui débouche dans le Sud du Gondor, dans la baie de Belfalas.</text:span><text:line-break/></text:p>
        </text:list-item>
        <text:list-item>
          <text:p text:style-name="P42">Comment s’appelle la plus haute montagne des Monts Brumeux ?<text:line-break/>(Caradhras/ Baraz Imbar/ la <text:span text:style-name="T367">C</text:span>orne <text:span text:style-name="T367">R</text:span>ouge/ les 3 car <text:span text:style-name="T181">c</text:span>es 3 noms désignent la même montagne mais dans les langues <text:span text:style-name="T367">différentes)<text:line-break/></text:span><text:span text:style-name="T316">Ces 3 noms désignent la même montagne, le Caradhras étant le</text:span><text:span text:style-name="T286"> </text:span><text:span text:style-name="T316">noms</text:span><text:span text:style-name="T286"> </text:span><text:span text:style-name="T316">e</text:span><text:span text:style-name="T286">lf</text:span><text:span text:style-name="T316">ique</text:span><text:span text:style-name="T286">, </text:span><text:span text:style-name="T316">le Baraz Imbar celui donné par l</text:span><text:span text:style-name="T286">es Nains et </text:span><text:span text:style-name="T316">la Corne Rouge étant son </text:span><text:span text:style-name="T317">appellation</text:span><text:span text:style-name="T316"> en langue commune.</text:span><text:line-break/></text:p>
        </text:list-item>
        <text:list-item>
          <text:p text:style-name="P43">Quelles races faisaient partie de la dernière alliance (flash back du début du 1<text:span text:style-name="T126">er</text:span> film) ?<text:line-break/>(Hommes &amp; Elfes/ Hommes &amp; Nains/ Nains &amp; Elfes/ Hommes &amp; Elfes &amp; Nains)<text:line-break/><text:span text:style-name="T316">Il s’agit bien de la dernière alliance des Hommes et des Elfes, mais les Nains en faisaient également partie.</text:span><text:line-break/></text:p>
        </text:list-item>
        <text:list-item>
          <text:p text:style-name="P43">Quel âge <text:span text:style-name="T182">a</text:span> Aragorn au moment de la Guerre de l’Anneau ?<text:line-break/>(47 ans/ 67 ans/ 87 ans/ 107 ans)<text:line-break/><text:span text:style-name="T317">Il a 87ans mais il ne les fait pas car il est le chef du peuple des D</text:span><text:span text:style-name="T152">ú</text:span><text:span text:style-name="T317">nedains, qui descendent de celui de N</text:span><text:span text:style-name="T152">ú</text:span><text:span text:style-name="T317">menor et à qui les Valar ont octroyé une longue vie en remerciement de leur aide, au côté des Elfes lors des affrontements contre Melkor.</text:span><text:span text:style-name="T368"> <text:s/></text:span><text:line-break/></text:p>
        </text:list-item>
        <text:list-item>
          <text:p text:style-name="P43"><text:soft-page-break/><text:s/>Que<text:span text:style-name="T182">l</text:span>l<text:span text:style-name="T182">e</text:span> est la forme de la fumé<text:span text:style-name="T182">e</text:span> de pipe de Gandalf lorsque Bilbon et lui fond des ronds de fumé<text:span text:style-name="T182">e</text:span> ?</text:p>
          <text:p text:style-name="P43">(un rond/ un bateau/ un dragon/ un Balrog)<text:line-break/><text:span text:style-name="T317">Bilbon fait un rond de fumée, et Gandalf fait un bateau qui passe à l’intérieur.</text:span><text:line-break/></text:p>
        </text:list-item>
        <text:list-item>
          <text:p text:style-name="P43">Dans les films, où était Sam quand il surprend la conversation de Gandalf et Frodon ?<text:line-break/>(à la coupe de la pelouse/ à la coupe de le fenêtres/ à la coupe de la porte/ dans un pl<text:span text:style-name="T131">acard)<text:line-break/></text:span><text:span text:style-name="T318">Il était « à la coupe de la pelouse, sous la fenêtre. »</text:span><text:span text:style-name="T131"><text:line-break/></text:span></text:p>
        </text:list-item>
        <text:list-item>
          <text:p text:style-name="P44">Combien de lapin<text:span text:style-name="T183">s</text:span> Gollum chasse t’il pour Frodon et Sam ?<text:line-break/>(1/2/3/4)<text:line-break/><text:span text:style-name="T317">Il en ramène 2.</text:span><text:line-break/></text:p>
        </text:list-item>
        <text:list-item>
          <text:p text:style-name="P44">Comment s’appelle la porte ouest de la Moria ?<text:line-break/>(la porte Ouest/ la porte des Nains/ la porte de la Moria/ la porte de Durin)<text:line-break/><text:span text:style-name="T317">Elle s’appelle la porte de Durin, construite par le Nain Navri, maitre forgeron de </text:span><text:span text:style-name="T319">Khazâd-dûm</text:span><text:span text:style-name="T317"> au second âge, avec l’aide de son ami l’Elfe Celebrimbor, qui inscrit les ornementations et inscriptions en Ithildin (c’est pour cela que les insciptions sont en elfique). <text:s text:c="2"/></text:span><text:line-break/><text:line-break/></text:p>
        </text:list-item>
        <text:list-item>
          <text:p text:style-name="P44">Qu’est il écrit au dessus de la porte de Durin ?</text:p>
          <text:p text:style-name="P77"><text:span text:style-name="T109">(parlez amis et entrez/ frappez amis et entrez/ entrez amis et partez/ frappez amis et payez)<text:line-break/></text:span><text:span text:style-name="T370">Il est écrit très exactement : « </text:span><text:span text:style-name="T384">Les Portes de Durin, Seigneur de la Moria. Parlez, ami, et entrez. Moi, Narvi, je les faites. Celebrimbor de Houssaye a gravé ces signes. »</text:span><text:span text:style-name="T369"> </text:span><text:span text:style-name="T109"><text:line-break/></text:span></text:p>
        </text:list-item>
        <text:list-item>
          <text:p text:style-name="P45">Quel est le nom de la Moria en Khuzdul (langue des Nains) ?<text:line-break/>(Khuzdul-dûm/ Khazâd-dûm/ Kheled-dûm/ Zirak-dûm)<text:line-break/><text:span text:style-name="T286">Khazâd </text:span><text:span text:style-name="T320">désigne les Nains et dûm signifie maison, il s’agit donc de </text:span><text:span text:style-name="T286">Khazâd-dûm </text:span><text:span text:style-name="T320">(=la maison des Nains).</text:span><text:line-break/></text:p>
        </text:list-item>
        <text:list-item>
          <text:p text:style-name="P44">Qui a fondé le royaume de L<text:span text:style-name="T141">ó</text:span>rien ?<text:line-break/>(Celeborn/ Celembrimbor/ Gil Galad/ Galadriel<text:span text:style-name="T165">)<text:line-break/></text:span><text:span text:style-name="T321">Après la chute de son royaume en Eregion, elle part de l’autre côté des Mont Brumeux avec son mari Celeborn et elle va fonder le royaume de L</text:span><text:span text:style-name="T153">ó</text:span><text:span text:style-name="T320">rien, notamment grâce à son anneau, Nenya, l’un des 3 anneaux des Elfes.</text:span><text:line-break/></text:p>
        </text:list-item>
        <text:list-item>
          <text:p text:style-name="P46">Comment se nomme<text:span text:style-name="T184">nt</text:span> les montagnes « tranchantes comme des rasoirs » que doivent travers<text:span text:style-name="T185">er</text:span> la communauté pour aller au Mordor ?<text:line-break/>(Ered Mithrin/ Emyn Muil/ Ered Muil/ Elen Muil)<text:line-break/><text:span text:style-name="T320">Il s’agit des Emyn Muil, ou collines de la tristesse, qui se situ entre le fleuve Anduin et le Marais des Morts.</text:span><text:line-break/></text:p>
        </text:list-item>
        <text:list-item>
          <text:p text:style-name="P78"><text:span text:style-name="T110">Qui est Tom Bombadil ?<text:line-break/>(un Homme/ un Nain/ un maïa/ personne ne le sai</text:span><text:span text:style-name="T111">t</text:span><text:span text:style-name="T110">)<text:line-break/></text:span><text:span text:style-name="T68">Il s’agit d’un être mystérieux, toujours joyeux, trapu, avec une barbe brune. </text:span><text:span text:style-name="T69">Il est </text:span><text:span text:style-name="T68">plus grand qu’un Nain mais plus petit qu’un Homme et </text:span><text:span text:style-name="T69">il</text:span><text:span text:style-name="T68"> se présente comme étant </text:span><text:span text:style-name="T219">« </text:span><text:span text:style-name="T220">l</text:span><text:span text:style-name="Emphasis"><text:span text:style-name="T399">’Aîné » </text:span></text:span><text:span text:style-name="Emphasis"><text:span text:style-name="T401">car il est</text:span></text:span><text:span text:style-name="Emphasis"><text:span text:style-name="T400"> « </text:span></text:span><text:span text:style-name="Emphasis"><text:span text:style-name="T399">ici avant la rivière et les arbres » </text:span></text:span><text:span text:style-name="Emphasis"><text:span text:style-name="T400">il « </text:span></text:span><text:span text:style-name="Emphasis"><text:span text:style-name="T399">se souvient de la première goutte de pluie et du premier gland. Il traçait des sentiers avant les Grandes Gens et a vu les Petites Gens arriver. Il était ici avant les Rois, et les tombeaux, et les Esprits des Tertres. Quand les Elfes ont passé dans l’Ouest, Tom était déjà ici, avant que les mers soient fléchies.</text:span></text:span><text:span text:style-name="T224"> </text:span><text:span text:style-name="T219">»</text:span><text:span text:style-name="T56"> </text:span><text:span text:style-name="T110"><text:line-break/><text:line-break/></text:span></text:p>
        </text:list-item>
        <text:list-item>
          <text:p text:style-name="P47"><text:soft-page-break/>Comment s’appelle la femme de Tom Bombadil ?<text:line-break/>(Baie d’Or/ Rosé<text:span text:style-name="T185">e</text:span> d’Or/ Blé d’Or/ Bleuet d’Or)<text:line-break/><text:span text:style-name="T322">Il s’agit de Baie d’Or</text:span><text:span text:style-name="T339">, « fille de la Rivière » selon ses propres dires.</text:span><text:line-break/></text:p>
          <text:p text:style-name="P47"/>
        </text:list-item>
        <text:list-item>
          <text:p text:style-name="P49"><text:span text:style-name="T416">Quand Frodon met l’Anneau devant Tom Bombadil que se passe t’il ?<text:line-break/>(Tom essaye de prendre l’Anneau/ Tom continu</text:span><text:span text:style-name="T417">e</text:span><text:span text:style-name="T416"> à voir Frodon/ Frodon voit Tom comme s’il était Sauron/ </text:span><text:span text:style-name="T418">il ne se passe </text:span><text:span text:style-name="T416">rien)<text:line-break/></text:span><text:span text:style-name="T354">« </text:span><text:span text:style-name="T356">et il passa l’Anneau à son doigt. Merry se retourna pour lui dire quelque chose et il sauta en réprimant une exclamation. Frodon fut ravi (en un sens) : c’était bien son propre anneau, car son ami contemplait, déconcerté, son fauteuil et ne le voyait manifestement pas. Il se leva et se glissa furtivement du coin du feu à la porte extérieure.<text:line-break/><text:tab/>_Hé là ! Cria Tom, lui lançant un regard de ses yeux brillant qui semblaient parfaitement le voir. Hé ! Venez ici, Frodon, là bas ! Où allez-vous donc ? Le vieux Tom Bombadil n’est pas encore aveugle à ce point. Otez votre anneau d’or ! Votre main est plus belle san lui. Revenez! Abandonnez votre jeu et asseyez-vous à côté de moi ! </text:span><text:span text:style-name="T268">— </text:span><text:a xlink:type="simple" xlink:href="https://www.tolkiendil.com/tolkien/biblio/sda" text:style-name="Internet_20_link" text:visited-style-name="Visited_20_Internet_20_Link"><text:span text:style-name="Emphasis"><text:span text:style-name="T398">Le Seigneur des Anneaux</text:span></text:span></text:a><text:span text:style-name="T268"> — Livre I — Chapitre </text:span><text:span text:style-name="T269">7</text:span><text:span text:style-name="T268">.</text:span><text:line-break/></text:p>
        </text:list-item>
        <text:list-item>
          <text:p text:style-name="P48"><text:span text:style-name="T416">Quand Tom Bombadil met l’Anneau, que se passe t’il ?<text:line-break/>(Frodon essaye de le récupérer/ Tom devien</text:span><text:span text:style-name="T417">t</text:span><text:span text:style-name="T416"> invisible/ Tom prend l’apparence de Sauron/ rien)<text:line-break/>« </text:span><text:span text:style-name="T355">Puis il passa l’Anneau au bout de son petit doigt et l’éleva vers la lumière de la chandelle. Pendant un moment, les Hobbits ne remarquèrent rien d’étrange. Puis ils eurent le souffle coupé : il n’y avait aucun signe de disparition de Tom !<text:line-break/>Tom rit de nouveau, puis il lança l’Anneau en l’air et celui-ci disparut dans un éclair. Frodon poussa un cri, et </text:span><text:span text:style-name="T356">Tom se pencha en avant pour le lui tendre en souriant.»</text:span><text:span text:style-name="T268"> — </text:span><text:a xlink:type="simple" xlink:href="https://www.tolkiendil.com/tolkien/biblio/sda" text:style-name="Internet_20_link" text:visited-style-name="Visited_20_Internet_20_Link"><text:span text:style-name="Emphasis"><text:span text:style-name="T398">Le Seigneur des Anneaux</text:span></text:span></text:a><text:span text:style-name="T268"> — Livre I — Chapitre </text:span><text:span text:style-name="T269">7</text:span><text:span text:style-name="T268">.</text:span><text:line-break/></text:p>
        </text:list-item>
        <text:list-item>
          <text:p text:style-name="P51">Dans les livres, qui attaque les 4 <text:span text:style-name="T410">H</text:span>obbits dans la Vielle Forêt qui borde le Pays de Bouques ?<text:line-break/>(Tom Bombadil/ un Nazg<text:span text:style-name="T166">û</text:span>l/ Le <text:span text:style-name="T165">vieil</text:span> Homme Saul/ un or<text:span text:style-name="T159">que</text:span>)<text:line-break/><text:span text:style-name="T322">Le Viel Homme Saul, le Huorn avec le cœur le plus pourri de cette forêt, attrape Merry et Pippin dans ses racines </text:span><text:span text:style-name="T339">les coinçant et les étouffants </text:span><text:span text:style-name="T322">(Huorn= probablement d’ancien Ent </text:span><text:span text:style-name="T323">très </text:span><text:span text:style-name="T322">âgés devenu des arbres au cours du temps, de nature agressive et toujours capable de se mouvoir). Ils sont sauvés par Tom Bombadil.</text:span><text:line-break/></text:p>
        </text:list-item>
        <text:list-item>
          <text:p text:style-name="P50"><text:span text:style-name="T416">Sur la route de Fondcombe, qui sauve(nt) Frodon dans les livres et l’emmène jusqu’à Fondcombe ?<text:line-break/>(Glorfindel/ Arwen / Elrond/ Elrohir &amp; Elladan)<text:line-break/></text:span><text:span text:style-name="T354">« </text:span><text:span text:style-name="T357">Soudain apparut en bas un cheval blanc […]. Le manteau du cavalier flottait derrière lui et son capuchon était rejeté en arrière ; ses cheveux dorés volaient, chatoyants, au vent de sa course. […]<text:line-break/><text:tab/>_Ai na vedui Dunadan ! Mae govannen ! [...]<text:line-break/><text:tab/>_Voici Glorfindel, qui demeure dans la maison d’Elrond, dit Grand-Pas.<text:line-break/><text:tab/>_Salut, et bonne rencontre, enfin ! Dit le Seigneur Elfe à Frodon. J’ai été envoyé de Fondcombe à votre recherche. Nous craignions que vous ne fussiez en danger sur la Route. » </text:span><text:span text:style-name="T268">— </text:span><text:a xlink:type="simple" xlink:href="https://www.tolkiendil.com/tolkien/biblio/sda" text:style-name="Internet_20_link" text:visited-style-name="Visited_20_Internet_20_Link"><text:span text:style-name="Emphasis"><text:span text:style-name="T398">Le Seigneur des Anneaux</text:span></text:span></text:a><text:span text:style-name="T268"> — Livre I — Chapitre </text:span><text:span text:style-name="T270">12</text:span><text:span text:style-name="T268">.</text:span><text:line-break/></text:p>
        </text:list-item>
        <text:list-item>
          <text:p text:style-name="P52"><text:span text:style-name="T416">Dans les livres, qui arrive à la tête des cavaliers rohir</text:span><text:span text:style-name="T419">r</text:span><text:span text:style-name="T416">ims avec Gandalf à la fin de la bataille du Gouffre de Helm ?<text:line-break/>(Eomer/ Eärnur/ Gamelin/ Erkenbrand)<text:line-break/></text:span><text:span text:style-name="T354">« </text:span><text:span text:style-name="T358">Là, sur une crête, apparut soudain un cavalier vêtu de blanc […]. Derrière lui, dévalant par les longues pentes, venait un millier d’hommes à pied, l’épée à la main. Parmi eux s’avançait un homme, grand et fort. Son bouclier était rouge […], il porta à ses lèvres un grand cor noir et fit retentir une éclatante sonnerie.<text:line-break/><text:tab/>« Erkenbrand ! Crièrent les cavaliers. Erkenbrand ! » </text:span><text:span text:style-name="T268">— </text:span><text:a xlink:type="simple" xlink:href="https://www.tolkiendil.com/tolkien/biblio/sda" text:style-name="Internet_20_link" text:visited-style-name="Visited_20_Internet_20_Link"><text:span text:style-name="Emphasis"><text:span text:style-name="T398">Le Seigneur des Anneaux</text:span></text:span></text:a><text:span text:style-name="T268"> — Livre I</text:span><text:span text:style-name="T271">II</text:span><text:span text:style-name="T268"> — Chapitre </text:span><text:span text:style-name="T269">7</text:span><text:span text:style-name="T268">.</text:span><text:span text:style-name="T416"><text:line-break/></text:span></text:p>
        </text:list-item>
        <text:list-item>
          <text:p text:style-name="P53"><text:soft-page-break/>Qui était Lùthien, la dame de la chanson que chante Aragorn en montant la garde la nuit avant les événement <text:span text:style-name="T133">du Mont Venteux ?<text:line-break/>(une de ses ancêtres lointaines/</text:span> <text:span text:style-name="T133">la fille du plus grand Roi Elfe du Beleriand et d’une Maïa/ la grande tante et amie de Galadriel/ les 3 à la fois)<text:line-break/></text:span><text:span text:style-name="T286">Lùthien </text:span><text:span text:style-name="T329">est la fille de Thingol et de Melian, respectivement le Roi du royaume Elfe de Doriath (le plus important de tout le Beleriand) et une Maïa (sous divinité rattaché à une divinité plus importante) </text:span><text:span text:style-name="T330">en charge de soigner les plantes du jardin de Valinor</text:span><text:span text:style-name="T329">. </text:span><text:span text:style-name="T411"><text:line-break/></text:span></text:p>
        </text:list-item>
        <text:list-item>
          <text:p text:style-name="P54">Qui était Beren, l’époux de Lùthien ?<text:line-break/>(Le fils de Barahir/ le fils d’un puissant Roi Elfe/ le père d’Elrond/ les 3 à la fois)<text:line-break/><text:span text:style-name="T324">Il s’agit du fils de Barahir, de la maison de Bëor du peuple des Edain (Hommes) allié des Eldars (Elfes) dans les guerres contre Morgoth.</text:span><text:line-break/></text:p>
        </text:list-item>
        <text:list-item>
          <text:p text:style-name="P54">Lequel de ces personnages n’a jamais porté l’Anneau ?</text:p>
          <text:p text:style-name="P54">(Sam/ Isildur/ <text:span text:style-name="T134">Gandalf/ Sauron)<text:line-break/></text:span><text:span text:style-name="T325">Facile, c’est Gandalf ! Dès qu’il s’en approche, il ressent le pouvoir de Sauron et refuse de le toucher par peur d’être corrompu par lui.</text:span><text:span text:style-name="T134"><text:line-break/></text:span></text:p>
        </text:list-item>
        <text:list-item>
          <text:p text:style-name="P55">Comment s’appelle la grande région à l’Ouest des Mont Brumeux ?</text:p>
          <text:p text:style-name="P55">(le Rhonavion/ l’Eriador/ le Lindon/ le Rhûn)<text:line-break/><text:span text:style-name="T326">Par rapport aux Monts Brumeux, le Rhovanion se trouve à l’Est, le Lindon à l’extrême Ouest de la Terre du Milieu et le Rhûn au Sud Est. C’est bien l’Eriador qui se trouve à l’Ouest des Monts Brumeux.</text:span><text:line-break/></text:p>
        </text:list-item>
        <text:list-item>
          <text:p text:style-name="P55">Qui a aidé Sauron <text:span text:style-name="T186">à</text:span> forger les anneaux des Hommes et des Nains ?</text:p>
          <text:p text:style-name="P55">(Galadriel/ Celeborn/ Fëanor/ Celembrimbor)<text:line-break/><text:span text:style-name="T326">Il s’agit de Celembrimbor, le petit fils de Fëanor, qui fut berné par Sauron, travaillant de concert avec lui pour forger ces anneaux de pouvoirs. Heureusement il forgea seul les 3 anneaux des Elfes.</text:span><text:line-break/></text:p>
        </text:list-item>
        <text:list-item>
          <text:p text:style-name="P55">A qui ont été donné<text:span text:style-name="T187">s</text:span> en premier les 3 anneaux elfiques ?</text:p>
          <text:p text:style-name="P56">(<text:span text:style-name="T412">Gil Galad</text:span> (qui en avait 2) &amp; Galadriel/ C<text:span text:style-name="T135">í</text:span>rdan &amp; Gil Galad &amp; Gandalf/ C<text:span text:style-name="T135">í</text:span>rdan &amp; Galadriel &amp; Gil Galad/ C<text:span text:style-name="T135">í</text:span>rdan &amp; Eärendil &amp; Lùthien)<text:line-break/><text:span text:style-name="T70">Dans le Silmarillion, il est dit qu’un fut donné à Galadriel et les 2 autres à Gil Galad, qui en donna un à C</text:span><text:span text:style-name="T56">írdan </text:span><text:span text:style-name="T70">(qui le donnera ensuite à Gandalf à son arrivé en Terre du Milieu)</text:span><text:span text:style-name="T56">, </text:span><text:span text:style-name="T70">puis qui donna le second à Elrond peu avant sa mort.</text:span><text:span text:style-name="T412"> </text:span><text:line-break/></text:p>
        </text:list-item>
        <text:list-item>
          <text:p text:style-name="P57">Quel est l’Elfe vivant(e) le/la plus vieux/vielle connu(e) en Terre du Milieu au moment de la Guerre de l’Anneau ?<text:line-break/>(Galadriel/ C<text:span text:style-name="T135">í</text:span>rdan/ Eärendil/ <text:span text:style-name="T413">Gil Galad</text:span>)</text:p>
          <text:p text:style-name="P57"><text:span text:style-name="T327">Il s’agit de C</text:span><text:span text:style-name="T147">í</text:span><text:span text:style-name="T286">rdan, </text:span><text:span text:style-name="T327">qui serait le dernier en Terre du milieu des premiers Elfes a s’être éveillé aux abords du lac Cuiviénen, il y a plus de 7 milles 500ans. A titre de comparaison, il a 300ans de plus que Galadriel, il aurait environ 900ans de plus que Gil Galad et plus d’un millénaire d’écart avec </text:span><text:span text:style-name="T328">Eärendil.</text:span><text:span text:style-name="T327"> </text:span><text:line-break/></text:p>
        </text:list-item>
        <text:list-item>
          <text:p text:style-name="P55">Lequel de ces noms ne désignent pas l’un des <text:span text:style-name="T157">3</text:span> anneaux des <text:span text:style-name="T413">E</text:span>lfes ?<text:line-break/>(Narya/ Nenya/ Nerya/ Vilya)<text:line-break/><text:span text:style-name="T328">Les 3 anneaux des Elfes sont Narya (l’anneau de feu), Nenya (celui de l’eau) et Vilya (l’anneau de l’air).</text:span><text:line-break/></text:p>
        </text:list-item>
        <text:list-item>
          <text:p text:style-name="P58">Lequel de ces personnages ne porte pas l’un des 3 anneaux des elfes au moment de la Guerre de l’Anneau ?<text:line-break/>(<text:span text:style-name="T134">C</text:span><text:span text:style-name="T136">í</text:span><text:span text:style-name="T134">rdan/ Galadrie</text:span>l/ Gandalf/ Elrond)<text:line-break/><text:span text:style-name="T330">Au moment de la Guerre de l’Anneau, l’anneau de feu est en possession de Gandalf, celui de l’eau est à Fondcombe avec Elrond et l’anneau de l’aire est au doigt de Galadriel.</text:span><text:line-break/></text:p>
        </text:list-item>
        <text:list-item>
          <text:p text:style-name="P59"><text:soft-page-break/>Quel est le lien entre Aragorn et Arwen au début des évènements de la Guerre de l’Anneau ?<text:line-break/>(frère et sœur/ mari et femme/ cousin éloigné/ aucun)<text:line-break/><text:span text:style-name="T330">Aragorn est un descendant de la famille royale de Númenor dont le premier n’était autre que Elros, frère jumeaux d’Elrond, qui a choisi une vie de mortel. Par conséquent, Arwen, fille d’Elrond et Aragorn, descendant d’Elros, sont des cousins éloignés (il y a plus d’une quarentaine de génération qui les séprares donc pas de risque de consanguinité!). </text:span><text:span text:style-name="T414"><text:s/></text:span><text:line-break/></text:p>
        </text:list-item>
        <text:list-item>
          <text:p text:style-name="P59"><text:span text:style-name="T158">Pourquoi Denethor II est si défaitiste face à la puissance du Mordor<text:line-break/>(à cause de la mort de Boromir son fils préféré/ c’est son caractère depuis la naissance/ il veut trahir les Hommes et rejoindre Sauron comme l’ont fait Sarouman et Grima/ il a trop utilisé un palantir via lequel Sauron l’a démoralisé en lui montrant la chute et la ruine totale du Gondor)<text:line-break/></text:span><text:span text:style-name="T331">Denethor </text:span><text:span text:style-name="T338">II </text:span><text:span text:style-name="T331">a utilisé le palantir de Minas Tirith pour défi</text:span><text:span text:style-name="T332">er</text:span><text:span text:style-name="T331"> Sauron. Ce dernier lui a montrer de fausses images de la ruine du Gondor en retour. Ils se battirent par esprit interposer et Sauron pris l’avantage petit à petit, vieillissant et altérant le jugement de Denethor </text:span><text:span text:style-name="T338">II </text:span><text:span text:style-name="T331">au fur et à mesure. </text:span><text:span text:style-name="T286"><text:s/></text:span><text:line-break/></text:p>
        </text:list-item>
        <text:list-item>
          <text:p text:style-name="P59"><text:span text:style-name="T158">Dans les livres, quelle ville est reprise par Aragorn grâce à l’armé des Morts ?<text:line-break/>(Pelargir/ Minas Tirith/ Osgiliath/ Cair Andros)<text:line-break/></text:span><text:span text:style-name="T331">Hors celle de Minas Tirith, le gros des troupes du Gondor se trouve à Pelargir (qui se situe sur l’Anduin) qui est en proie aux attaques des Corsairs d’Umbar. Ensuite Aragorn délivra les morts de leur serment, et monta dans les bateaux corsaires avec de nombreuses garnisons de Pelargir afin de remonter le fleuve et venir en aide à Minas Tirith.</text:span><text:line-break/></text:p>
        </text:list-item>
        <text:list-item>
          <text:p text:style-name="P60"><text:span text:style-name="T420">Lors de la bataille du Gouffre de Helm, qu’est ce qui amène la victoire aux Hommes dans les livres?</text:span><text:line-break/><text:span text:style-name="T158">(la charge des Rohirrim venant de l’Est/ la forêt qui apparaît mystérieusement au nord et qui affole les orques/ la charge du roi Théoden venant du sud, couplé au corps de Helm qui retentit et résonne dans le gouffre comme si des milliers de soldats sortez de la gorge/ les 3 à la fois)<text:line-break/></text:span><text:span text:style-name="T331">« Les armées d’Isengard rugissaient, oscillant tantôt d’un côté, tantôt de l’autre, ne sachant quelle peur affronter. Le cor sonna de nouveau dans la tour. La compagnie du roi chargea par la brèche du Fossé. Du haut des collines bondit Erkenbrand, seigneur de l’Ouestfolde [...]. Le Cavalier Blanc fondit sur ses adversaires, et la terreur de sa venue les emplit de folie. Les hommes sauvages tombaient à plat ventre devant lui. Les Orques couraient chancelants, poussant des cris aigus, jetant épées et lances. Ils fuirent comme une fumée noire chassée par un vent impétueux. Gémissant, ils passèrent dans l’ombre patiente des arbres ; et de cette ombre, aucun ne devait jamais ressortir. » </text:span><text:span text:style-name="T268">— </text:span><text:a xlink:type="simple" xlink:href="https://www.tolkiendil.com/tolkien/biblio/sda" text:style-name="Internet_20_link" text:visited-style-name="Visited_20_Internet_20_Link"><text:span text:style-name="Emphasis"><text:span text:style-name="T398">Le Seigneur des Anneaux</text:span></text:span></text:a><text:span text:style-name="T268"> — Livre I</text:span><text:span text:style-name="T272">II</text:span><text:span text:style-name="T268"> — Chapitre </text:span><text:span text:style-name="T269">7</text:span><text:span text:style-name="T268">.</text:span><text:line-break/></text:p>
        </text:list-item>
        <text:list-item>
          <text:p text:style-name="P79"><text:span text:style-name="T114">Combien y a t’il de feux d’alarme dans les livres entre Minas Tirith et Edoras?</text:span><text:span text:style-name="T115"><text:line-break/>(</text:span><text:span text:style-name="T114">7/10/13/16)</text:span><text:span text:style-name="T112"><text:line-break/></text:span><text:span text:style-name="T71">Comme le dit Gandalf à Pippin dans </text:span><text:a xlink:type="simple" xlink:href="https://www.tolkiendil.com/tolkien/biblio/sda" text:style-name="Internet_20_link" text:visited-style-name="Visited_20_Internet_20_Link"><text:span text:style-name="Emphasis"><text:span text:style-name="T257">Le Seigneur des Anneaux</text:span></text:span></text:a><text:span text:style-name="T231"> — Livre V — Chapitre 1 :<text:line-break/></text:span><text:span text:style-name="T219">« </text:span><text:span text:style-name="Emphasis"><text:span text:style-name="T399">Vois ! Les feux d’alarme du Gondor s’allument, appelant à l’aide. La guerre embrase le pays. Vois, les flammes montent sur l’Amon Dîn, de même que sur l’Eilenach ; et les voici qui se portent rapidement vers l’ouest : le Nardol, l’Erelas, le Min-Rimmon, le Calenhad, enfin le Halifirien aux frontières du Rohan.</text:span></text:span><text:span text:style-name="T224"> </text:span><text:span text:style-name="T219">»</text:span><text:span text:style-name="T228"> </text:span><text:span text:style-name="T369"><text:s/></text:span><text:span text:style-name="T113"><text:line-break/></text:span></text:p>
        </text:list-item>
        <text:list-item>
          <text:p text:style-name="P80"><text:span text:style-name="T112">Lequel ne fait pas partie des Maïar (sous divinité) ?<text:line-break/>(Gandalf/ Sauron/ Sylvebarbe/ un Balrog)<text:line-break/></text:span><text:span text:style-name="T72">Gandalf, ou Olórin de son nom en Valinor, est un des Maïar au service de Manwë, le Vala de l’Air et </text:span><text:span text:style-name="T73">nommé</text:span><text:span text:style-name="Emphasis"><text:span text:style-name="T402"> Roi du Monde des Valar</text:span></text:span><text:span text:style-name="T73"> par </text:span><text:span text:style-name="Emphasis"><text:span text:style-name="T399">Ilúvatar.<text:line-break/></text:span></text:span><text:span text:style-name="Emphasis"><text:span text:style-name="T402">Sauron, </text:span></text:span><text:span text:style-name="Emphasis"><text:span text:style-name="T403">connu à ses début comme Mairon l’Admirable était un Maïa au service d’Aulë, le Vala de la forge (au même titre que Curunir, plus connu comme Saroumane). Il fut ensuit corrompu par Melkor, et devint son plus fidèle et plus puissant lieutenant.<text:line-break/>Les Balrogs étaient, </text:span></text:span><text:span text:style-name="Emphasis"><text:span text:style-name="T404">comme Sauron, des Maïar attiré et corrompu par Melkor. Ils étaient les plus puissant de ses servieurs, dominé seulement par Sauron lui-même. Leur chef était Gothmog.</text:span></text:span><text:span text:style-name="T113"><text:line-break/></text:span></text:p>
        </text:list-item>
        <text:list-item>
          <text:p text:style-name="P61"><text:soft-page-break/>Dans les livres qui dirige la défense de Minas Tirith pendant la bataille des champs du Pelenor ?<text:line-break/>(Gandalf/ Imrahil/ Aragorn/ Ingold)<text:line-break/><text:span text:style-name="T333">Une fois que Denethor </text:span><text:span text:style-name="T338">II </text:span><text:span text:style-name="T333">a fait son saut de l’ange, c’est le Prince Imrahil de Dol Amroth qui dirige les défense de la cité de Minas Tirith.</text:span><text:line-break/></text:p>
        </text:list-item>
        <text:list-item>
          <text:p text:style-name="P61">Dans les livres, comment meurt Théoden ?</text:p>
          <text:p text:style-name="P62">(tué par le Roi Sorcier d’Angmar/ il ne meurt pas/ <text:span text:style-name="T159">tué par un troll/ écrasé par un oliphant)<text:line-break/></text:span><text:span text:style-name="T334">Cette fois pas de piège, il meurt comme dans le film, tué par le </text:span><text:span text:style-name="T286">Roi Sorcier d’Angmar.</text:span><text:span text:style-name="T159"><text:line-break/></text:span></text:p>
        </text:list-item>
        <text:list-item>
          <text:p text:style-name="P63">D’où partent les bateaux elfes à destination des Terres Immortels ?<text:line-break/>(Fondcombe/ Caras Galadhon/ Dol Amroth/ Les Havres G<text:span text:style-name="T165">ri</text:span>s)<text:line-break/><text:span text:style-name="T335">Ils partent du port de Mithlond (en sindarin) ou Havres Gris, qui se situe dans le Lindon, la région la plus à l’Ouest de la Terre du Milieu. Il fut construit par C</text:span><text:span text:style-name="T154">í</text:span><text:span text:style-name="T335">rdan le Charpentier pour y construire ses navires, les seuls capables de voguer jusqu’aux Terres Immortelles.</text:span><text:line-break/></text:p>
        </text:list-item>
        <text:list-item>
          <text:p text:style-name="P63">Quel est le nom elfique de Fondcombe ?</text:p>
          <text:p text:style-name="P63">(Imlad Morgul/ Rivendell/ Imlad Mithrin/ Imladris)<text:line-break/><text:span text:style-name="T335">C’est Imladris, qui signifie « Vallée Caché », car au départ ce n’était qu’un endroit où Elrond et son armée s’était réfugié pour se caché de Sauron.</text:span><text:span text:style-name="T415"> </text:span><text:line-break/></text:p>
        </text:list-item>
        <text:list-item>
          <text:p text:style-name="P64">Quel est le nom elfique des <text:span text:style-name="T160">Havres Gris ?</text:span></text:p>
          <text:p text:style-name="P65">(Mithlond/ Ered Mithrin/ Mithrandir/ Imlad Mitrhin)<text:line-break/><text:span text:style-name="T336">Il s’agit de Mithlond ; les Ered Mithrin (ou Montagnes Grises) sont une chaîne de montagnes au Nord de la Terre du Milieu (au Nord d’Erebor), Mithrandir est l’un des nombreux noms de Gandalf et Imlad Mithrin est inventé.</text:span><text:line-break/></text:p>
        </text:list-item>
        <text:list-item>
          <text:p text:style-name="P81"><text:span text:style-name="T10">Parmis ces noms en khuzdul, lequel ne désigne pas l’un des 3 piques au dessus de Khazâd dûm ?<text:line-break/></text:span><text:span text:style-name="T18">(Baraz</text:span><text:span text:style-name="T38">i</text:span><text:span text:style-name="T18">nbar/ Kheled-zâram/ Zirakzigil/ </text:span><text:span text:style-name="T161">Bundushathûr</text:span><text:span text:style-name="T162">)<text:line-break/></text:span><text:span text:style-name="T385">Comme le dit Gimli à Frodon :</text:span><text:span text:style-name="T232">« </text:span><text:span text:style-name="Emphasis"><text:span text:style-name="T386">Là-bas se dresse Barazinbar, Cornerouge, le cruel Caradhras ; et derrière lui, le Pic d’Argent et la Tête Nuageuse : Celebdil le Blanc et Fanuidhol le Gris, que nous appelons Zirakzigil et Bundushathûr.</text:span></text:span><text:span text:style-name="T232"> » — </text:span><text:a xlink:type="simple" xlink:href="https://www.tolkiendil.com/tolkien/biblio/sda" text:style-name="Internet_20_link" text:visited-style-name="Visited_20_Internet_20_Link"><text:span text:style-name="Emphasis"><text:span text:style-name="T392">Le Seigneur des Anneaux</text:span></text:span></text:a><text:span text:style-name="T232"> — Livre II — Chapitre 3.<text:line-break/></text:span><text:span text:style-name="T386">L</text:span><text:span text:style-name="T385">e </text:span><text:span text:style-name="T386">Kheled-zâram, </text:span><text:span text:style-name="T385">ou Lac du Miroir, est un lac qui se situe prêt de la porte Est, à l’extérieur de la Moria.</text:span><text:span text:style-name="T386"> </text:span><text:span text:style-name="T19"><text:line-break/></text:span></text:p>
        </text:list-item>
        <text:list-item>
          <text:p text:style-name="P96"><text:span text:style-name="T19">L</text:span><text:span text:style-name="T17">equel de ces thermes ne désigne pas la Moria ?<text:line-break/>(Khazâd dûm/ Cavenain/ Hadhodrond/ Belegost)<text:line-break/></text:span><text:span text:style-name="T74">Il s’agit respectivement des noms de la Moria en Khuzdûl (langue des Nains), en langue commune et en Sindarin (un des langages elfiques).<text:line-break/>Belegost (ou Gabilgathol en Khuzdûl) était une autre cité naine, la plus grande du premier âge se trouvant sur les pentes Nord du plus haut sommet des Ered Luin.</text:span><text:span text:style-name="T39"> </text:span><text:span text:style-name="T17"><text:line-break/></text:span></text:p>
        </text:list-item>
        <text:list-item>
          <text:p text:style-name="P66">Quel était le dernier Roi du Gondor ?<text:line-break/>(Eärnil II/ Eärendil/ Eärnur/ Eärendur)<text:line-break/><text:span text:style-name="T337">Le Roi Sorcier d’Angmar envoya un messager en 2050 du Troisième Age à Eärnur, Roi du Gondor, l’invitant à se présenter seul devant Minas Morgul pour le défier. Sans descendance et malgré les contre-indications de Mardil son conseillé et intendant, Eärnur accepta le défi et parti seul à Minas Morgul. Personne ne le revit plus jamais et Mardil fut le premier intendant a gouverner le Gondor et depuis, c’est sa descendance qui hérita des rênes du pouvoir jusqu’à Denethor II, le dernier intendant. </text:span><text:line-break/></text:p>
        </text:list-item>
      </text:list>
      <text:p text:style-name="P7"/>
      <text:p text:style-name="P7"/>
      <text:list xml:id="list215909748207440" text:continue-numbering="true" text:style-name="L4">
        <text:list-item>
          <text:p text:style-name="P82"><text:soft-page-break/><text:span text:style-name="T40">Quel était le dernier Roi d</text:span><text:span text:style-name="T41">u Grand Royaume de</text:span><text:span text:style-name="T40"> l’Arnor ?<text:line-break/>(Eärnil II/ Eärendil/ Eärnur/ Eärendur)<text:line-break/></text:span><text:span text:style-name="T377">A la mort du Roi Eärendur, ses 3 fils se disputèrent la suzeraineté de l’Arnor. </text:span><text:span text:style-name="T378">I</text:span><text:span text:style-name="T377">ls finirent alors </text:span><text:span text:style-name="T378">par</text:span><text:span text:style-name="T377"> diviser ce grand royaume en 3 ; </text:span><text:span text:style-name="T248">l'</text:span><text:a xlink:type="simple" xlink:href="https://www.tolkiendil.com/encyclo/geographie/royaumes/arthedain" text:style-name="Internet_20_link" text:visited-style-name="Visited_20_Internet_20_Link"><text:span text:style-name="T256">Arthedain</text:span></text:a><text:span text:style-name="T248">, le </text:span><text:a xlink:type="simple" xlink:href="https://www.tolkiendil.com/encyclo/geographie/royaumes/cardolan" text:style-name="Internet_20_link" text:visited-style-name="Visited_20_Internet_20_Link"><text:span text:style-name="T256">Cardolan</text:span></text:a><text:span text:style-name="T250"> </text:span><text:span text:style-name="T248">et le </text:span><text:a xlink:type="simple" xlink:href="https://www.tolkiendil.com/encyclo/geographie/royaumes/rhudaur" text:style-name="Internet_20_link" text:visited-style-name="Visited_20_Internet_20_Link"><text:span text:style-name="T376">Rhudaur</text:span></text:a><text:span text:style-name="T256">, </text:span><text:span text:style-name="T258">ce qui marque la fin de l’Arnor.</text:span><text:span text:style-name="T376"> </text:span><text:span text:style-name="T378">Le plus puissant de ces 3 royaumes, l’Arthedain fut dirigé par son fils aîné (c’est de lui que descendirent les rôdeurs du Nord ainsi qu’Aragorn).Ce fut se royaume qui tomba en dernier face aux assauts du Roi Sorcier d’Angmar, du temps de la régence d’Arvedui, dernier roi des Hommes descendant de Númenor avant l’avènement d’Aragorn II sous le nom d’Elessar.</text:span><text:span text:style-name="T40"><text:line-break/></text:span></text:p>
        </text:list-item>
        <text:list-item>
          <text:p text:style-name="P97"><text:span text:style-name="T17">Laquelle de ces montagnes ne se trouve pas dans le Mordor ?<text:line-break/>(Gundabad/ Orodruin/ Ered Lithui/ </text:span><text:span text:style-name="T20">Ephel D</text:span><text:span text:style-name="T138">ú</text:span><text:span text:style-name="T20">ath)<text:line-break/></text:span><text:span text:style-name="T104">L’Orodruin est le nom elfique de la Montagne du Destin. De même pour les Ered Lithui et les Ephel D</text:span><text:span text:style-name="T105">úath, </text:span><text:span text:style-name="T104">qui sont les Monts Cendrés et les Remparts de l’Ombre, les deux chaînes de montagnes qui encadre et fortifie le Mordor : l’Ered Lithui au Nord et les Ephel D</text:span><text:span text:style-name="T105">úath </text:span><text:span text:style-name="T104">à l’Ouest et au Sud.<text:line-break/>Au contraire de Gundabad qui se situe à l’extrémité nord des Monts Brumeux.</text:span><text:span text:style-name="T20"><text:line-break/></text:span></text:p>
        </text:list-item>
        <text:list-item>
          <text:p text:style-name="P98"><text:span text:style-name="T17">Qu’est ce qui ne fait pas parti</text:span><text:span text:style-name="T32">e</text:span><text:span text:style-name="T17"> du Mordor ?</text:span></text:p>
          <text:p text:style-name="P98"><text:span text:style-name="T17">(la Morannon/ la mer de Nurn/ le plateau de Gorgoroth/ l’Angmar)<text:line-break/></text:span><text:span text:style-name="T75">La Morannon désigne la Porte Noire du Mordor, la mer de Nurn se situe dans le Sud Est du Mordor tandis que le plateau de Gorgoroth désigne la grand pleine du Mordor où se trouve la Montagne du Destion, ainsi que Barad-Dûr, la grande forteresse de Sauron. L’Angmar est une région </text:span><text:span text:style-name="T76">du Nord de l’Eriador, collé au versant Ouest des Monts Brumeux dans leur extrémité septentrional (=au Nord).</text:span><text:span text:style-name="T75"> </text:span><text:span text:style-name="T21"><text:line-break/></text:span></text:p>
        </text:list-item>
        <text:list-item>
          <text:p text:style-name="P83"><text:span text:style-name="T21">Quel est le cri de guerre des Nains ?<text:line-break/>(Balin Fundinul Uzbad Khazaddûmu !/ Baruk Khazâd ! Khazâd ai-mênu !/ </text:span><text:span text:style-name="T42">I</text:span><text:span text:style-name="T21">shkhaqwi ai durugnul !/ Uzbad Azaghâl Zirakayabund!)<text:line-break/></text:span><text:span text:style-name="T225">« </text:span><text:span text:style-name="Emphasis"><text:span text:style-name="T407">Mais une silhouette sombre et courte, que personne n’avait remarquée, surgit des ombres avec un cri rauque : </text:span></text:span><text:span text:style-name="T225">Baruk Khazâd ! Khazâd ai-mênu !</text:span><text:span text:style-name="Emphasis"><text:span text:style-name="T409"> </text:span></text:span><text:span text:style-name="Emphasis"><text:span text:style-name="T407">Une hache fendit l’air puis revint. </text:span></text:span><text:span text:style-name="Emphasis"><text:span text:style-name="T408">Deux Orques tombèrent décapités</text:span></text:span><text:span text:style-name="T227"> </text:span><text:span text:style-name="T225">» </text:span><text:span text:style-name="T243">— </text:span><text:a xlink:type="simple" xlink:href="https://www.tolkiendil.com/tolkien/biblio/sda" text:style-name="Internet_20_link" text:visited-style-name="Visited_20_Internet_20_Link"><text:span text:style-name="Emphasis"><text:span text:style-name="T266">Le Seigneur des Anneaux</text:span></text:span></text:a><text:span text:style-name="T243"> — Livre I</text:span><text:span text:style-name="T244">II</text:span><text:span text:style-name="T243"> — Chapitre </text:span><text:span text:style-name="T245">7</text:span><text:span text:style-name="T243">.<text:line-break/></text:span><text:span text:style-name="T246">Cela signifie « Les haches des Nains ! Les Nains sont sur vous ! »</text:span> <text:span text:style-name="T21"><text:line-break/></text:span></text:p>
        </text:list-item>
        <text:list-item>
          <text:p text:style-name="P99"><text:span text:style-name="T51">Pourquoi ne voit on jamais de femmes Nains ?</text:span><text:span text:style-name="T17"><text:line-break/>(</text:span><text:span text:style-name="T22">Parce qu’elles sont aussi barbu</text:span><text:span text:style-name="T32">es</text:span><text:span text:style-name="T22"> que </text:span><text:span text:style-name="T32">l</text:span><text:span text:style-name="T22">es hommes Nains/ Parce qu’elles sont pacifiques/ Parce que les nains jaillissent des trous dans le sol/ Parce qu’e</text:span><text:span text:style-name="T17">lles sont toutes morte</text:span><text:span text:style-name="T32">s</text:span><text:span text:style-name="T17"> lors d</text:span><text:span text:style-name="T22">e la bataille de Nargûn A</text:span><text:span text:style-name="T17">zag</text:span><text:span text:style-name="T22">hazan)<text:line-break/></text:span><text:span text:style-name="T101">« </text:span><text:span text:style-name="T102">Elles sont, par la voix et l’apparence, et par leur costume lorsqu’elles doivent voyager, si semblables à leurs pendants masculins que les yeux et les oreilles des autres peuples n’arrivent pas à les distinguer. Ceci est à l’origine de l’absurde croyance, fort répandue chez les Hommes, voulant qu’il n’y ait pas de femmes naines, et que les Nains soient « issus de la pierre ». » </text:span><text:span text:style-name="T243">— </text:span><text:a xlink:type="simple" xlink:href="https://www.tolkiendil.com/tolkien/biblio/sda" text:style-name="Internet_20_link" text:visited-style-name="Visited_20_Internet_20_Link"><text:span text:style-name="Emphasis"><text:span text:style-name="T266">Le Seigneur des Anneaux</text:span></text:span></text:a><text:span text:style-name="T243"> — </text:span><text:span text:style-name="T247">Appendice A</text:span><text:span text:style-name="T243"> — </text:span><text:span text:style-name="T247">Le Peuple de Durin</text:span><text:span text:style-name="T243">.</text:span><text:span text:style-name="T102"><text:line-break/>Cela est renforcé par le fait que les femmes naines voyagent peu et qu’elles sont peu nombreuses (moins d’un tier de la population). </text:span><text:span text:style-name="T22"><text:line-break/></text:span></text:p>
        </text:list-item>
        <text:list-item>
          <text:p text:style-name="P100"><text:span text:style-name="T22">D’</text:span><text:span text:style-name="T17">où vien</text:span><text:span text:style-name="T32">t</text:span><text:span text:style-name="T17"> le mithril ?<text:line-break/>(C’est un alliage cré</text:span><text:span text:style-name="T32">é</text:span><text:span text:style-name="T17"> par Celebrimbor/ il s’agit de l’un des </text:span><text:span text:style-name="T49">S</text:span><text:span text:style-name="T17">ilmarils perdu qui s’est retrouv</text:span><text:span text:style-name="T23">é</text:span><text:span text:style-name="T17"> dans un arbre au sommet du Caradhras, qui a ensuite été foudroyé pendant qu’un guerrier elf</text:span><text:span text:style-name="T23">e et un Balrog s’aff</text:span><text:span text:style-name="T43">r</text:span><text:span text:style-name="T23">ontai</text:span><text:span text:style-name="T43">en</text:span><text:span text:style-name="T23">t/ des filons de la Moria/ c’était un piège de Melkor pour pousser les N</text:span><text:span text:style-name="T26">ai</text:span><text:span text:style-name="T23">ns à réveiller le Balrog).<text:line-break/></text:span><text:span text:style-name="T77">Le mithril est un minéral </text:span><text:span text:style-name="T78">unique</text:span><text:span text:style-name="T77">, aux propriétés particulière</text:span><text:span text:style-name="T78">s</text:span><text:span text:style-name="T77"> que l’on trouve </text:span><text:span text:style-name="T78">uniquement</text:span><text:span text:style-name="T77"> dans la Moria </text:span><text:span text:style-name="T78">(certains gisements furent exploiter à Númenor lors du second âge). L’extraction du mithril à Khazâd-dûm débuta au début du Second Age mais le gisement principal devait être déjà connu du temps de Durin I</text:span><text:span text:style-name="T127">er</text:span><text:span text:style-name="T78"> </text:span><text:span text:style-name="T97">T</text:span><text:span text:style-name="T78">rompe la mort durant les jours Anciens et au Premier Age, soit avant la disparition des Silmarils. Donc l’origine donné dans la série « Les Anneaux de Pouvoirs », en plus d’être farfelue, incohérente et capillotractée est tout bonnement impossible (comme beaucoup de chose dans cette série...). <text:s text:c="2"/></text:span><text:span text:style-name="T23"><text:line-break/></text:span></text:p>
        </text:list-item>
        <text:list-item>
          <text:p text:style-name="P84"><text:soft-page-break/><text:span text:style-name="T23">Q</text:span><text:span text:style-name="T45">ui était le premier Roi de Numenor ?<text:line-break/>(Elros/ l</text:span><text:span text:style-name="T44">e frère </text:span><text:span text:style-name="T45">d’Elrond/ l</text:span><text:span text:style-name="T44">e fils d’Eärendil</text:span><text:span text:style-name="T45">/ les 3 </text:span><text:span text:style-name="T44">car il s’agit de la même personne</text:span><text:span text:style-name="T45">)<text:line-break/></text:span><text:span text:style-name="T379">« </text:span><text:span text:style-name="T249">Au pied de la Montagne se dressaient les tombes des Rois et sur une colline voisine Armenelos, la plus belle des cités, où se trouvait la forteresse et la tour construites par le fils d'Eärendil, Elros, que les Valar avaient nommé premier Roi des Dúnedain. » </text:span><text:span text:style-name="T250">— </text:span><text:span text:style-name="T248">Akallabêth, </text:span><text:span text:style-name="T259">Le Silmarillion.<text:line-break/></text:span><text:span text:style-name="T260">Elros se trouve être le frère jumeaux d’Elrond.</text:span></text:p>
        </text:list-item>
      </text:list>
      <text:p text:style-name="P8"/>
      <text:list xml:id="list215907927698077" text:continue-numbering="true" text:style-name="L4">
        <text:list-item>
          <text:p text:style-name="P101"><text:span text:style-name="T17">Quel</text:span><text:span text:style-name="T32">le</text:span><text:span text:style-name="T17"> arme n’apparaît pas dans les livres du Seigneur des Anneaux ?<text:line-break/>(Glamdring/ Narzil/ Aeglos/ Orcrist)<text:line-break/></text:span><text:span text:style-name="T56">Glamdring, Narzil</text:span><text:span text:style-name="T79"> et</text:span><text:span text:style-name="T56"> Aeglos </text:span><text:span text:style-name="T79">sont respectivement l’épée de Gandalf, </text:span><text:span text:style-name="T80">celle</text:span><text:span text:style-name="T79"> d’Elendil (et de ses descendants) et la lance de Gil Galad, qui apparaissent toutes dans le Seigneurs des Anneaux et leurs Appendices. Au contraire d’</text:span><text:span text:style-name="T56">Orcrist </text:span><text:span text:style-name="T79">qui est l’épée de Thorïn dans le Hobbit (qui est trouvée en même temps que Glamdring et Dard. </text:span><text:span text:style-name="T56">Orcrist </text:span><text:span text:style-name="T80">(=fendoir à gobelins)</text:span><text:span text:style-name="T56"> </text:span><text:span text:style-name="T79">était l’épée </text:span><text:span text:style-name="T80">sœur de Glamdring qui furent toutes les deux forgées à Gondolin pendant le Premier Age. Elle a une dent de dragon comme manche.</text:span><text:span text:style-name="T17"><text:line-break/></text:span></text:p>
        </text:list-item>
        <text:list-item>
          <text:p text:style-name="P102"><text:span text:style-name="T52">Dans les livres, q</text:span><text:span text:style-name="T51">ue prédit Galadriel à Legolas s’il continu</text:span><text:span text:style-name="T53">e</text:span><text:span text:style-name="T51"> la quête de l’Anneau en allant vers le sud ?</text:span><text:span text:style-name="T17"><text:line-break/>(Qu’il va y trouver l’amour/ Qu’il va y trouver la mort/ Qu’à la vu</text:span><text:span text:style-name="T32">e</text:span><text:span text:style-name="T17"> de la mer, il ressentira l’envie de partir pour Valinor/ Qu’il va se li</text:span><text:span text:style-name="T32">er</text:span><text:span text:style-name="T17"> d’amitié avec un Nain)<text:line-break/></text:span><text:span text:style-name="T103">Elle lui dit qu’il y verra la Grande Mer, Belegaer, pour la première fois de sa vie, et qu’à cette vu, il ressentira pour la première fois l’envie irrépressible de partir de la Terre du Milieu pour les Terres Immortelles. Et se sentiment, comme chez la majorité des Elfes, ne ferait que s’accroître au cours du temps. Il attendra la mort de son amis le roi Elessar (Aragorn) en 120 du 4</text:span><text:span text:style-name="T130">e</text:span><text:span text:style-name="T103"> Age pour partir en Aman, de l’autre côté de Belegaer, accompagné de Gimli.</text:span><text:span text:style-name="T17"><text:line-break/></text:span></text:p>
        </text:list-item>
        <text:list-item>
          <text:p text:style-name="P67"><text:span text:style-name="T421">Que fait Gimli avec les cheveux que lui donne Galadriel ?</text:span><text:line-break/>(Il les fait mettre sur un <text:span text:style-name="T423">bijoux</text:span>/ il les perd à la bataille du Gouffre de Helm/ il les perd à la bataille des champs du Pelenor/ l’histoire ne le dit pas)<text:line-break/><text:span text:style-name="T286">« </text:span><text:span text:style-name="T349">Et si jamais je retrouve les forges de mon pays, il sera monté dans un cristal impérissable pour demeurer un bien de ma maison et un gage de bonne volonté rntre la Montagne et le Forêt jusqu’à la fin des temps »</text:span><text:span text:style-name="T226"> </text:span><text:span text:style-name="T268">— </text:span><text:a xlink:type="simple" xlink:href="https://www.tolkiendil.com/tolkien/biblio/sda" text:style-name="Internet_20_link" text:visited-style-name="Visited_20_Internet_20_Link"><text:span text:style-name="Emphasis"><text:span text:style-name="T267">Le Seigneur des Anneaux</text:span></text:span></text:a><text:span text:style-name="T268"> — Livre I</text:span><text:span text:style-name="T272">I</text:span><text:span text:style-name="T268"> — Chapitre </text:span><text:span text:style-name="T273">8</text:span><text:span text:style-name="T268">.</text:span><text:span text:style-name="T349"> </text:span><text:line-break/></text:p>
        </text:list-item>
        <text:list-item>
          <text:p text:style-name="P103"><text:span text:style-name="T17">Que fait Gimli au début du 4è age de la Terre ?<text:line-break/>(Il repart vivre à Erebor/ Il part reconquérir la Moria vu que le Balrog est mort/ Il part fonder son propre royaume dans les cavernes étincelantes/ Il s’installe en Arnor où il devient conseill</text:span><text:span text:style-name="T32">er</text:span><text:span text:style-name="T17"> d’Aragorn<text:line-break/></text:span><text:span text:style-name="T84">Après les éventements de la Guerre de l’Anneau, Eomer, nouveau roi du Rohan, en remerciement de son aide (il lui a sauvé la vie pendant la bataille du Gouffre) </text:span><text:span text:style-name="T85">autorise</text:span><text:span text:style-name="T84"> Gimli </text:span><text:span text:style-name="T85">à faire </text:span><text:span text:style-name="T84">venir d’autres Nains d’Erebor </text:span><text:span text:style-name="T85">dans </text:span><text:span text:style-name="T84">les cavernes étincelantes </text:span><text:span text:style-name="T85">(</text:span><text:span text:style-name="T84">dans le Gouffre de Helm</text:span><text:span text:style-name="T85">) pour</text:span><text:span text:style-name="T84"> s’y installer et fonder sa propre cité.</text:span><text:span text:style-name="T17"><text:line-break/></text:span></text:p>
        </text:list-item>
        <text:list-item>
          <text:p text:style-name="P85"><text:span text:style-name="T47">Qu’est ce que la </text:span><text:span text:style-name="T46">F</text:span><text:span text:style-name="T47">lèche rouge ?<text:line-break/>(Le </text:span><text:span text:style-name="T25">sur</text:span><text:span text:style-name="T47">nom d’un</text:span><text:span text:style-name="T24">e</text:span><text:span text:style-name="T47"> montagne/ </text:span><text:span text:style-name="T24">Le nom d’une des tours de garde du Mordor/ La traduction du nom de la lance de Gil Galad/ </text:span><text:span text:style-name="T25">Un objet permettant au Gondor de demander</text:span><text:span text:style-name="T24"> </text:span><text:span text:style-name="T25">symboliquement de l’aide à ses alliés)<text:line-break/></text:span><text:span text:style-name="T233">« </text:span><text:span text:style-name="Emphasis"><text:span text:style-name="T387">Il tenait à la main une seule flèche, empennée de noir et barbelée d'acier, mais la pointe en était peinte en rouge.</text:span></text:span><text:span text:style-name="T252"> </text:span><text:span text:style-name="T233">» </text:span><text:a xlink:type="simple" xlink:href="https://www.tolkiendil.com/tolkien/biblio/sda" text:style-name="Internet_20_link" text:visited-style-name="Visited_20_Internet_20_Link"><text:span text:style-name="Emphasis"><text:span text:style-name="T393">Le Seigneur des Anneaux</text:span></text:span></text:a><text:span text:style-name="Emphasis"><text:span text:style-name="T387"> - Livre V - Chapitre 3</text:span></text:span><text:span text:style-name="T371"> . </text:span><text:span text:style-name="T372">Dans ce passage, c’est </text:span><text:a xlink:type="simple" xlink:href="https://www.tolkiendil.com/encyclo/personnages/hommes/3a/dunedain/gondoriens/hirgon" text:style-name="Internet_20_link" text:visited-style-name="Visited_20_Internet_20_Link"><text:span text:style-name="T261">Hirgon</text:span></text:a><text:span text:style-name="T233">, </text:span><text:span text:style-name="T234">le</text:span><text:span text:style-name="T233"> messager de </text:span><text:a xlink:type="simple" xlink:href="https://www.tolkiendil.com/encyclo/personnages/hommes/3a/dunedain/gondoriens/denethor_ii" text:style-name="Internet_20_link" text:visited-style-name="Visited_20_Internet_20_Link"><text:span text:style-name="T261">Denethor</text:span></text:a><text:span text:style-name="T233">, </text:span><text:span text:style-name="T234">qui amène</text:span><text:span text:style-name="T233"> la Flèche rouge au roi </text:span><text:a xlink:type="simple" xlink:href="https://www.tolkiendil.com/encyclo/personnages/hommes/3a/hommes_du_nord/rohirrim/theoden" text:style-name="Internet_20_link" text:visited-style-name="Visited_20_Internet_20_Link"><text:span text:style-name="T261">Théoden</text:span></text:a><text:span text:style-name="T252"> </text:span><text:span text:style-name="T253">afin de quérir son aide pour défendre </text:span><text:span text:style-name="T261">Minas Tirith, </text:span><text:span text:style-name="T262">en souvenir du</text:span><text:span text:style-name="T371"> </text:span><text:a xlink:type="simple" xlink:href="https://www.tolkiendil.com/encyclo/evenements/3a/serment_d_eorl" text:style-name="Internet_20_link" text:visited-style-name="Visited_20_Internet_20_Link"><text:span text:style-name="T261">Serment d’Eorl</text:span></text:a><text:span text:style-name="T252"> </text:span><text:span text:style-name="T253">qui promet</text:span><text:span text:style-name="T233"> </text:span><text:span text:style-name="T234">l</text:span><text:span text:style-name="T233">'assistance </text:span><text:span text:style-name="T234">du Rohan </text:span><text:span text:style-name="T233">au </text:span><text:span text:style-name="T234">cas où le </text:span><text:span text:style-name="T233">Gondor</text:span><text:span text:style-name="T371"> </text:span><text:span text:style-name="T372">le requière.</text:span><text:span text:style-name="T25"><text:line-break/></text:span></text:p>
        </text:list-item>
        <text:list-item>
          <text:p text:style-name="P139"><text:span text:style-name="T27">Quel</text:span><text:span text:style-name="T33">le</text:span><text:span text:style-name="T27"> est la </text:span><text:span text:style-name="T50">particularité</text:span><text:span text:style-name="T27"> du </text:span><text:span text:style-name="T50">c</text:span><text:span text:style-name="T27">or de Boromir ?</text:span></text:p>
          <text:p text:style-name="P104"><text:span text:style-name="T27">(Peu importe où l’on se trouve, on l’entend sonne</text:span><text:span text:style-name="T33">r</text:span><text:span text:style-name="T27"> au Gondor/ Il n’est audible que pour ses alliés/ </text:span><text:span text:style-name="T28">Il permet d’insuffler la peur dans les cœurs ennemis</text:span><text:span text:style-name="T27">/ </text:span><text:span text:style-name="T28">Il n’a rien de particulier)<text:line-break/></text:span><text:span text:style-name="T103">Il s’agirait d’un cor magique qui pourrait être entendu au Gondor peut importe où se trouve son </text:span><text:soft-page-break/><text:span text:style-name="T103">utilisateur. Faramir entendis la sonnerie du cor de Boromir et fit également un rêve de la mort de son frère (mais ce rêve n’est pas dû au cor). </text:span><text:span text:style-name="T27"><text:line-break/></text:span></text:p>
        </text:list-item>
        <text:list-item>
          <text:p text:style-name="P86"><text:span text:style-name="T28">Comment s’appelle le seigneur des Aigles géant</text:span><text:span text:style-name="T34">s</text:span><text:span text:style-name="T28"> et amis de Gandalf ?<text:line-break/>(Thorondor/ Gwahir/ Landroval/ Meneldor)<text:line-break/></text:span><text:span text:style-name="T235">« </text:span><text:span text:style-name="Emphasis"><text:span text:style-name="T388">Vinrent là Gwaihir le Seigneur du Vent et son frère Landroval, plus grands de tous les Aigles du Nord, plus formidables descendants de Thorondor l’ancien, lui dont les aires étaient disséminées sur les pics inaccessibles des Montagnes Encerclantes, quand la Terre du Milieu était jeune.</text:span></text:span><text:span text:style-name="T254"> </text:span><text:span text:style-name="T235">» — </text:span><text:a xlink:type="simple" xlink:href="https://www.tolkiendil.com/tolkien/biblio/sda" text:style-name="Internet_20_link" text:visited-style-name="Visited_20_Internet_20_Link"><text:span text:style-name="Emphasis"><text:span text:style-name="T394">Le Seigneur des Anneaux</text:span></text:span></text:a><text:span text:style-name="T254"> — </text:span><text:span text:style-name="T235">Livre VI — Chapitre 4<text:line-break/>Il s’agit de Gwahir, qui porta Gandalf 3 fois car reconnaissant que se dernier l’ai soigné d’une flèche autrefois. C’est notamment lui qui alla chercher Gandalf en haut de la tour de Durin après son combat contre le Balrog et qui récupéra plus tard Frodon et Sam sur les flancs de la Montagne du Destin après que l’Anneau ai été détruit. Les nains d’Erebor lui firent une couronne en or et le reconnu en tant que roi de tout les oiseaux pour le remercier d’avoir pris part à la bataille des Cinqs Armées.<text:line-break/></text:span><text:span text:style-name="T236">A ne pas confondre avec Thorondor, son ancêtre, qui était le seigneur des Aigles jusqu’au Premier âge, où il mena le combat aérien aux côtés d’Eärendil contre tout les dragons de Morgoth lors de la bataille final contre ce dernier.</text:span><text:span text:style-name="T47"><text:line-break/></text:span></text:p>
        </text:list-item>
        <text:list-item>
          <text:p text:style-name="P105"><text:span text:style-name="T17">Laquelle de ses régions ne faisait pas parti</text:span><text:span text:style-name="T34">e</text:span><text:span text:style-name="T17"> du Grand Royaume de l’Arnor ?<text:line-break/>(La Comté/ Le Pays de Bree/ l’Enedwaith/ l’Evendim)<text:line-break/></text:span><text:span text:style-name="T86">Toutes ces régions sont sur le territoire disparu du Grand Royaume de l’Arnor, hormis l’Enedwaith qui se situe dans le Sud de l’Eriador, non loin de la Trouée du Rohan.</text:span><text:span text:style-name="T17"><text:line-break/></text:span></text:p>
        </text:list-item>
        <text:list-item>
          <text:p text:style-name="P106"><text:span text:style-name="T17">A qui les morts parjure</text:span><text:span text:style-name="T34">s</text:span><text:span text:style-name="T17"> avaient ils promis leur aide dans la guerre contre </text:span><text:span text:style-name="T34">Sauron</text:span><text:span text:style-name="T17"> ?<text:line-break/>(Isildur/ Elendil/ Anarion/ Gil Galad)<text:line-break/></text:span><text:span text:style-name="T87">Ils avaient promis leur aide à Isildur, cofondateur du Gondor avec son petit frère Anarion. C’est d’ailleurs lui qui les maudit quand ils ne respectèrent pas leur serment. </text:span><text:span text:style-name="T17"><text:line-break/></text:span></text:p>
        </text:list-item>
        <text:list-item>
          <text:p text:style-name="P106"><text:span text:style-name="T17">Comment est mort Isildur ?<text:line-break/>(Il a reçu une pierre en pleine tête lanc</text:span><text:span text:style-name="T35">ée</text:span><text:span text:style-name="T17"> depuis les remparts de Barad-Dûr/ tué par Sauron devant la Montagne du Destin/ Dans une embuscade orque aux Champs des Iris/ Tué à Amon Hen par Gollum pour lui reprendre l’Anneau).<text:line-break/></text:span><text:span text:style-name="T87">Il fut pris dans une embuscade orque avec 3 de ses fils aux Champs des Iris alors qu’il rejoignait l’Arnor pour succéder à son père Elendil mort durant la bataille final contre Sauron. </text:span><text:span text:style-name="T88">C’est lui qui réussi à vaincre Sauron sur le champs de bataille mais qui, malgré les conseils d’Elrond, ne se résout pas à jeter l’Anneau Unique dans le feu de la Montagne du Destin.</text:span><text:span text:style-name="T17"><text:line-break/></text:span></text:p>
        </text:list-item>
        <text:list-item>
          <text:p text:style-name="P107"><text:span text:style-name="T17">Comment est mort An</text:span><text:span text:style-name="T137">á</text:span><text:span text:style-name="T17">rion ?<text:line-break/>(Il a reçu une pierre en pleine tête lancé</text:span><text:span text:style-name="T35">e</text:span><text:span text:style-name="T17"> depuis les remparts de Barad-Dûr/ tué par Sauron devant la Montagne du Destin/ Dans une embuscade orque aux Champs des Iris/ Tué à Amon Hen par un Nazgûl)<text:line-break/></text:span><text:span text:style-name="T56">Anárion reçu une pierre en pleine tête lancé</text:span><text:span text:style-name="T94">e</text:span><text:span text:style-name="T56"> depuis les remparts de Barad-Dûr </text:span><text:span text:style-name="T87">lors du siège de cette dernière par La Dernière Alliance des Hommes et des Elfes. </text:span><text:span text:style-name="T88">Ces 3 premiers fils périrent également dans la bataille. Après la chute de Sauron, Isildur devint roi de l’Arnor à la place de son père Elendil, en plus d’être roi du Gondor (titre qu’il partagé avec </text:span><text:span text:style-name="T56">An</text:span><text:span text:style-name="T147">á</text:span><text:span text:style-name="T56">rion </text:span><text:span text:style-name="T88">avant sa mort). Il confit alors la régence du Gondor à Meneldil, le 4</text:span><text:span text:style-name="T129">e</text:span><text:span text:style-name="T88"> fils d’</text:span><text:span text:style-name="T56">Anárion, </text:span><text:span text:style-name="T88">qui se proclama roi du Gondor à la mort de son oncle Isildur.</text:span><text:span text:style-name="T17"><text:line-break/></text:span></text:p>
        </text:list-item>
        <text:list-item>
          <text:p text:style-name="P108"><text:span text:style-name="T17">Pourquoi les Nains n’aident pas les Hommes pendant la Guerre de l’Anneau ?<text:line-break/>(Parce qu’il ne sont pas au courant/ Parce qu’ils sont en froid avec les Hommes/ </text:span><text:span text:style-name="T29">Parce qu’il ont signé un traité de paix avec Sauron/</text:span><text:span text:style-name="T17"> Parce </text:span><text:span text:style-name="T29">qu’ils se battent déjà contre d’autre force de Sauron)<text:line-break/></text:span><text:span text:style-name="T89">A cette période, Sauron sait que l’Anneau est dans les mains d’un semi-homme du nom de Sacquet. </text:span><text:span text:style-name="T91">De même</text:span><text:span text:style-name="T89"> </text:span><text:span text:style-name="T91">qu’</text:span><text:span text:style-name="T89">un semi-homme du nom de Bilbon Sacquet aid</text:span><text:span text:style-name="T91">a</text:span><text:span text:style-name="T89"> les Nains à récupérer la Montagne Solitaire. Il envoya à plusieurs reprise un émissaire auprès de Daïn II Pied d’Acier, roi d’Erebor (et cousin de Thorïn II écu de chêne) pour monnayer des informations et leur aide, </text:span><text:span text:style-name="T91">et</text:span><text:span text:style-name="T89"> notamment certains des 7 anneaux des Nains qui ne furent pas détruit par le feu des dragons. Daïn II </text:span><text:span text:style-name="T91">refusa et </text:span><text:soft-page-break/><text:span text:style-name="T89">entr</text:span><text:span text:style-name="T91">a</text:span><text:span text:style-name="T89"> ouvertement en guerre contre </text:span><text:span text:style-name="T91">Sauron</text:span><text:span text:style-name="T89">. Il fut à la tête des armées naines pour défendre la ville des Hommes de Dale, dirigé par son ami </text:span><text:span text:style-name="T90">Brand</text:span><text:span text:style-name="T89"> </text:span><text:span text:style-name="T90">le roi du Val (</text:span><text:span text:style-name="T91">petit-fils</text:span><text:span text:style-name="T90"> de Bard l’Archer qui tua Smaug)</text:span><text:span text:style-name="T89">. </text:span><text:span text:style-name="T90">Ce dernier mourut face aux armées d’orientaux envoyé par Sauron et son fils Bard II alla se réfugier à Erebor avec Thorin III (le fils du roi Daïn II) </text:span><text:span text:style-name="T91">avec</text:span><text:span text:style-name="T90"> le restant de leurs troupes, où ils résistèrent aux sièges. Pendant cette bataille Durin II Pied d’Acier </text:span><text:span text:style-name="T91">couvrit la retraite de son fils et du jeune roi Bard II en </text:span><text:span text:style-name="T90">resta</text:span><text:span text:style-name="T91">nt</text:span><text:span text:style-name="T90"> au côté du corps du roi Brand, tuant tou</text:span><text:span text:style-name="T91">s</text:span><text:span text:style-name="T90"> ceux qui s’en approcher, afin d’éviter qu</text:span><text:span text:style-name="T91">’il</text:span><text:span text:style-name="T90"> soit </text:span><text:span text:style-name="T91">mutilé et</text:span><text:span text:style-name="T90"> profané par l’ennemie. </text:span><text:span text:style-name="T91">Il</text:span><text:span text:style-name="T90"> y laiss</text:span><text:span text:style-name="T91">era l</text:span><text:span text:style-name="T90">a vie. </text:span><text:span text:style-name="T29"><text:line-break/></text:span></text:p>
        </text:list-item>
        <text:list-item>
          <text:p text:style-name="P87"><text:span text:style-name="T29">Quel</text:span><text:span text:style-name="T31">le</text:span><text:span text:style-name="T29"> chaîne de montagne</text:span><text:span text:style-name="T31">s</text:span><text:span text:style-name="T29"> ne se trouve pas en Terre du Milieu ?<text:line-break/>(Ered Mithrin/ Ered Nimrais/ les Pel</text:span><text:span text:style-name="T139">ó</text:span><text:span text:style-name="T29">ri/ E</text:span><text:span text:style-name="T48">phel</text:span><text:span text:style-name="T29"> D</text:span><text:span text:style-name="T139">ú</text:span><text:span text:style-name="T29">ath)<text:line-break/></text:span><text:span text:style-name="T219">« </text:span><text:span text:style-name="Emphasis"><text:span text:style-name="T399">Sur la côte </text:span></text:span><text:span text:style-name="Emphasis"><text:span text:style-name="T405">E</text:span></text:span><text:span text:style-name="Emphasis"><text:span text:style-name="T399">st du Pays d'Aman venait finir Belegaer, la Grande Mer de l'Ouest, et comme Melkor était sur la Terre du Milieu et qu'ils ne pouvaient le renverser, les Valar fortifièrent leur demeure en élevant près de la côte le</text:span></text:span><text:span text:style-name="Emphasis"><text:span text:style-name="T383">s Pelóri, les plus hautes montagnes du monde.</text:span></text:span><text:span text:style-name="T251"> </text:span><text:span text:style-name="T228">» </text:span><text:a xlink:type="simple" xlink:href="https://www.tolkiendil.com/tolkien/biblio/silm" text:style-name="Internet_20_link" text:visited-style-name="Visited_20_Internet_20_Link"><text:span text:style-name="Emphasis"><text:span text:style-name="T391">Le Silmarillion</text:span></text:span></text:a><text:span text:style-name="Emphasis"><text:span text:style-name="T383"> - Quenta Silmarillion - Chapitre 1</text:span></text:span><text:span text:style-name="T369"> </text:span><text:span text:style-name="T95"><text:line-break/></text:span><text:span text:style-name="T96">L</text:span><text:span text:style-name="T95">es Pelóri, </text:span><text:span text:style-name="T96">signifiant hauteurs défensives en elfiques, traversé de Nord en Sud l’entièreté du continent d’Aman par sa côte Est (Aman = les Terres Immortelles).</text:span><text:span text:style-name="T29"><text:line-break/></text:span></text:p>
        </text:list-item>
        <text:list-item>
          <text:p text:style-name="P109"><text:span text:style-name="T17">Qu’est ce que Minas Morgul ?<text:line-break/>(La ville fondée par Isildur connu</text:span><text:span text:style-name="T35">e</text:span><text:span text:style-name="T17"> sous le nom de Minas Ithil, puis prise par </text:span><text:span text:style-name="T31">l’ennemi</text:span><text:span text:style-name="T17">/ une ville </text:span><text:span text:style-name="T30">fondé</text:span><text:span text:style-name="T35">e</text:span><text:span text:style-name="T30"> par Sauron pour faire face à Minas Tirith/ une ancienne ville elfe en ruine et abandonné</text:span><text:span text:style-name="T35">e</text:span><text:span text:style-name="T30">/ Une ancienne tour naine)<text:line-break/></text:span><text:span text:style-name="T92">Au départ elle se nommait Minas Ithil, la tour de la Lune, et fut fondé par Isildur. Son frère An</text:span><text:span text:style-name="T155">á</text:span><text:span text:style-name="T92">rion fonda de l’autre côté de l’Anduin Minas Anor, la tour du Soleil (qui prit plus tard le nom de Minas Tirith, la tour de garde). Entre les deux, sur l’Anduin, ils fondèrent Osgiliath, qui serait la capitale de leur royaume : le Gondor.</text:span><text:span text:style-name="T17"><text:line-break/></text:span></text:p>
        </text:list-item>
        <text:list-item>
          <text:p text:style-name="P68">Quel âge fête Frodon le jour des 111ans de Bilbon ?</text:p>
          <text:p text:style-name="P68">(18 ans/ 20 ans/ 25ans/ 33ans)<text:line-break/><text:span text:style-name="T340">Frodon et Bilbon ont exactement 78ans d’écart, car ils sont nés tout deux le 22 septembre. Frodon fête donc ses 33ans le jour des 111ans de son oncle.</text:span><text:line-break/></text:p>
        </text:list-item>
        <text:list-item>
          <text:p text:style-name="P110"><text:span text:style-name="T31">Dans les films, comment réagit Aragorn quand Eowyn lui amène son ragout ?</text:span><text:span text:style-name="T30"><text:line-break/></text:span><text:span text:style-name="T31">(Il le trouve très bon/ il le trouve fade/ il le trouve trop salé/ il le jette par terre de </text:span><text:span text:style-name="T35">dégoût</text:span><text:span text:style-name="T31">)<text:line-break/></text:span><text:span text:style-name="T93">Il le jette par terre de </text:span><text:span text:style-name="T94">dégoût </text:span><text:span text:style-name="T93">dès qu’elle a le dos tourné, et se brûle au passage car Eowyn se retourne brusquement après avoir fait mine de partir.</text:span><text:span text:style-name="T31"><text:line-break/></text:span></text:p>
        </text:list-item>
        <text:list-item>
          <text:p text:style-name="P111"><text:span text:style-name="T31">C</text:span><text:span text:style-name="T17">hez les Hobbits, que doit on faire le jour de son anniversaire ?<text:line-break/>(ce qu’on veu</text:span><text:span text:style-name="T35">t</text:span><text:span text:style-name="T17">/ offrir un cadeau à chacun de ses amis/ offrir une tournée général</text:span><text:span text:style-name="T35">e</text:span><text:span text:style-name="T17"> à la taverne/ organiser une compétition de rond de fumé</text:span><text:span text:style-name="T35">e</text:span><text:span text:style-name="T17">.<text:line-break/></text:span><text:span text:style-name="T93">Dans la culture Hobbits, c’est à celui qui fête sont anniversaire d’offrir des cadeaux. Le 111</text:span><text:span text:style-name="T128">e</text:span><text:span text:style-name="T93"> anniversaire de Bilbon resté dans les mémoires de Hobbits, vu tout les invités se faire offrir de magnifique cadeau de la part de Bilbon.</text:span><text:span text:style-name="T17"><text:line-break/></text:span></text:p>
        </text:list-item>
        <text:list-item>
          <text:p text:style-name="P69">Comment s’appelle le poney qui transporte les affaires de la Communauté ?<text:line-break/>(Bill/ John/ Bob/ Phill)<text:line-break/><text:span text:style-name="T286">« </text:span><text:span text:style-name="T341">Mais de toute façon, nous ne pouvons emmener cette pauvre bête dans les Mines. […] J’en suis navré, dit Gandalf. Le pauvre Bill a été un compagnon utile, et c’est un crève-cœur de l’abandonner maintenant. »</text:span><text:span text:style-name="T235">— </text:span><text:a xlink:type="simple" xlink:href="https://www.tolkiendil.com/tolkien/biblio/sda" text:style-name="Internet_20_link" text:visited-style-name="Visited_20_Internet_20_Link"><text:span text:style-name="Emphasis"><text:span text:style-name="T394">Le Seigneur des Anneaux</text:span></text:span></text:a><text:span text:style-name="T254"> — </text:span><text:span text:style-name="T235">Livre </text:span><text:span text:style-name="T237">I</text:span><text:span text:style-name="T235">I — Chapitre 4.</text:span><text:line-break/></text:p>
        </text:list-item>
        <text:list-item>
          <text:p text:style-name="P88"><text:span text:style-name="T37">Comment s’appelait le précédent propriétaire de Bill le Poney ?<text:line-break/>(</text:span><text:span text:style-name="T189">Graham Tendremélèze/</text:span><text:span text:style-name="T36"> </text:span><text:span text:style-name="T190">Prosper Poiredebeurré/</text:span><text:span text:style-name="T37"> </text:span><text:span text:style-name="T36">Bill Fougeron/ </text:span><text:span text:style-name="T189">Tad Coupefeuille)<text:line-break/></text:span><text:span text:style-name="T221">« </text:span><text:span text:style-name="Emphasis"><text:span text:style-name="T406">J’ai q</text:span></text:span><text:span text:style-name="Emphasis"><text:span text:style-name="T389">uelque chose qui vous appartient. Si vous vous rappelez Bill Fouge</text:span></text:span><text:span text:style-name="Emphasis"><text:span text:style-name="T390">ron</text:span></text:span><text:span text:style-name="Emphasis"><text:span text:style-name="T389"> et le vol des chevaux : son poney que vous aviez acheté, eh bien, il est ici.</text:span></text:span><text:span text:style-name="T255"> </text:span><text:span text:style-name="T238">» — </text:span><text:a xlink:type="simple" xlink:href="https://www.tolkiendil.com/tolkien/biblio/sda" text:style-name="Internet_20_link" text:visited-style-name="Visited_20_Internet_20_Link"><text:span text:style-name="Emphasis"><text:span text:style-name="T395">Le Seigneur des Anneaux</text:span></text:span></text:a><text:span text:style-name="T255"> — </text:span><text:span text:style-name="T238">Livre VI — Chapitre 7.</text:span><text:span text:style-name="T221"><text:line-break/></text:span><text:span text:style-name="T222">Pendant leur nuit au Poney Fringant, Aragorn et les Hobbits se sont fait voler leur chevaux. </text:span><text:span text:style-name="T223">Ils ont donc été contraint d’acheter Bill, un Poney malade et famélique à Bill Fougeron pour le prix d’un </text:span><text:soft-page-break/><text:span text:style-name="T223">cheval en plein santé.</text:span><text:span text:style-name="T98"> </text:span><text:span text:style-name="T36"><text:line-break/></text:span></text:p>
        </text:list-item>
        <text:list-item>
          <text:p text:style-name="P89"><text:span text:style-name="T36">Comment s’appelle l’aubergiste du Poney Fringant ?<text:line-break/></text:span><text:span text:style-name="T37">(</text:span><text:span text:style-name="T189">Graham Tendremélèze/</text:span><text:span text:style-name="T36"> </text:span><text:span text:style-name="T190">Prosper Poiredebeurré/</text:span><text:span text:style-name="T37"> </text:span><text:span text:style-name="T36">Bill Fougeron/ </text:span><text:span text:style-name="T189">Tad Coupefeuille)<text:line-break/></text:span><text:span text:style-name="T238">« </text:span><text:span text:style-name="T239">La porte était ouverte, et il en sortait un flot de lumière . Au-dessus de l’arche, il y avait une lanterne, et en dessous se balançait une grande enseigne : un gros poney blanc dressé sur ses jambes de derrière. Au-dessus de la porte était peint en lettre blanches : LE PONEY FRINGANT, PROSPER POIREDEBEURRÉ, Propr. »</text:span><text:span text:style-name="T238"> — </text:span><text:a xlink:type="simple" xlink:href="https://www.tolkiendil.com/tolkien/biblio/sda" text:style-name="Internet_20_link" text:visited-style-name="Visited_20_Internet_20_Link"><text:span text:style-name="Emphasis"><text:span text:style-name="T263">Le Seigneur des Anneaux</text:span></text:span></text:a><text:span text:style-name="T238"> — Livre I — Chapitre </text:span><text:span text:style-name="T239">9</text:span><text:span text:style-name="T238">.</text:span><text:span text:style-name="T189"><text:line-break/></text:span></text:p>
        </text:list-item>
        <text:list-item>
          <text:p text:style-name="P112"><text:span text:style-name="T189">D</text:span><text:span text:style-name="T188">ans les livres combien de temps y a t’il entre le 111è anniversaire de Bilbon et le début de la quête de Frodon ? </text:span><text:span text:style-name="T191">(80)</text:span><text:span text:style-name="T188"><text:line-break/>(17 jours/ 7 mois/ 7ans/ 17ans)<text:line-break/></text:span><text:span text:style-name="T203">Le Seigneurs des Anneaux commence avec la fête d’adieu de Bilbon pour son 111</text:span><text:span text:style-name="T206">e</text:span><text:span text:style-name="T203"> anniversaire, le jour des 33ans de Frodon. Lorsque Gandalf revient voir Frodon dans la Comté pour lui dire de partir et conclure du rendez vous au Poney Fringant, Frodon à alors 50ans, soit 17ans plus tard ! </text:span><text:span text:style-name="T202"><text:line-break/></text:span></text:p>
        </text:list-item>
        <text:list-item>
          <text:p text:style-name="P113">De qui provient le prophétie du Roi Sorcier d’Angmar ?<text:line-break/>(De Glorfindel/ de Galadriel/ Du Roi Sorcier d’Angmar/ De Sauron)<text:line-break/><text:span text:style-name="T342">Lors de la bataille de Fornost, capitale de l’Arthedain et dernier vestige du royaume de l’Arnor encore debout, les armées des Hommes furent mises en déroute par le Roi Sorcier d’Angmar et ses armées. C’est alors que l’armée du Gondor mené par le prince Eärnur, fils du roi Eärnil II, et celle des elfes de Foncombe, mené par Glorfindel, arrivèrent mais trop tard. L’Arnor fut détruit </text:span><text:span text:style-name="T343">et son roi s’enfuit.</text:span><text:span text:style-name="T342"> </text:span><text:span text:style-name="T343">M</text:span><text:span text:style-name="T342">ais </text:span><text:span text:style-name="T343">les</text:span><text:span text:style-name="T342"> armées </text:span><text:span text:style-name="T343">du Gondor et de Fondcombe </text:span><text:span text:style-name="T342">anéantir</text:span><text:span text:style-name="T343">ent</text:span><text:span text:style-name="T342"> les forces d’Angmar, jusqu’à </text:span><text:span text:style-name="T343">ce </text:span><text:span text:style-name="T342">que le Roi Sorcier fondit sur Eärnur en le défiant. Le cheval de ce dernier s’enfuit de peur, provoquant les moquerie</text:span><text:span text:style-name="T343">s</text:span><text:span text:style-name="T342"> du lieutenant de Sauron qui, devant Glorfindel fut contraint </text:span><text:span text:style-name="T343">lui aussi </text:span><text:span text:style-name="T342">de fui</text:span><text:span text:style-name="T343">r</text:span><text:span text:style-name="T342">. Eärnur se sentant humili</text:span><text:span text:style-name="T343">é</text:span><text:span text:style-name="T342"> voulu poursuivre le Roi Sorcier d’Angmar mais Glorfindel l’en empêcha, lui prophétisant qu’il ne mourait pas de main d’homme. </text:span><text:line-break/></text:p>
        </text:list-item>
        <text:list-item>
          <text:p text:style-name="P138"><text:span text:style-name="T188">Comment est mort le dernier Roi du Gondor ?<text:line-break/>(d’un accident de chasse/ de vieillesse/ sur le cha</text:span><text:span text:style-name="T192">mp</text:span><text:span text:style-name="T188"> de bataille/ le Roi Sorcier d’Angmar l’a défié en 1v1 à Minas Morgul et il n’est jamais revenu….)<text:line-break/></text:span><text:span text:style-name="T204">Le Roi Sorcier d’Angmar envoya un messager en 2050 du Troisième Age à Eärnur, Roi du Gondor, l’invitant à se présenter seul devant Minas Morgul pour le défier. Sans descendance et malgré les contre-indications de Mardil son conseillé et intendant, Eärnur accepta le défi et parti seul à Minas Morgul. Personne ne le revit plus jamais et Mardil fut le premier intendant a gouverner le Gondor et depuis, c’est sa descendance qui hérita des rênes du pouvoir jusqu’à Denethor II, le dernier intendant. </text:span><text:span text:style-name="T188"><text:line-break/></text:span></text:p>
        </text:list-item>
        <text:list-item>
          <text:p text:style-name="P90"><text:span text:style-name="T192">A qui correspond cette description : « </text:span><text:span text:style-name="T207"> Ses cheveux, pareils aux ombres du crépuscule, étaient coiffés d’un mince bandeau d’argent ; ses yeux étaient du gris d’un soir clair, et il y avait en eux une lumière semblable à celle des étoiles. » ?</text:span><text:span text:style-name="T188"> <text:line-break/></text:span><text:span text:style-name="T192">(Elrond/ Aragorn/ Arwen/ </text:span><text:span text:style-name="T193">Imrahil)<text:line-break/></text:span><text:span text:style-name="T240">La suite de la </text:span><text:span text:style-name="T242">c</text:span><text:span text:style-name="T240">itation : « </text:span><text:span text:style-name="T241">Il paraissait vénérable, tel un roi couronné de maints hivers, mais vigoureux néanmoins, tel un guerrier endurci, dans la force de l’âge. Il était Seigneur de Fondcombe et puissant parmi les Elfes et les Hommes."</text:span><text:span text:style-name="T240"> </text:span><text:span text:style-name="T238"><text:s/>—  </text:span><text:a xlink:type="simple" xlink:href="https://www.tolkiendil.com/tolkien/biblio/sda" text:style-name="Internet_20_link" text:visited-style-name="Visited_20_Internet_20_Link"><text:span text:style-name="Emphasis"><text:span text:style-name="T263">Le </text:span></text:span></text:a><text:a xlink:type="simple" xlink:href="https://www.tolkiendil.com/tolkien/biblio/sda" text:style-name="Internet_20_link" text:visited-style-name="Visited_20_Internet_20_Link"><text:span text:style-name="Emphasis"><text:span text:style-name="T264">H</text:span></text:span></text:a><text:span text:style-name="T264">obbit, </text:span><text:span text:style-name="T238">Chapitre .</text:span><text:span text:style-name="T193"><text:line-break/></text:span></text:p>
        </text:list-item>
        <text:list-item>
          <text:p text:style-name="P91"><text:span text:style-name="T209">A qui correspond cette description : « </text:span><text:span text:style-name="T208">Il portait un grand chapeau bleu et pointu, une longue cape grise et une écharpe argent, surmontée d’une barbe blanche qui descendait jusque sous la ceinture, ainsi que d’énormes bottes noires. » ?<text:line-break/></text:span><text:span text:style-name="T209">(Tom Bombadil/ Gandalf le Gris/ Gloïn/ Gimli)<text:line-break/></text:span><text:span text:style-name="T242">Le début du passage est « Bilbo</text:span><text:bookmark text:name="cite_ref-1"/><text:a xlink:type="simple" xlink:href="https://fr.wikipedia.org/wiki/Gandalf#cite_note-1" text:style-name="Internet_20_link" text:visited-style-name="Visited_20_Internet_20_Link"><text:span text:style-name="T265">n</text:span></text:a><text:span text:style-name="T242">, qui ne se méfiait pas, ne vit ce matin-là qu’un vieillard avec un bâton. Il portait un grand chapeau bleu [...] ainsi que d’énormes bottes noires. » — </text:span><text:span text:style-name="T264">J. R. R. Tolkien</text:span><text:span text:style-name="T242">, </text:span><text:a xlink:type="simple" xlink:href="https://fr.wikipedia.org/wiki/Le_Hobbit" text:style-name="Internet_20_link" text:visited-style-name="Visited_20_Internet_20_Link"><text:span text:style-name="T264">Le Hobbit</text:span></text:a><text:span text:style-name="T242">, Chapitre 1. Il s’agit de Gandalf !</text:span></text:p>
          <text:p text:style-name="P137"/>
        </text:list-item>
        <text:list-item>
          <text:p text:style-name="P92"><text:span text:style-name="T210">And</text:span><text:span text:style-name="T214">ú</text:span><text:span text:style-name="T210">ril, l’épée d’Aragorn, a été reforgé avec les fragments de quelle autre épée ?<text:line-break/>(</text:span><text:span text:style-name="T211">Gurthang/ Anglachel/ Narsil/ </text:span><text:span text:style-name="T212">Aranr</text:span><text:span text:style-name="T215">ú</text:span><text:span text:style-name="T212">th)<text:line-break/></text:span><text:span text:style-name="T213">Avec les fragments de Narzil, l’épée des Rois brisée par Isuldur lorsqu’il vaincu Sauron et récupéra </text:span><text:soft-page-break/><text:span text:style-name="T213">l’Anneau. Les éclats de l’épée furent ensuite envoya à Foncombe où elle fut conservé jusqu’à ce qu’elle soit reforgé pour Aragorn. </text:span><text:span text:style-name="T209"><text:line-break/></text:span></text:p>
        </text:list-item>
        <text:list-item>
          <text:p text:style-name="P114"><text:s/><text:span text:style-name="T274">Quand Aragorn récupère And</text:span><text:span text:style-name="T142">ú</text:span><text:span text:style-name="T274">r</text:span><text:span text:style-name="T142">i</text:span><text:span text:style-name="T274">l, reforgée à partir des fragments de Narsil?<text:line-break/>(avant les éventements de la Guerre de l’Anneau/ En partant de Foncombe à la suite du Conseil/ Elrond lui amène avant qu’il empreinte le chemin des morts/ Arwen lui amène avant qu’il empreinte le chemin des morts)<text:line-break/></text:span><text:span text:style-name="T344">« Elle était très brillante, cette épée, quand elle fut de nouveau complète ; la lumière du Soleil y scintillait avec un éclat rouge et celle de la Lune y luisait avec un reflet froid ; et le fil en était dur et tranchant. Et Aragorn lui donna un nouveau nom, l’appelant Anduril, Flamme de l’Ouest. » </text:span><text:span text:style-name="T373">— </text:span><text:a xlink:type="simple" xlink:href="https://www.tolkiendil.com/tolkien/biblio/sda" text:style-name="Internet_20_link" text:visited-style-name="Visited_20_Internet_20_Link"><text:span text:style-name="Emphasis"><text:span text:style-name="T397">Le Seigneur des Anneaux</text:span></text:span></text:a><text:span text:style-name="T373"> — Livre I</text:span><text:span text:style-name="T374">I</text:span><text:span text:style-name="T373"> — Chapitre </text:span><text:span text:style-name="T374">3</text:span><text:span text:style-name="T373">.</text:span><text:span text:style-name="T375"><text:line-break/></text:span><text:span text:style-name="T345">Cela se passa juste avant son départ de Fondcombe avec la communauté, et donc avec Anduril à sa ceinture.</text:span><text:span text:style-name="T274"><text:line-break/></text:span></text:p>
        </text:list-item>
        <text:list-item>
          <text:p text:style-name="P115">Qui a forgé Narsil ?<text:line-break/><text:span text:style-name="T275">(le Nain Telchar/ l’elfe Fëanor/ le Nain Mîm/ l’Elfe Celembrimbor)<text:line-break/></text:span><text:span text:style-name="T346">Il s’agit de Telchar, le plus illustre des forgerons Nains. Il vivait dans la cité naine de Nogrod au Premier Age et forgea plusieurs objets restés mythiques comme le Heaume du Dragon (à l’effigie de Glaurung, le premier des dragons) ou encore Angrist (le poignard avec lequel Beren retira un des Silmarils de la couronne de Morgoth).</text:span><text:line-break/></text:p>
        </text:list-item>
        <text:list-item>
          <text:p text:style-name="P116">Quel<text:span text:style-name="T276">le</text:span> <text:span text:style-name="T275">épée</text:span> n’apparaît pas <text:span text:style-name="T275">à l’écran</text:span> <text:span text:style-name="T275">dans les films </text:span><text:span text:style-name="T118">Le </text:span><text:span text:style-name="T117">Seigneur des Anneaux</text:span> ?<text:line-break/>(<text:span text:style-name="T275">G</text:span><text:span text:style-name="T143">ú</text:span><text:span text:style-name="T275">thwinë/ Hadhafang/ Herugrim/ Angrist</text:span>)<text:line-break/><text:span text:style-name="T346">G</text:span><text:span text:style-name="T156">ú</text:span><text:span text:style-name="T346">thwinë est l’épée d’Eomer, Hadhafang celle d’Arwen et Herugrim est l’épée du roi Théoden. Angrist est un poignard forgé par le Nain forgeron Telchar et non une épée. Il n’apparaît pas dans les films car il se brise </text:span><text:span text:style-name="T347">au Premier Age, </text:span><text:span text:style-name="T346">lorsque Beren s’en sert pour retirer l’un des Silmarils de la couronne de Morgoth. En ce cassant, il blessa la joue de </text:span><text:span text:style-name="T347">se dernier</text:span><text:span text:style-name="T346">.</text:span><text:line-break/></text:p>
        </text:list-item>
        <text:list-item>
          <text:p text:style-name="P117">Qu’est ce que la Compagnie Grise ? <text:line-break/>(Un groupe d’apprenti magicien au service de Gandalf/ Une tribu d’Elfes guerriers vivant dans les Ered Mithrin (les Montagnes Grises)/ Les D<text:span text:style-name="T135">ú</text:span>nedains qui suivent Aragorn/ Une troupe de guerrier d’élite du Gondor faisant des missions de sabotage au Mordor)<text:line-break/><text:span text:style-name="T99">C’est un groupe d’</text:span><text:span text:style-name="T100">une trentaine de</text:span><text:span text:style-name="T99"> </text:span><text:span text:style-name="T56">Dúnedains </text:span><text:span text:style-name="T100">(= descendants des Numénoréens qui échappèrent au cataclysme avec Elendil pour s’établir en Terre du Milieu créant le royaume de l’Arnor) accompagné des jumeaux d’Elrond. Ils rejoignirent Aragorn au guet de l’Isen et se battirent à ses côté, jusqu’à la bataille final devant la Porte Noire du Mordor. </text:span><text:line-break/></text:p>
        </text:list-item>
        <text:list-item>
          <text:p text:style-name="P118">Qui est le chef de la Compagnie Grise ?<text:line-break/>(Candaith/ Halbarad/ Saeradan/ Lothrandir)<text:line-break/><text:span text:style-name="T348">Il s’agit d’Halabard, amis et parents d’Aragorn, qui dirige la Compagnie Grise. C’est lui qui apporte à Aragorn l’étendard des roi du Gondor qu’Arwen confectionna pour lui. Il mourra pendant la bataille des champs du Pelennor. </text:span><text:line-break/></text:p>
        </text:list-item>
        <text:list-item>
          <text:p text:style-name="P119"><text:span text:style-name="T277">Comment s’appelle la rivière qui coule devant les mur de la Moria ?<text:line-break/>(le Sirannon/ la Nimrodel/ le Bruinen/ le Ninglor)<text:line-break/></text:span><text:span text:style-name="T350">C’est le Sirannon, appelé aussi ruisseau de la Porte. Un éboulement se produisit sur son cours, ce qui forma un lac devant les murs de la Moria.</text:span><text:line-break/></text:p>
        </text:list-item>
        <text:list-item>
          <text:p text:style-name="P120">Comment s’appelle la rivière qui coule près de Fondcombe ?<text:line-break/>(le Sirannon/ la Nimrodel/ le Bruinen/ le Ninglor)<text:line-break/><text:span text:style-name="T424">I</text:span><text:span text:style-name="T351">l s’agit du Bruinen, signifiant « eaux bruyantes ». Lorsque que les Nazgûls poursuivent Frodon durant son trajet du mon Venteux à Fondcombe, ils le firent jusqu’au gué de Bruinen, où ils furent emporter par une énorme vague créer par la magie d’Elrond. </text:span><text:line-break/></text:p>
        </text:list-item>
        <text:list-item>
          <text:p text:style-name="P121">Le cris de guerre des Rohi<text:span text:style-name="T278">r</text:span>rims est « Forth Eorlingas », pourquoi ?<text:line-break/>(Ce n’est jamais précisé/ En mémoire d’Eöl, un elfe vivant reclus dans le Beleriend <text:soft-page-break/>et qui forgea 2 épées à partir d’une météorite, l’une servant encore comme épée du roi/ Eorl signifie soleil dans leur langue, cela veux dire « pour un nouveau jour »/ En souvenir d’Eorl, le premier grand roi de ce peuple qui les mena à la victoire)<text:line-break/><text:span text:style-name="T429">C’est en mémoire de Eorl le Jeune </text:span><text:span text:style-name="T430">(Eorlingas = peuple d’Eorl)</text:span><text:span text:style-name="T429">. Ce fut l</text:span><text:span text:style-name="T430">e</text:span><text:span text:style-name="T429"> </text:span><text:span text:style-name="T430">premier</text:span><text:span text:style-name="T429"> Homme </text:span><text:span text:style-name="T430">qui</text:span><text:span text:style-name="T429"> </text:span><text:span text:style-name="T430">dompta</text:span><text:span text:style-name="T429"> un Mearas. C’est </text:span><text:span text:style-name="T430">d’ailler</text:span><text:span text:style-name="T429"> en essayant de dompter Felaróf que le père d’Eorl péri, laissant le pouvoir à son fils de 16ans. Moins de 10ans plus tard, le Gondor était au bord de la défaite contre des Hommes de l’Est dans la région du Calenardhon (Nord du Gondor) et envoyèrent une demande d’aide aux Éothéod, les cavaliers du Nord. Eorl, leur chef, chevaucha à leur rescousse avec une armée de cavalier et détruisirent totalement l’ennemi. En remerciement, Cirion, l’Intendant du Gondor, offrit le Calenardhon aux Éothéod, qui devint le Rohan. En retour, Eorl le Jeune fit le serment d’aider le Gondor à chaque fois qu’il en aurait besoin. Ce serment est connu sous le nom de Serment d’Eorl, et Théoden l’honora une nouvelle fois lors de la Guerre de l’Anneau.</text:span><text:span text:style-name="T425"> <text:s text:c="4"/></text:span><text:line-break/></text:p>
        </text:list-item>
        <text:list-item>
          <text:p text:style-name="P122">Quel est la particularité de Kheled-Zâram (le lac à la sortie Est de la Moria) ?<text:line-break/>(Il y a toujours des poissons dedans/ Il reflète la voûte céleste même en plein jour/ On peux y avoir des visions de passé, du présent et parfois du futur/ c’est juste un lac)<text:line-break/></text:p>
        </text:list-item>
        <text:list-item>
          <text:p text:style-name="P123">Quel est la particularité de la statue au milieu de La Croisée des Chemins, un carrefour entre Osgiliath et Minas Morgul ?<text:line-break/>(Une aura magique s’en dégage empêchant la corruption de Sauron de se propager/ Elle a été faites par les Numénoréens bien avant la création du Gondor/ <text:span text:style-name="T279">Elle impressionne</text:span> les orcs, <text:span text:style-name="T279">les empêchant</text:span> de s’en approcher/ <text:span text:style-name="T279">ou c’est juste une statue)<text:line-break/></text:span></text:p>
        </text:list-item>
        <text:list-item>
          <text:p text:style-name="P123"><text:span text:style-name="T280">Lequel de ces personnages n’a jamais été l’allié de Sauron (volontairement ou non) ?<text:line-break/>(Galadriel/ Celebrimbor/ Ar-Pharazôn le dernier roi de N</text:span><text:span text:style-name="T144">ú</text:span><text:span text:style-name="T280">men</text:span><text:span text:style-name="T144">o</text:span><text:span text:style-name="T280">r/ Saroumane)</text:span><text:line-break/></text:p>
        </text:list-item>
        <text:list-item>
          <text:p text:style-name="P123"><text:span text:style-name="T281">Pourquoi il y a très peu d’Ent ?<text:line-break/>(Parce qu’ils ont été décimé par les Uruk hai de Sarouman/ Parce qu’ils ne peuvent pas se reproduire/ Parce que les femmes Ents ont disparu/ Parce que Sauron leur a lancé une malédiction)</text:span><text:line-break/></text:p>
        </text:list-item>
        <text:list-item>
          <text:p text:style-name="P123"><text:span text:style-name="T282">Quel scène suivante ne c’est jamais produit dans l’univers du Seigneur des Anneaux ?<text:line-break/>(Un magicien qui chevauche un aigle géant/ un Balrog qui chevauche un dragon/ une Elfe et un Homme chevauchant un chien géant/ Gandalf qui chevauche Gripoils avec une bride)</text:span><text:line-break/></text:p>
        </text:list-item>
        <text:list-item>
          <text:p text:style-name="P123"><text:span text:style-name="T283">Dans les livres, que fait Sarouman à la fin ?<text:line-break/>(il se fait tuer par Gr</text:span><text:span text:style-name="T145">í</text:span><text:span text:style-name="T283">ma/ Il part au Mordor pour essayer de prendre la place de Sauron une fois l’Anneau détruit/ Il essaye d’atteindre les Terres Immortelles/ Il part conquérir la Comté)</text:span><text:line-break/></text:p>
        </text:list-item>
        <text:list-item>
          <text:p text:style-name="P124"><text:span text:style-name="T283">Lequel de ces personnages ne meurt pas lors de la Guerre de l’Anneau ?<text:line-break/>(Haldir/ Gr</text:span><text:span text:style-name="T145">í</text:span><text:span text:style-name="T284">ma/ H</text:span><text:span text:style-name="T146">á</text:span><text:span text:style-name="T284">ma/ Grimbold)</text:span></text:p>
          <text:p text:style-name="P124"/>
        </text:list-item>
        <text:list-item>
          <text:p text:style-name="P128">Minas Tirith est constituée d’une succession de niveaux en forme de cercle empilés les uns sur les autres. Combien y a t il de niveau en tout ?<text:line-break/>(5/6/7/8)<text:line-break/></text:p>
        </text:list-item>
        <text:list-item>
          <text:p text:style-name="P129">Quel est le surnom de Minas Tirith ?<text:line-break/>(la cité blanche/ la cité morte/ la cité endormis/ la cité à la menthe)</text:p>
          <text:p text:style-name="P125"><text:soft-page-break/></text:p>
        </text:list-item>
        <text:list-item>
          <text:p text:style-name="P130">Comment s’appelle le Palais des Rois du Rohan ?<text:line-break/>(Le Tertre d’Or de Theoden/ Le Hall Doré d’Eorl/ Le château d’Or de Meduseld/ Le Palais d’Or de Thengel)<text:line-break/></text:p>
        </text:list-item>
        <text:list-item>
          <text:p text:style-name="P131">Comment s’appelle les fils jumeaux d’Elrond, frères d’Arwen ?<text:line-break/>(Elrohir &amp; Elledan /Elrohir &amp; Elladan/ Erlohir &amp; Elladan/ Erlohir &amp; Elledan)</text:p>
          <text:p text:style-name="P126"/>
        </text:list-item>
        <text:list-item>
          <text:p text:style-name="P132">Quel est la suite de cette célèbre réplique de Sam à la fin du 3ème film ? « Je ne peux le porter pour vous, ...<text:line-break/>(alors dépêchez vous/ alors débrouillez vous !/ alors qu’est ce que vous foutez ?!mais je peux vous portez vous) <text:line-break/></text:p>
        </text:list-item>
        <text:list-item>
          <text:p text:style-name="P133">Quel est l’une des particularités de Dunhart (ou Dunharrow dans les films) ?<text:line-break/>(c’est une ancienne forteresse en hauteur du Rohan/ son chemin est bordé d’étrange statue nommé Homme-Pouques/ c’est là que se regroupe l’ost du Rohan avant de partir aider le Gondor/ les 3 à la fois)<text:line-break/></text:p>
        </text:list-item>
        <text:list-item>
          <text:p text:style-name="P93"><text:span text:style-name="T194">Qu’est ce qu’un Homme-Pouque ?<text:line-break/>(de vieille</text:span><text:span text:style-name="T195">s</text:span><text:span text:style-name="T194"> statu</text:span><text:span text:style-name="T195">es</text:span><text:span text:style-name="T194"> </text:span><text:span text:style-name="T195">en</text:span><text:span text:style-name="T194"> </text:span><text:span text:style-name="T216">forme d’hommes trapus de grande taille assis en tailleur, les bras reposant sur leurs ventres gonflés/ </text:span><text:span text:style-name="T217">une tribu de guerrier du Pays de Dun, de grande taille, à forte corpulence et qui se battais avec 2 lances/ une ancienne tribu de Hobbit du Val d’Anduin, très petit mais bedonnant/ Un Homme bannis du royaume des Edains (=Hommes) au Première âge pour des fait</text:span><text:span text:style-name="T218">s</text:span><text:span text:style-name="T217"> grave</text:span><text:span text:style-name="T218">s</text:span><text:span text:style-name="T217"> comme le meurtre ou la trahison)</text:span><text:span text:style-name="T54"> <text:line-break/></text:span></text:p>
        </text:list-item>
        <text:list-item>
          <text:p text:style-name="P93"><text:span text:style-name="T194"><text:s/></text:span><text:span text:style-name="T196">Dans la trilogie de Peter Jackson, combien de répliques échangent Frodon et Légolas ?<text:line-break/>(0/1/3/7)<text:line-break/></text:span></text:p>
        </text:list-item>
        <text:list-item>
          <text:p text:style-name="P134">Quel est la type d’aliments préférés des Hobbits ?</text:p>
          <text:p text:style-name="P134">(les fruits rouges/ les cucurbitacées/ les poissons/ les champignons)<text:line-break/></text:p>
        </text:list-item>
        <text:list-item>
          <text:p text:style-name="P94"><text:span text:style-name="T197">Quel est la particularité physique de C</text:span><text:span text:style-name="T205">í</text:span><text:span text:style-name="T197">rdan, le plus </text:span><text:span text:style-name="T198">vieil</text:span><text:span text:style-name="T197"> Elfe vivant en Terre du Milieu ?<text:line-break/>(il a les yeux tellement claires qu’ils sont quasiment blanc/ il a perdu tout </text:span><text:span text:style-name="T198">ses</text:span><text:span text:style-name="T197"> cheveux/ il a perdu toutes ses dents/ il a de la barbe)<text:line-break/></text:span></text:p>
        </text:list-item>
        <text:list-item>
          <text:p text:style-name="P95"><text:span text:style-name="T199">Qui n’est pas sur le bateau des porteurs des anneaux qui part des Havres Gris vers les Terres </text:span><text:span text:style-name="T200">I</text:span><text:span text:style-name="T199">mmortelles ? </text:span><text:span text:style-name="T201">(110)</text:span><text:span text:style-name="T199"><text:line-break/>(Bilbon/ </text:span><text:span text:style-name="T197">C</text:span><text:span text:style-name="T205">í</text:span><text:span text:style-name="T197">rdan/ </text:span><text:span text:style-name="T199">Elrond/ Celeborn) <text:line-break/></text:span></text:p>
        </text:list-item>
        <text:list-item>
          <text:p text:style-name="P135">Quel âge à Frodon au moment de la Guerre de l’Anneau ?<text:line-break/>(20ans/ 25ans/ 33 ans/ 50ans)<text:line-break/></text:p>
        </text:list-item>
        <text:list-item>
          <text:p text:style-name="P136">A quel âge est la majorité chez les Hobbits ?<text:line-break/>(16 ans/ 18ans/ 21ans/ 33ans)<text:line-break/></text:p>
        </text:list-item>
        <text:list-item>
          <text:p text:style-name="P127"><text:span text:style-name="T422">Quel est l’inscription sur la tombe que trouve la communauté dans la Moria ?<text:line-break/>(Balin Fundinul Uzbad Khazaddûmu/ Baruk Khazâd ! Khazâd ai-mênu !/ Ishkhaqwi ai durugnul !/ Balin Uzbad Azaghâl Zirakayabund!)<text:line-break/></text:span><text:span text:style-name="T83">«<text:tab/> _</text:span><text:span text:style-name="T81">On dirait un tombeau, murmura Frodon. […] Sur la dalle, des runes étaient profondément gravées :<text:line-break/></text:span><text:soft-page-break/><text:span text:style-name="T81"><text:tab/>_Ce sont des </text:span><text:span text:style-name="T82">r</text:span><text:span text:style-name="T81">unes de Daeron, telles qu’on les employait jadis dans la Moria, dit Gandalf. Il est écrit là, dans les langues des Hommes et des Nains : BALÏN FILS DE FUNDÏN SEIGNEUR DE LA MORIA » </text:span><text:span text:style-name="T380">— </text:span><text:a xlink:type="simple" xlink:href="https://www.tolkiendil.com/tolkien/biblio/sda" text:style-name="Internet_20_link" text:visited-style-name="Visited_20_Internet_20_Link"><text:span text:style-name="Emphasis"><text:span text:style-name="T396">Le Seigneur des Anneaux</text:span></text:span></text:a><text:span text:style-name="T380"> — Livre I</text:span><text:span text:style-name="T381">I</text:span><text:span text:style-name="T380"> — Chapitre </text:span><text:span text:style-name="T382">4</text:span><text:span text:style-name="T380">.</text:span><text:span text:style-name="T81"> que l’on peut traduire en khuzdûl par « </text:span><text:span text:style-name="T83">Bal</text:span><text:span text:style-name="T81">ï</text:span><text:span text:style-name="T83">n Fund</text:span><text:span text:style-name="T81">ï</text:span><text:span text:style-name="T83">nul Uzbad Khazaddûmu ».</text:span><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Verdana, Lucida, Helvetica, Arial, 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15T23:00:59.605000000</meta:creation-date>
    <dc:date>2023-11-02T21:59:07.200000000</dc:date>
    <meta:editing-duration>P1DT14H6M40S</meta:editing-duration>
    <meta:editing-cycles>172</meta:editing-cycles>
    <meta:generator>LibreOffice/6.0.7.3$Windows_X86_64 LibreOffice_project/dc89aa7a9eabfd848af146d5086077aeed2ae4a5</meta:generator>
    <meta:document-statistic meta:table-count="0" meta:image-count="0" meta:object-count="0" meta:page-count="23" meta:paragraph-count="236" meta:word-count="12209" meta:character-count="67933" meta:non-whitespace-character-count="55869"/>
  </office:meta>
</office:document-meta>
</file>